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5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32_4_32_4" style:data-style-name="N0">
      <style:table-cell-properties style:vertical-align="automatic" fo:background-color="transparent"/>
    </style:style>
    <style:style style:name="ce6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8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1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2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5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6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6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Porcentaje_32_4" style:data-style-name="N36"/>
    <style:style style:name="ce9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8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9" style:family="table-cell" style:parent-style-name="Normal_32_5" style:data-style-name="N0">
      <style:table-cell-properties style:vertical-align="automatic" fo:background-color="transparent"/>
    </style:style>
    <style:style style:name="ce100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2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3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4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5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6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7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11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4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5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6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9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1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3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4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5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9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0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1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2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4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6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8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48.75pt" style:use-optimal-row-height="true" fo:break-before="auto"/>
    </style:style>
    <style:style style:name="ro14" style:family="table-row">
      <style:table-row-properties style:row-height="24pt" style:use-optimal-row-height="true" fo:break-before="auto"/>
    </style:style>
    <style:style style:name="ro15" style:family="table-row">
      <style:table-row-properties style:row-height="23.25pt" style:use-optimal-row-height="fals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66000" table:style-name="ce30">
            <text:p>966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17710" table:style-name="ce30">
            <text:p>19.017.710</text:p>
          </table:table-cell>
          <table:table-cell office:value-type="float" office:value="18058786" table:style-name="ce30">
            <text:p>18.058.786</text:p>
          </table:table-cell>
          <table:table-cell office:value-type="percentage" office:value="0.9496" table:style-name="ce31">
            <text:p>94,9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49930" table:style-name="ce33">
            <text:p>149.930</text:p>
          </table:table-cell>
          <table:table-cell office:value-type="float" office:value="348480" table:style-name="ce33">
            <text:p>348.480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29504" table:style-name="ce33">
            <text:p>3.129.504</text:p>
          </table:table-cell>
          <table:table-cell office:value-type="float" office:value="2832758" table:style-name="ce33">
            <text:p>2.832.758</text:p>
          </table:table-cell>
          <table:table-cell office:value-type="percentage" office:value="0.9052" table:style-name="ce34">
            <text:p>90,5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569227" table:style-name="ce33">
            <text:p>1.569.227</text:p>
          </table:table-cell>
          <table:table-cell office:value-type="float" office:value="114000" table:style-name="ce33">
            <text:p>114.000</text:p>
          </table:table-cell>
          <table:table-cell office:value-type="float" office:value="403200" table:style-name="ce33">
            <text:p>403.20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49337" table:style-name="ce33">
            <text:p>2.749.337</text:p>
          </table:table-cell>
          <table:table-cell office:value-type="float" office:value="2490724" table:style-name="ce33">
            <text:p>2.490.724</text:p>
          </table:table-cell>
          <table:table-cell office:value-type="percentage" office:value="0.90590000000000004" table:style-name="ce34">
            <text:p>90,5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84972" table:style-name="ce33">
            <text:p>1.284.972</text:p>
          </table:table-cell>
          <table:table-cell office:value-type="float" office:value="99050" table:style-name="ce33">
            <text:p>99.050</text:p>
          </table:table-cell>
          <table:table-cell office:value-type="float" office:value="230400" table:style-name="ce33">
            <text:p>230.400</text:p>
          </table:table-cell>
          <table:table-cell office:value-type="float" office:value="433490" table:style-name="ce33">
            <text:p>433.4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45552" table:style-name="ce33">
            <text:p>2.345.552</text:p>
          </table:table-cell>
          <table:table-cell office:value-type="float" office:value="2137037" table:style-name="ce33">
            <text:p>2.137.037</text:p>
          </table:table-cell>
          <table:table-cell office:value-type="percentage" office:value="0.91110000000000002" table:style-name="ce34">
            <text:p>91,1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0540" table:style-name="ce33">
            <text:p>230.540</text:p>
          </table:table-cell>
          <table:table-cell office:value-type="float" office:value="558720" table:style-name="ce33">
            <text:p>558.72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52048" table:style-name="ce33">
            <text:p>5.052.048</text:p>
          </table:table-cell>
          <table:table-cell office:value-type="float" office:value="4304340" table:style-name="ce33">
            <text:p>4.304.340</text:p>
          </table:table-cell>
          <table:table-cell office:value-type="percentage" office:value="0.85199999999999998" table:style-name="ce34">
            <text:p>85,2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15200" table:style-name="ce33">
            <text:p>115.2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28020" table:style-name="ce33">
            <text:p>1.428.020</text:p>
          </table:table-cell>
          <table:table-cell office:value-type="float" office:value="1319990" table:style-name="ce33">
            <text:p>1.319.990</text:p>
          </table:table-cell>
          <table:table-cell office:value-type="percentage" office:value="0.92430000000000001" table:style-name="ce34">
            <text:p>92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653" table:style-name="ce33">
            <text:p>4.084.653</text:p>
          </table:table-cell>
          <table:table-cell office:value-type="float" office:value="280480" table:style-name="ce33">
            <text:p>280.480</text:p>
          </table:table-cell>
          <table:table-cell office:value-type="float" office:value="524160" table:style-name="ce33">
            <text:p>524.160</text:p>
          </table:table-cell>
          <table:table-cell office:value-type="float" office:value="691590" table:style-name="ce33">
            <text:p>691.59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147688" table:style-name="ce33">
            <text:p>6.147.688</text:p>
          </table:table-cell>
          <table:table-cell office:value-type="float" office:value="5648238" table:style-name="ce33">
            <text:p>5.648.238</text:p>
          </table:table-cell>
          <table:table-cell office:value-type="percentage" office:value="0.91879999999999995" table:style-name="ce34">
            <text:p>91,88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69" table:style-name="ce33">
            <text:p>2.762.769</text:p>
          </table:table-cell>
          <table:table-cell office:value-type="float" office:value="258000" table:style-name="ce33">
            <text:p>258.000</text:p>
          </table:table-cell>
          <table:table-cell office:value-type="float" office:value="636480" table:style-name="ce33">
            <text:p>636.48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4935594" table:style-name="ce33">
            <text:p>4.935.594</text:p>
          </table:table-cell>
          <table:table-cell office:value-type="float" office:value="4217689" table:style-name="ce33">
            <text:p>4.217.689</text:p>
          </table:table-cell>
          <table:table-cell office:value-type="percentage" office:value="0.85450000000000004" table:style-name="ce34">
            <text:p>85,4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16014" table:style-name="ce33">
            <text:p>8.916.014</text:p>
          </table:table-cell>
          <table:table-cell office:value-type="float" office:value="508070" table:style-name="ce33">
            <text:p>508.0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85604" table:style-name="ce33">
            <text:p>16.185.604</text:p>
          </table:table-cell>
          <table:table-cell office:value-type="float" office:value="14962460" table:style-name="ce33">
            <text:p>14.962.460</text:p>
          </table:table-cell>
          <table:table-cell office:value-type="percentage" office:value="0.9244" table:style-name="ce34">
            <text:p>92,4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8172" table:style-name="ce33">
            <text:p>6.708.172</text:p>
          </table:table-cell>
          <table:table-cell office:value-type="float" office:value="544670" table:style-name="ce33">
            <text:p>544.670</text:p>
          </table:table-cell>
          <table:table-cell office:value-type="float" office:value="1494720" table:style-name="ce33">
            <text:p>1.494.72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1933392" table:style-name="ce33">
            <text:p>11.933.392</text:p>
          </table:table-cell>
          <table:table-cell office:value-type="float" office:value="10483967" table:style-name="ce33">
            <text:p>10.483.967</text:p>
          </table:table-cell>
          <table:table-cell office:value-type="percentage" office:value="0.87849999999999995" table:style-name="ce34">
            <text:p>87,8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55680" table:style-name="ce33">
            <text:p>155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4581" table:style-name="ce33">
            <text:p>2.644.581</text:p>
          </table:table-cell>
          <table:table-cell office:value-type="float" office:value="2477646" table:style-name="ce33">
            <text:p>2.477.646</text:p>
          </table:table-cell>
          <table:table-cell office:value-type="percentage" office:value="0.93689999999999996" table:style-name="ce34">
            <text:p>93,6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54800" table:style-name="ce33">
            <text:p>254.800</text:p>
          </table:table-cell>
          <table:table-cell office:value-type="float" office:value="956160" table:style-name="ce33">
            <text:p>956.1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198734" table:style-name="ce33">
            <text:p>7.198.734</text:p>
          </table:table-cell>
          <table:table-cell office:value-type="float" office:value="6790914" table:style-name="ce33">
            <text:p>6.790.914</text:p>
          </table:table-cell>
          <table:table-cell office:value-type="percentage" office:value="0.94330000000000003" table:style-name="ce34">
            <text:p>94,3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63115" table:style-name="ce33">
            <text:p>463.115</text:p>
          </table:table-cell>
          <table:table-cell office:value-type="float" office:value="47440" table:style-name="ce33">
            <text:p>47.44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801495" table:style-name="ce33">
            <text:p>801.495</text:p>
          </table:table-cell>
          <table:table-cell office:value-type="float" office:value="699402" table:style-name="ce33">
            <text:p>699.402</text:p>
          </table:table-cell>
          <table:table-cell office:value-type="percentage" office:value="0.87260000000000004" table:style-name="ce34">
            <text:p>87,2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7025" table:style-name="ce33">
            <text:p>9.317.025</text:p>
          </table:table-cell>
          <table:table-cell office:value-type="float" office:value="757500" table:style-name="ce33">
            <text:p>757.50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75" table:style-name="ce33">
            <text:p>15.299.275</text:p>
          </table:table-cell>
          <table:table-cell office:value-type="float" office:value="13879704" table:style-name="ce33">
            <text:p>13.879.704</text:p>
          </table:table-cell>
          <table:table-cell office:value-type="percentage" office:value="0.90720000000000001" table:style-name="ce34">
            <text:p>90,7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8800" table:style-name="ce33">
            <text:p>208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1085" table:style-name="ce33">
            <text:p>3.281.085</text:p>
          </table:table-cell>
          <table:table-cell office:value-type="float" office:value="2969544" table:style-name="ce33">
            <text:p>2.969.544</text:p>
          </table:table-cell>
          <table:table-cell office:value-type="percentage" office:value="0.90500000000000003" table:style-name="ce34">
            <text:p>90,5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5749" table:style-name="ce33">
            <text:p>895.749</text:p>
          </table:table-cell>
          <table:table-cell office:value-type="float" office:value="82600" table:style-name="ce33">
            <text:p>82.600</text:p>
          </table:table-cell>
          <table:table-cell office:value-type="float" office:value="178560" table:style-name="ce33">
            <text:p>178.560</text:p>
          </table:table-cell>
          <table:table-cell office:value-type="float" office:value="273760" table:style-name="ce33">
            <text:p>273.760</text:p>
          </table:table-cell>
          <table:table-cell office:value-type="float" office:value="0" table:style-name="ce33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89529" table:style-name="ce33">
            <text:p>1.589.529</text:p>
          </table:table-cell>
          <table:table-cell office:value-type="float" office:value="1417991" table:style-name="ce33">
            <text:p>1.417.991</text:p>
          </table:table-cell>
          <table:table-cell office:value-type="percentage" office:value="0.8921" table:style-name="ce34">
            <text:p>89,2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3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726028" table:style-name="ce33">
            <text:p>4.726.028</text:p>
          </table:table-cell>
          <table:table-cell office:value-type="percentage" office:value="0.90720000000000001" table:style-name="ce34">
            <text:p>90,7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16496" table:style-name="ce33">
            <text:p>116.496</text:p>
          </table:table-cell>
          <table:table-cell office:value-type="float" office:value="12300" table:style-name="ce33">
            <text:p>12.300</text:p>
          </table:table-cell>
          <table:table-cell office:value-type="float" office:value="17280" table:style-name="ce33">
            <text:p>17.28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93971" table:style-name="ce33">
            <text:p>193.971</text:p>
          </table:table-cell>
          <table:table-cell office:value-type="float" office:value="162659" table:style-name="ce33">
            <text:p>162.659</text:p>
          </table:table-cell>
          <table:table-cell office:value-type="percentage" office:value="0.83860000000000001" table:style-name="ce34">
            <text:p>83,8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08450" table:style-name="ce33">
            <text:p>108.45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4640" table:style-name="ce33">
            <text:p>174.640</text:p>
          </table:table-cell>
          <table:table-cell office:value-type="float" office:value="154510" table:style-name="ce33">
            <text:p>154.510</text:p>
          </table:table-cell>
          <table:table-cell office:value-type="percentage" office:value="0.88470000000000004" table:style-name="ce34">
            <text:p>88,4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138" table:style-name="ce33">
            <text:p>208.138</text:p>
          </table:table-cell>
          <table:table-cell office:value-type="percentage" office:value="0.92300000000000004" table:style-name="ce34">
            <text:p>92,30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474" table:style-name="ce38">
            <text:p>13.474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868503" table:style-name="ce41">
            <text:p>63.868.503</text:p>
          </table:table-cell>
          <table:table-cell office:value-type="float" office:value="4923360" table:style-name="ce41">
            <text:p>4.923.360</text:p>
          </table:table-cell>
          <table:table-cell office:value-type="float" office:value="12078720" table:style-name="ce41">
            <text:p>12.078.720</text:p>
          </table:table-cell>
          <table:table-cell office:value-type="float" office:value="17045920" table:style-name="ce42">
            <text:p>17.045.92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09555573" table:style-name="ce45">
            <text:p>109.555.573</text:p>
          </table:table-cell>
          <table:table-cell office:value-type="float" office:value="99955993" table:style-name="ce45">
            <text:p>99.955.993</text:p>
          </table:table-cell>
          <table:table-cell office:value-type="percentage" office:value="0.91239999999999999" table:style-name="ce46">
            <text:p>91,24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909" table:style-name="ce51">
            <text:p>7.489.909</text:p>
          </table:table-cell>
          <table:table-cell office:value-type="float" office:value="7354207" table:style-name="ce51">
            <text:p>7.354.207</text:p>
          </table:table-cell>
          <table:table-cell office:value-type="percentage" office:value="1.8100000000000002E-2" table:style-name="ce31">
            <text:p>1,81%</text:p>
          </table:table-cell>
          <table:table-cell office:value-type="float" office:value="4257796" table:style-name="ce51">
            <text:p>4.257.796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577" table:style-name="ce53">
            <text:p>1.152.577</text:p>
          </table:table-cell>
          <table:table-cell office:value-type="float" office:value="1132608" table:style-name="ce53">
            <text:p>1.132.608</text:p>
          </table:table-cell>
          <table:table-cell office:value-type="percentage" office:value="1.7299999999999999E-2" table:style-name="ce34">
            <text:p>1,73%</text:p>
          </table:table-cell>
          <table:table-cell office:value-type="float" office:value="737690" table:style-name="ce53">
            <text:p>737.690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29974" table:style-name="ce53">
            <text:p>929.974</text:p>
          </table:table-cell>
          <table:table-cell office:value-type="float" office:value="920857" table:style-name="ce53">
            <text:p>920.857</text:p>
          </table:table-cell>
          <table:table-cell office:value-type="percentage" office:value="9.7999999999999997E-3" table:style-name="ce34">
            <text:p>0,98%</text:p>
          </table:table-cell>
          <table:table-cell office:value-type="float" office:value="732478" table:style-name="ce53">
            <text:p>732.478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576" table:style-name="ce53">
            <text:p>929.576</text:p>
          </table:table-cell>
          <table:table-cell office:value-type="float" office:value="914632" table:style-name="ce53">
            <text:p>914.632</text:p>
          </table:table-cell>
          <table:table-cell office:value-type="percentage" office:value="1.61E-2" table:style-name="ce34">
            <text:p>1,61%</text:p>
          </table:table-cell>
          <table:table-cell office:value-type="float" office:value="500429" table:style-name="ce53">
            <text:p>500.429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5765" table:style-name="ce53">
            <text:p>1.825.765</text:p>
          </table:table-cell>
          <table:table-cell office:value-type="float" office:value="1771091" table:style-name="ce53">
            <text:p>1.771.091</text:p>
          </table:table-cell>
          <table:table-cell office:value-type="percentage" office:value="2.9899999999999999E-2" table:style-name="ce34">
            <text:p>2,99%</text:p>
          </table:table-cell>
          <table:table-cell office:value-type="float" office:value="1030210" table:style-name="ce53">
            <text:p>1.030.210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378" table:style-name="ce53">
            <text:p>520.378</text:p>
          </table:table-cell>
          <table:table-cell office:value-type="float" office:value="516820" table:style-name="ce53">
            <text:p>516.820</text:p>
          </table:table-cell>
          <table:table-cell office:value-type="percentage" office:value="6.7999999999999996E-3" table:style-name="ce34">
            <text:p>0,68%</text:p>
          </table:table-cell>
          <table:table-cell office:value-type="float" office:value="364949" table:style-name="ce53">
            <text:p>364.949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341" table:style-name="ce53">
            <text:p>2.153.341</text:p>
          </table:table-cell>
          <table:table-cell office:value-type="float" office:value="2128477" table:style-name="ce53">
            <text:p>2.128.477</text:p>
          </table:table-cell>
          <table:table-cell office:value-type="percentage" office:value="1.15E-2" table:style-name="ce34">
            <text:p>1,15%</text:p>
          </table:table-cell>
          <table:table-cell office:value-type="float" office:value="1552600" table:style-name="ce53">
            <text:p>1.552.600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69974" table:style-name="ce53">
            <text:p>1.769.974</text:p>
          </table:table-cell>
          <table:table-cell office:value-type="float" office:value="1719630" table:style-name="ce53">
            <text:p>1.719.630</text:p>
          </table:table-cell>
          <table:table-cell office:value-type="percentage" office:value="2.8400000000000002E-2" table:style-name="ce34">
            <text:p>2,84%</text:p>
          </table:table-cell>
          <table:table-cell office:value-type="float" office:value="1117468" table:style-name="ce53">
            <text:p>1.117.468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4052" table:style-name="ce53">
            <text:p>6.504.052</text:p>
          </table:table-cell>
          <table:table-cell office:value-type="float" office:value="6370638" table:style-name="ce53">
            <text:p>6.370.638</text:p>
          </table:table-cell>
          <table:table-cell office:value-type="percentage" office:value="2.0500000000000001E-2" table:style-name="ce34">
            <text:p>2,05%</text:p>
          </table:table-cell>
          <table:table-cell office:value-type="float" office:value="3944106" table:style-name="ce53">
            <text:p>3.944.106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5642" table:style-name="ce53">
            <text:p>4.455.642</text:p>
          </table:table-cell>
          <table:table-cell office:value-type="float" office:value="4395922" table:style-name="ce53">
            <text:p>4.395.922</text:p>
          </table:table-cell>
          <table:table-cell office:value-type="percentage" office:value="1.34E-2" table:style-name="ce34">
            <text:p>1,34%</text:p>
          </table:table-cell>
          <table:table-cell office:value-type="float" office:value="3022515" table:style-name="ce53">
            <text:p>3.022.515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086" table:style-name="ce53">
            <text:p>971.086</text:p>
          </table:table-cell>
          <table:table-cell office:value-type="float" office:value="953844" table:style-name="ce53">
            <text:p>953.844</text:p>
          </table:table-cell>
          <table:table-cell office:value-type="percentage" office:value="1.78E-2" table:style-name="ce34">
            <text:p>1,78%</text:p>
          </table:table-cell>
          <table:table-cell office:value-type="float" office:value="661702" table:style-name="ce53">
            <text:p>661.702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4327" table:style-name="ce53">
            <text:p>2.484.327</text:p>
          </table:table-cell>
          <table:table-cell office:value-type="float" office:value="2459817" table:style-name="ce53">
            <text:p>2.459.817</text:p>
          </table:table-cell>
          <table:table-cell office:value-type="percentage" office:value="9.9000000000000008E-3" table:style-name="ce34">
            <text:p>0,99%</text:p>
          </table:table-cell>
          <table:table-cell office:value-type="float" office:value="2008454" table:style-name="ce53">
            <text:p>2.008.454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4865" table:style-name="ce53">
            <text:p>284.865</text:p>
          </table:table-cell>
          <table:table-cell office:value-type="float" office:value="287129" table:style-name="ce53">
            <text:p>287.129</text:p>
          </table:table-cell>
          <table:table-cell office:value-type="percentage" office:value="0" table:style-name="ce34">
            <text:p>0,00%</text:p>
          </table:table-cell>
          <table:table-cell office:value-type="float" office:value="189152" table:style-name="ce53">
            <text:p>189.152</text:p>
          </table:table-cell>
          <table:table-cell office:value-type="date" office:date-value="2022-10-31T00:00:00" table:style-name="ce52">
            <text:p>31/10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1144" table:style-name="ce53">
            <text:p>5.781.144</text:p>
          </table:table-cell>
          <table:table-cell office:value-type="float" office:value="5740659" table:style-name="ce53">
            <text:p>5.740.659</text:p>
          </table:table-cell>
          <table:table-cell office:value-type="percentage" office:value="7.0000000000000001E-3" table:style-name="ce34">
            <text:p>0,70%</text:p>
          </table:table-cell>
          <table:table-cell office:value-type="float" office:value="3542714" table:style-name="ce53">
            <text:p>3.542.714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096" table:style-name="ce53">
            <text:p>1.302.096</text:p>
          </table:table-cell>
          <table:table-cell office:value-type="float" office:value="1283410" table:style-name="ce53">
            <text:p>1.283.410</text:p>
          </table:table-cell>
          <table:table-cell office:value-type="percentage" office:value="1.44E-2" table:style-name="ce34">
            <text:p>1,44%</text:p>
          </table:table-cell>
          <table:table-cell office:value-type="float" office:value="720783" table:style-name="ce53">
            <text:p>720.783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039" table:style-name="ce53">
            <text:p>569.039</text:p>
          </table:table-cell>
          <table:table-cell office:value-type="float" office:value="564006" table:style-name="ce53">
            <text:p>564.006</text:p>
          </table:table-cell>
          <table:table-cell office:value-type="percentage" office:value="8.8000000000000005E-3" table:style-name="ce34">
            <text:p>0,88%</text:p>
          </table:table-cell>
          <table:table-cell office:value-type="float" office:value="372689" table:style-name="ce53">
            <text:p>372.689</text:p>
          </table:table-cell>
          <table:table-cell office:value-type="date" office:date-value="2022-11-01T00:00:00" table:style-name="ce52">
            <text:p>01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3787" table:style-name="ce53">
            <text:p>1.953.787</text:p>
          </table:table-cell>
          <table:table-cell office:value-type="float" office:value="1918398" table:style-name="ce53">
            <text:p>1.918.398</text:p>
          </table:table-cell>
          <table:table-cell office:value-type="percentage" office:value="1.8100000000000002E-2" table:style-name="ce34">
            <text:p>1,81%</text:p>
          </table:table-cell>
          <table:table-cell office:value-type="float" office:value="1241858" table:style-name="ce53">
            <text:p>1.241.858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644" table:style-name="ce53">
            <text:p>68.644</text:p>
          </table:table-cell>
          <table:table-cell office:value-type="float" office:value="65814" table:style-name="ce53">
            <text:p>65.814</text:p>
          </table:table-cell>
          <table:table-cell office:value-type="percentage" office:value="4.1200000000000001E-2" table:style-name="ce34">
            <text:p>4,12%</text:p>
          </table:table-cell>
          <table:table-cell office:value-type="float" office:value="44060" table:style-name="ce53">
            <text:p>44.060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2" table:style-name="ce53">
            <text:p>66.602</text:p>
          </table:table-cell>
          <table:table-cell office:value-type="float" office:value="63345" table:style-name="ce53">
            <text:p>63.345</text:p>
          </table:table-cell>
          <table:table-cell office:value-type="percentage" office:value="4.8899999999999999E-2" table:style-name="ce34">
            <text:p>4,89%</text:p>
          </table:table-cell>
          <table:table-cell office:value-type="float" office:value="37248" table:style-name="ce53">
            <text:p>37.248</text:p>
          </table:table-cell>
          <table:table-cell office:value-type="date" office:date-value="2022-11-02T00:00:00" table:style-name="ce52">
            <text:p>02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61" table:style-name="ce53">
            <text:p>95.161</text:p>
          </table:table-cell>
          <table:table-cell office:value-type="float" office:value="94820" table:style-name="ce53">
            <text:p>94.820</text:p>
          </table:table-cell>
          <table:table-cell office:value-type="percentage" office:value="3.5999999999999999E-3" table:style-name="ce34">
            <text:p>0,36%</text:p>
          </table:table-cell>
          <table:table-cell office:value-type="float" office:value="51785" table:style-name="ce53">
            <text:p>51.785</text:p>
          </table:table-cell>
          <table:table-cell office:value-type="date" office:date-value="2022-10-31T00:00:00" table:style-name="ce52">
            <text:p>31/10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1" table:style-name="ce54">
            <text:p>8.131</text:p>
          </table:table-cell>
          <table:table-cell office:value-type="float" office:value="8141" table:style-name="ce54">
            <text:p>8.141</text:p>
          </table:table-cell>
          <table:table-cell office:value-type="percentage" office:value="0" table:style-name="ce39">
            <text:p>0,00%</text:p>
          </table:table-cell>
          <table:table-cell office:value-type="float" office:value="4124" table:style-name="ce54">
            <text:p>4.124</text:p>
          </table:table-cell>
          <table:table-cell office:value-type="date" office:date-value="2022-09-21T00:00:00" table:style-name="ce52">
            <text:p>21/09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16070" table:style-name="ce55">
            <text:p>41.316.070</text:p>
          </table:table-cell>
          <table:table-cell office:value-type="float" office:value="40664265" table:style-name="ce55">
            <text:p>40.664.265</text:p>
          </table:table-cell>
          <table:table-cell office:value-type="percentage" office:value="1.5800000000000002E-2" table:style-name="ce46">
            <text:p>1,58%</text:p>
          </table:table-cell>
          <table:table-cell office:value-type="float" office:value="26134810" table:style-name="ce55">
            <text:p>26.134.810</text:p>
          </table:table-cell>
          <table:table-cell table:style-name="ce56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59"/>
        <table:table-column table:style-name="co6" table:number-columns-repeated="5" table:default-cell-style-name="ce59"/>
        <table:table-column table:style-name="co4" table:number-columns-repeated="2" table:default-cell-style-name="ce59"/>
        <table:table-column table:style-name="co3" table:number-columns-repeated="7" table:default-cell-style-name="ce59"/>
        <table:table-column table:style-name="co4" table:number-columns-repeated="16369" table:default-cell-style-name="ce59"/>
        <table:table-row table:style-name="ro8">
          <table:table-cell table:style-name="ce57"/>
          <table:table-cell office:value-type="string" table:style-name="ce58">
            <text:p>Población a vacunar mayor de 12 años</text:p>
          </table:table-cell>
          <table:table-cell office:value-type="string" table:style-name="ce58">
            <text:p>Nº Personas con 1 dosis</text:p>
          </table:table-cell>
          <table:table-cell office:value-type="string" table:style-name="ce58">
            <text:p>% 1ª dosis</text:p>
          </table:table-cell>
          <table:table-cell office:value-type="string" table:style-name="ce58">
            <text:p>Nº Personas con pauta completa</text:p>
          </table:table-cell>
          <table:table-cell office:value-type="string" table:style-name="ce58">
            <text:p>% personas con pauta completa</text:p>
          </table:table-cell>
          <table:table-cell office:value-type="string" table:style-name="ce58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Andalucía</text:p>
          </table:table-cell>
          <table:table-cell office:value-type="float" office:value="7508005" table:style-name="ce61">
            <text:p>7.508.005</text:p>
          </table:table-cell>
          <table:table-cell office:value-type="float" office:value="7047336" table:style-name="ce61">
            <text:p>7.047.336</text:p>
          </table:table-cell>
          <table:table-cell office:value-type="percentage" office:value="0.93864295508593831" table:style-name="ce62">
            <text:p>93,9%</text:p>
          </table:table-cell>
          <table:table-cell office:value-type="float" office:value="7037994" table:style-name="ce61">
            <text:p>7.037.994</text:p>
          </table:table-cell>
          <table:table-cell office:value-type="percentage" office:value="0.9373986831388631" table:style-name="ce62">
            <text:p>93,7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Aragón</text:p>
          </table:table-cell>
          <table:table-cell office:value-type="float" office:value="1189408" table:style-name="ce61">
            <text:p>1.189.408</text:p>
          </table:table-cell>
          <table:table-cell office:value-type="float" office:value="1098637" table:style-name="ce61">
            <text:p>1.098.637</text:p>
          </table:table-cell>
          <table:table-cell office:value-type="percentage" office:value="0.92368388307460514" table:style-name="ce62">
            <text:p>92,4%</text:p>
          </table:table-cell>
          <table:table-cell office:value-type="float" office:value="1092612" table:style-name="ce61">
            <text:p>1.092.612</text:p>
          </table:table-cell>
          <table:table-cell office:value-type="percentage" office:value="0.91861833786219704" table:style-name="ce65">
            <text:p>91,9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Asturias<text:s/></text:p>
          </table:table-cell>
          <table:table-cell office:value-type="float" office:value="930447" table:style-name="ce61">
            <text:p>930.447</text:p>
          </table:table-cell>
          <table:table-cell office:value-type="float" office:value="886203" table:style-name="ce61">
            <text:p>886.203</text:p>
          </table:table-cell>
          <table:table-cell office:value-type="percentage" office:value="0.95244866177224496" table:style-name="ce62">
            <text:p>95,2%</text:p>
          </table:table-cell>
          <table:table-cell office:value-type="float" office:value="887017" table:style-name="ce61">
            <text:p>887.017</text:p>
          </table:table-cell>
          <table:table-cell office:value-type="percentage" office:value="0.95332351009783467" table:style-name="ce65">
            <text:p>95,3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Baleares</text:p>
          </table:table-cell>
          <table:table-cell office:value-type="float" office:value="1083187" table:style-name="ce61">
            <text:p>1.083.187</text:p>
          </table:table-cell>
          <table:table-cell office:value-type="float" office:value="897902" table:style-name="ce61">
            <text:p>897.902</text:p>
          </table:table-cell>
          <table:table-cell office:value-type="percentage" office:value="0.8289445866687839" table:style-name="ce62">
            <text:p>82,9%</text:p>
          </table:table-cell>
          <table:table-cell office:value-type="float" office:value="892400" table:style-name="ce61">
            <text:p>892.400</text:p>
          </table:table-cell>
          <table:table-cell office:value-type="percentage" office:value="0.82386513132081529" table:style-name="ce65">
            <text:p>82,4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Canarias</text:p>
          </table:table-cell>
          <table:table-cell office:value-type="float" office:value="2033513" table:style-name="ce61">
            <text:p>2.033.513</text:p>
          </table:table-cell>
          <table:table-cell office:value-type="float" office:value="1749333" table:style-name="ce61">
            <text:p>1.749.333</text:p>
          </table:table-cell>
          <table:table-cell office:value-type="percentage" office:value="0.86025169251438272" table:style-name="ce62">
            <text:p>86,0%</text:p>
          </table:table-cell>
          <table:table-cell office:value-type="float" office:value="1717055" table:style-name="ce61">
            <text:p>1.717.055</text:p>
          </table:table-cell>
          <table:table-cell office:value-type="percentage" office:value="0.84437866883565538" table:style-name="ce65">
            <text:p>84,4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Cantabria</text:p>
          </table:table-cell>
          <table:table-cell office:value-type="float" office:value="527062" table:style-name="ce61">
            <text:p>527.062</text:p>
          </table:table-cell>
          <table:table-cell office:value-type="float" office:value="495195" table:style-name="ce61">
            <text:p>495.195</text:p>
          </table:table-cell>
          <table:table-cell office:value-type="percentage" office:value="0.93953842242468633" table:style-name="ce62">
            <text:p>94,0%</text:p>
          </table:table-cell>
          <table:table-cell office:value-type="float" office:value="496562" table:style-name="ce61">
            <text:p>496.562</text:p>
          </table:table-cell>
          <table:table-cell office:value-type="percentage" office:value="0.94213204518633487" table:style-name="ce65">
            <text:p>94,2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Castilla y Leon<text:s/></text:p>
          </table:table-cell>
          <table:table-cell office:value-type="float" office:value="2172149" table:style-name="ce61">
            <text:p>2.172.149</text:p>
          </table:table-cell>
          <table:table-cell office:value-type="float" office:value="2049711" table:style-name="ce61">
            <text:p>2.049.711</text:p>
          </table:table-cell>
          <table:table-cell office:value-type="percentage" office:value="0.94363278025586639" table:style-name="ce62">
            <text:p>94,4%</text:p>
          </table:table-cell>
          <table:table-cell office:value-type="float" office:value="2042124" table:style-name="ce61">
            <text:p>2.042.124</text:p>
          </table:table-cell>
          <table:table-cell office:value-type="percentage" office:value="0.94013992594430673" table:style-name="ce65">
            <text:p>94,0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Castilla - La Mancha</text:p>
          </table:table-cell>
          <table:table-cell office:value-type="float" office:value="1816082" table:style-name="ce61">
            <text:p>1.816.082</text:p>
          </table:table-cell>
          <table:table-cell office:value-type="float" office:value="1665089" table:style-name="ce61">
            <text:p>1.665.089</text:p>
          </table:table-cell>
          <table:table-cell office:value-type="percentage" office:value="0.91685782910683544" table:style-name="ce62">
            <text:p>91,7%</text:p>
          </table:table-cell>
          <table:table-cell office:value-type="float" office:value="1643080" table:style-name="ce61">
            <text:p>1.643.080</text:p>
          </table:table-cell>
          <table:table-cell office:value-type="percentage" office:value="0.90473888293590266" table:style-name="ce65">
            <text:p>90,5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Cataluña</text:p>
          </table:table-cell>
          <table:table-cell office:value-type="float" office:value="6782414" table:style-name="ce61">
            <text:p>6.782.414</text:p>
          </table:table-cell>
          <table:table-cell office:value-type="float" office:value="6260294" table:style-name="ce61">
            <text:p>6.260.294</text:p>
          </table:table-cell>
          <table:table-cell office:value-type="percentage" office:value="0.92301855946864941" table:style-name="ce62">
            <text:p>92,3%</text:p>
          </table:table-cell>
          <table:table-cell office:value-type="float" office:value="6193854" table:style-name="ce61">
            <text:p>6.193.854</text:p>
          </table:table-cell>
          <table:table-cell office:value-type="percentage" office:value="0.91322263724980512" table:style-name="ce65">
            <text:p>91,3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C. Valenciana</text:p>
          </table:table-cell>
          <table:table-cell office:value-type="float" office:value="4492026" table:style-name="ce61">
            <text:p>4.492.026</text:p>
          </table:table-cell>
          <table:table-cell office:value-type="float" office:value="4198656" table:style-name="ce61">
            <text:p>4.198.656</text:p>
          </table:table-cell>
          <table:table-cell office:value-type="percentage" office:value="0.93469093901059341" table:style-name="ce62">
            <text:p>93,5%</text:p>
          </table:table-cell>
          <table:table-cell office:value-type="float" office:value="4222797" table:style-name="ce61">
            <text:p>4.222.797</text:p>
          </table:table-cell>
          <table:table-cell office:value-type="percentage" office:value="0.9400651287414632" table:style-name="ce65">
            <text:p>94,0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Extremadura</text:p>
          </table:table-cell>
          <table:table-cell office:value-type="float" office:value="949890" table:style-name="ce61">
            <text:p>949.890</text:p>
          </table:table-cell>
          <table:table-cell office:value-type="float" office:value="910396" table:style-name="ce61">
            <text:p>910.396</text:p>
          </table:table-cell>
          <table:table-cell office:value-type="percentage" office:value="0.95842255419048517" table:style-name="ce62">
            <text:p>95,8%</text:p>
          </table:table-cell>
          <table:table-cell office:value-type="float" office:value="907939" table:style-name="ce61">
            <text:p>907.939</text:p>
          </table:table-cell>
          <table:table-cell office:value-type="percentage" office:value="0.95583593889818819" table:style-name="ce65">
            <text:p>95,6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Galicia</text:p>
          </table:table-cell>
          <table:table-cell office:value-type="float" office:value="2456127" table:style-name="ce61">
            <text:p>2.456.127</text:p>
          </table:table-cell>
          <table:table-cell office:value-type="float" office:value="2342899" table:style-name="ce61">
            <text:p>2.342.899</text:p>
          </table:table-cell>
          <table:table-cell office:value-type="percentage" office:value="0.95389977798379322" table:style-name="ce62">
            <text:p>95,4%</text:p>
          </table:table-cell>
          <table:table-cell office:value-type="float" office:value="2349420" table:style-name="ce61">
            <text:p>2.349.420</text:p>
          </table:table-cell>
          <table:table-cell office:value-type="percentage" office:value="0.95655477098700514" table:style-name="ce65">
            <text:p>95,7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La Rioja</text:p>
          </table:table-cell>
          <table:table-cell office:value-type="float" office:value="281479" table:style-name="ce61">
            <text:p>281.479</text:p>
          </table:table-cell>
          <table:table-cell office:value-type="float" office:value="269481" table:style-name="ce61">
            <text:p>269.481</text:p>
          </table:table-cell>
          <table:table-cell office:value-type="percentage" office:value="0.95737515054409028" table:style-name="ce62">
            <text:p>95,7%</text:p>
          </table:table-cell>
          <table:table-cell office:value-type="float" office:value="274282" table:style-name="ce61">
            <text:p>274.282</text:p>
          </table:table-cell>
          <table:table-cell office:value-type="percentage" office:value="0.97443148511967148" table:style-name="ce65">
            <text:p>97,4%</text:p>
          </table:table-cell>
          <table:table-cell office:value-type="date" office:date-value="2022-10-31T00:00:00" table:style-name="ce63">
            <text:p>31/10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Madrid</text:p>
          </table:table-cell>
          <table:table-cell office:value-type="float" office:value="5970908" table:style-name="ce61">
            <text:p>5.970.908</text:p>
          </table:table-cell>
          <table:table-cell office:value-type="float" office:value="5525413" table:style-name="ce61">
            <text:p>5.525.413</text:p>
          </table:table-cell>
          <table:table-cell office:value-type="percentage" office:value="0.92538906980311875" table:style-name="ce62">
            <text:p>92,5%</text:p>
          </table:table-cell>
          <table:table-cell office:value-type="float" office:value="5537285" table:style-name="ce61">
            <text:p>5.537.285</text:p>
          </table:table-cell>
          <table:table-cell office:value-type="percentage" office:value="0.92737737710914325" table:style-name="ce65">
            <text:p>92,7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Murcia<text:s/></text:p>
          </table:table-cell>
          <table:table-cell office:value-type="float" office:value="1317614" table:style-name="ce61">
            <text:p>1.317.614</text:p>
          </table:table-cell>
          <table:table-cell office:value-type="float" office:value="1233100" table:style-name="ce61">
            <text:p>1.233.100</text:p>
          </table:table-cell>
          <table:table-cell office:value-type="percentage" office:value="0.93585830144488447" table:style-name="ce62">
            <text:p>93,6%</text:p>
          </table:table-cell>
          <table:table-cell office:value-type="float" office:value="1238663" table:style-name="ce61">
            <text:p>1.238.663</text:p>
          </table:table-cell>
          <table:table-cell office:value-type="percentage" office:value="0.94008032701534738" table:style-name="ce65">
            <text:p>94,0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/>
        </table:table-row>
        <table:table-row table:style-name="ro2">
          <table:table-cell office:value-type="string" table:style-name="ce64">
            <text:p>Navarra</text:p>
          </table:table-cell>
          <table:table-cell office:value-type="float" office:value="580174" table:style-name="ce61">
            <text:p>580.174</text:p>
          </table:table-cell>
          <table:table-cell office:value-type="float" office:value="540350" table:style-name="ce61">
            <text:p>540.350</text:p>
          </table:table-cell>
          <table:table-cell office:value-type="percentage" office:value="0.93135852347743953" table:style-name="ce62">
            <text:p>93,1%</text:p>
          </table:table-cell>
          <table:table-cell office:value-type="float" office:value="541539" table:style-name="ce61">
            <text:p>541.539</text:p>
          </table:table-cell>
          <table:table-cell office:value-type="percentage" office:value="0.93340790866188417" table:style-name="ce65">
            <text:p>93,3%</text:p>
          </table:table-cell>
          <table:table-cell office:value-type="date" office:date-value="2022-11-01T00:00:00" table:style-name="ce63">
            <text:p>01/11/2022</text:p>
          </table:table-cell>
          <table:table-cell table:number-columns-repeated="16377" table:style-name="ce59"/>
        </table:table-row>
        <table:table-row table:style-name="ro2">
          <table:table-cell office:value-type="string" table:style-name="ce64">
            <text:p>País Vasco</text:p>
          </table:table-cell>
          <table:table-cell office:value-type="float" office:value="1955253" table:style-name="ce61">
            <text:p>1.955.253</text:p>
          </table:table-cell>
          <table:table-cell office:value-type="float" office:value="1869380" table:style-name="ce61">
            <text:p>1.869.380</text:p>
          </table:table-cell>
          <table:table-cell office:value-type="percentage" office:value="0.95608087546726694" table:style-name="ce62">
            <text:p>95,6%</text:p>
          </table:table-cell>
          <table:table-cell office:value-type="float" office:value="1858388" table:style-name="ce61">
            <text:p>1.858.388</text:p>
          </table:table-cell>
          <table:table-cell office:value-type="percentage" office:value="0.95045909659772931" table:style-name="ce65">
            <text:p>95,0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 table:style-name="ce59"/>
        </table:table-row>
        <table:table-row table:style-name="ro2">
          <table:table-cell office:value-type="string" table:style-name="ce64">
            <text:p>Ceuta</text:p>
          </table:table-cell>
          <table:table-cell office:value-type="float" office:value="71029" table:style-name="ce61">
            <text:p>71.029</text:p>
          </table:table-cell>
          <table:table-cell office:value-type="float" office:value="65626" table:style-name="ce61">
            <text:p>65.626</text:p>
          </table:table-cell>
          <table:table-cell office:value-type="percentage" office:value="0.92393247828351799" table:style-name="ce62">
            <text:p>92,4%</text:p>
          </table:table-cell>
          <table:table-cell office:value-type="float" office:value="63907" table:style-name="ce61">
            <text:p>63.907</text:p>
          </table:table-cell>
          <table:table-cell office:value-type="percentage" office:value="0.8997310957496234" table:style-name="ce65">
            <text:p>90,0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 table:style-name="ce59"/>
        </table:table-row>
        <table:table-row table:style-name="ro2">
          <table:table-cell office:value-type="string" table:style-name="ce64">
            <text:p>Melilla</text:p>
          </table:table-cell>
          <table:table-cell office:value-type="float" office:value="68266" table:style-name="ce61">
            <text:p>68.266</text:p>
          </table:table-cell>
          <table:table-cell office:value-type="float" office:value="63114" table:style-name="ce61">
            <text:p>63.114</text:p>
          </table:table-cell>
          <table:table-cell office:value-type="percentage" office:value="0.92453051299329092" table:style-name="ce62">
            <text:p>92,5%</text:p>
          </table:table-cell>
          <table:table-cell office:value-type="float" office:value="61498" table:style-name="ce61">
            <text:p>61.498</text:p>
          </table:table-cell>
          <table:table-cell office:value-type="percentage" office:value="0.9008584068203791" table:style-name="ce65">
            <text:p>90,1%</text:p>
          </table:table-cell>
          <table:table-cell office:value-type="date" office:date-value="2022-11-02T00:00:00" table:style-name="ce63">
            <text:p>02/11/2022</text:p>
          </table:table-cell>
          <table:table-cell table:number-columns-repeated="16377" table:style-name="ce59"/>
        </table:table-row>
        <table:table-row table:style-name="ro2">
          <table:table-cell office:value-type="string" table:style-name="ce64">
            <text:p>FF.AA.</text:p>
          </table:table-cell>
          <table:table-cell office:value-type="string" table:style-name="ce61">
            <text:p>-</text:p>
          </table:table-cell>
          <table:table-cell office:value-type="float" office:value="95161" table:style-name="ce61">
            <text:p>95.161</text:p>
          </table:table-cell>
          <table:table-cell office:value-type="string" table:style-name="ce62">
            <text:p>-</text:p>
          </table:table-cell>
          <table:table-cell office:value-type="float" office:value="94820" table:style-name="ce61">
            <text:p>94.820</text:p>
          </table:table-cell>
          <table:table-cell office:value-type="string" table:style-name="ce65">
            <text:p>-</text:p>
          </table:table-cell>
          <table:table-cell office:value-type="date" office:date-value="2022-10-31T00:00:00" table:style-name="ce63">
            <text:p>31/10/2022</text:p>
          </table:table-cell>
          <table:table-cell table:number-columns-repeated="16377" table:style-name="ce59"/>
        </table:table-row>
        <table:table-row table:style-name="ro2">
          <table:table-cell office:value-type="string" table:style-name="ce64">
            <text:p>Sanidad Exterior</text:p>
          </table:table-cell>
          <table:table-cell office:value-type="string" table:style-name="ce61">
            <text:p>-</text:p>
          </table:table-cell>
          <table:table-cell office:value-type="float" office:value="8131" table:style-name="ce61">
            <text:p>8.131</text:p>
          </table:table-cell>
          <table:table-cell office:value-type="string" table:style-name="ce62">
            <text:p>-</text:p>
          </table:table-cell>
          <table:table-cell office:value-type="float" office:value="8141" table:style-name="ce61">
            <text:p>8.141</text:p>
          </table:table-cell>
          <table:table-cell office:value-type="string" table:style-name="ce65">
            <text:p>-</text:p>
          </table:table-cell>
          <table:table-cell office:value-type="date" office:date-value="2022-09-21T00:00:00" table:style-name="ce63">
            <text:p>21/09/2022</text:p>
          </table:table-cell>
          <table:table-cell table:number-columns-repeated="16377" table:style-name="ce59"/>
        </table:table-row>
        <table:table-row table:style-name="ro2">
          <table:table-cell office:value-type="string" table:style-name="ce66">
            <text:p>Totales</text:p>
          </table:table-cell>
          <table:table-cell office:value-type="float" office:value="42185033" table:style-name="ce67">
            <text:p>42.185.033</text:p>
          </table:table-cell>
          <table:table-cell office:value-type="float" office:value="39271407" table:style-name="ce67">
            <text:p>39.271.407</text:p>
          </table:table-cell>
          <table:table-cell office:value-type="percentage" office:value="0.93093223371426548" table:style-name="ce68">
            <text:p>93,1%</text:p>
          </table:table-cell>
          <table:table-cell office:value-type="float" office:value="39161377" table:style-name="ce67">
            <text:p>39.161.377</text:p>
          </table:table-cell>
          <table:table-cell office:value-type="percentage" office:value="0.92832396267178452" table:style-name="ce68">
            <text:p>92,8%</text:p>
          </table:table-cell>
          <table:table-cell table:style-name="ce69"/>
          <table:table-cell table:number-columns-repeated="16377" table:style-name="ce5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5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85"/>
        <table:table-column table:style-name="co4" table:default-cell-style-name="ce89"/>
        <table:table-column table:style-name="co4" table:default-cell-style-name="ce59"/>
        <table:table-column table:style-name="co4" table:default-cell-style-name="ce89"/>
        <table:table-column table:style-name="co4" table:number-columns-repeated="2" table:default-cell-style-name="ce59"/>
        <table:table-column table:style-name="co4" table:default-cell-style-name="ce89"/>
        <table:table-column table:style-name="co4" table:number-columns-repeated="2" table:default-cell-style-name="ce59"/>
        <table:table-column table:style-name="co3" table:number-columns-repeated="20" table:default-cell-style-name="ce59"/>
        <table:table-column table:style-name="co4" table:number-columns-repeated="16344" table:default-cell-style-name="ce59"/>
        <table:table-row table:style-name="ro10">
          <table:table-cell table:style-name="ce70"/>
          <table:table-cell office:value-type="string" table:style-name="ce71">
            <text:p>Personas con al menos 1 dosis ≥80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con al menos 1 dosis 70-7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con al menos 1 dosis 60-6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con al menos 1 dosis 50-5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con al menos 1 dosis 40-4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con al menos 1 dosis 30-3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con al menos 1 dosis 20-2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con al menos 1 dosis 12-19 años</text:p>
          </table:table-cell>
          <table:table-cell office:value-type="string" table:style-name="ce72">
            <text:p>%</text:p>
          </table:table-cell>
          <table:table-cell office:value-type="string" table:style-name="ce73">
            <text:p>Total Personas con al menos 1 dosis</text:p>
          </table:table-cell>
          <table:table-cell office:value-type="string" table:style-name="ce73">
            <text:p>Total Población INE Población a Vacunar (1)</text:p>
          </table:table-cell>
          <table:table-cell office:value-type="string" table:style-name="ce74">
            <text:p>% Con al menos 1 dosis sobre Población a Vacunar INE</text:p>
          </table:table-cell>
          <table:table-cell office:value-type="string" table:style-name="ce74">
            <text:p>% Con al menos 1 dosis sobre Total Población INE</text:p>
          </table:table-cell>
          <table:table-cell table:number-columns-repeated="16363" table:style-name="ce75"/>
        </table:table-row>
        <table:table-row table:style-name="ro5">
          <table:table-cell office:value-type="string" table:style-name="ce76">
            <text:p>Andalucía</text:p>
          </table:table-cell>
          <table:table-cell office:value-type="float" office:value="435667" table:style-name="ce77">
            <text:p>435.667</text:p>
          </table:table-cell>
          <table:table-cell office:value-type="percentage" office:value="1" table:style-name="ce78">
            <text:p>100,0%</text:p>
          </table:table-cell>
          <table:table-cell office:value-type="float" office:value="656764" table:style-name="ce77">
            <text:p>656.764</text:p>
          </table:table-cell>
          <table:table-cell office:value-type="percentage" office:value="1" table:style-name="ce78">
            <text:p>100,0%</text:p>
          </table:table-cell>
          <table:table-cell office:value-type="float" office:value="937948" table:style-name="ce77">
            <text:p>937.948</text:p>
          </table:table-cell>
          <table:table-cell office:value-type="percentage" office:value="0.97883491315750204" table:style-name="ce78">
            <text:p>97,9%</text:p>
          </table:table-cell>
          <table:table-cell office:value-type="float" office:value="1230229" table:style-name="ce77">
            <text:p>1.230.229</text:p>
          </table:table-cell>
          <table:table-cell office:value-type="percentage" office:value="0.95545013905813259" table:style-name="ce78">
            <text:p>95,5%</text:p>
          </table:table-cell>
          <table:table-cell office:value-type="float" office:value="1278421" table:style-name="ce77">
            <text:p>1.278.421</text:p>
          </table:table-cell>
          <table:table-cell office:value-type="percentage" office:value="0.9234903953953375" table:style-name="ce78">
            <text:p>92,3%</text:p>
          </table:table-cell>
          <table:table-cell office:value-type="float" office:value="970000" table:style-name="ce77">
            <text:p>970.000</text:p>
          </table:table-cell>
          <table:table-cell office:value-type="percentage" office:value="0.88039913847952345" table:style-name="ce78">
            <text:p>88,0%</text:p>
          </table:table-cell>
          <table:table-cell office:value-type="float" office:value="814222" table:style-name="ce77">
            <text:p>814.222</text:p>
          </table:table-cell>
          <table:table-cell office:value-type="percentage" office:value="0.87918307936837015" table:style-name="ce78">
            <text:p>87,9%</text:p>
          </table:table-cell>
          <table:table-cell office:value-type="float" office:value="724085" table:style-name="ce77">
            <text:p>724.085</text:p>
          </table:table-cell>
          <table:table-cell office:value-type="percentage" office:value="0.93690722343131749" table:style-name="ce78">
            <text:p>93,7%</text:p>
          </table:table-cell>
          <table:table-cell office:value-type="float" office:value="7047336" table:style-name="ce77">
            <text:p>7.047.336</text:p>
          </table:table-cell>
          <table:table-cell office:value-type="float" office:value="7508005" table:style-name="ce77">
            <text:p>7.508.005</text:p>
          </table:table-cell>
          <table:table-cell office:value-type="percentage" office:value="0.93864295508593831" table:style-name="ce78">
            <text:p>93,9%</text:p>
          </table:table-cell>
          <table:table-cell office:value-type="percentage" office:value="0.82888216097048573" table:style-name="ce78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101768" table:style-name="ce80">
            <text:p>101.768</text:p>
          </table:table-cell>
          <table:table-cell office:value-type="percentage" office:value="1" table:style-name="ce81">
            <text:p>100,0%</text:p>
          </table:table-cell>
          <table:table-cell office:value-type="float" office:value="119927" table:style-name="ce80">
            <text:p>119.927</text:p>
          </table:table-cell>
          <table:table-cell office:value-type="percentage" office:value="1" table:style-name="ce81">
            <text:p>100,0%</text:p>
          </table:table-cell>
          <table:table-cell office:value-type="float" office:value="156141" table:style-name="ce80">
            <text:p>156.141</text:p>
          </table:table-cell>
          <table:table-cell office:value-type="percentage" office:value="0.9679561093546587" table:style-name="ce81">
            <text:p>96,8%</text:p>
          </table:table-cell>
          <table:table-cell office:value-type="float" office:value="188714" table:style-name="ce80">
            <text:p>188.714</text:p>
          </table:table-cell>
          <table:table-cell office:value-type="percentage" office:value="0.93901577349853216" table:style-name="ce81">
            <text:p>93,9%</text:p>
          </table:table-cell>
          <table:table-cell office:value-type="float" office:value="192641" table:style-name="ce80">
            <text:p>192.641</text:p>
          </table:table-cell>
          <table:table-cell office:value-type="percentage" office:value="0.90172114380935886" table:style-name="ce81">
            <text:p>90,2%</text:p>
          </table:table-cell>
          <table:table-cell office:value-type="float" office:value="132382" table:style-name="ce80">
            <text:p>132.382</text:p>
          </table:table-cell>
          <table:table-cell office:value-type="percentage" office:value="0.83638913809878823" table:style-name="ce81">
            <text:p>83,6%</text:p>
          </table:table-cell>
          <table:table-cell office:value-type="float" office:value="111191" table:style-name="ce80">
            <text:p>111.191</text:p>
          </table:table-cell>
          <table:table-cell office:value-type="percentage" office:value="0.85009709628587593" table:style-name="ce81">
            <text:p>85,0%</text:p>
          </table:table-cell>
          <table:table-cell office:value-type="float" office:value="95873" table:style-name="ce80">
            <text:p>95.873</text:p>
          </table:table-cell>
          <table:table-cell office:value-type="percentage" office:value="0.8956996178891411" table:style-name="ce81">
            <text:p>89,6%</text:p>
          </table:table-cell>
          <table:table-cell office:value-type="float" office:value="1098637" table:style-name="ce80">
            <text:p>1.098.637</text:p>
          </table:table-cell>
          <table:table-cell office:value-type="float" office:value="1189408" table:style-name="ce80">
            <text:p>1.189.408</text:p>
          </table:table-cell>
          <table:table-cell office:value-type="percentage" office:value="0.92368388307460514" table:style-name="ce81">
            <text:p>92,4%</text:p>
          </table:table-cell>
          <table:table-cell office:value-type="percentage" office:value="0.82533976695040989" table:style-name="ce81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89321" table:style-name="ce80">
            <text:p>89.321</text:p>
          </table:table-cell>
          <table:table-cell office:value-type="percentage" office:value="1" table:style-name="ce81">
            <text:p>100,0%</text:p>
          </table:table-cell>
          <table:table-cell office:value-type="float" office:value="114863" table:style-name="ce80">
            <text:p>114.863</text:p>
          </table:table-cell>
          <table:table-cell office:value-type="percentage" office:value="1" table:style-name="ce81">
            <text:p>100,0%</text:p>
          </table:table-cell>
          <table:table-cell office:value-type="float" office:value="149268" table:style-name="ce80">
            <text:p>149.268</text:p>
          </table:table-cell>
          <table:table-cell office:value-type="percentage" office:value="0.98209092703467338" table:style-name="ce81">
            <text:p>98,2%</text:p>
          </table:table-cell>
          <table:table-cell office:value-type="float" office:value="154553" table:style-name="ce80">
            <text:p>154.553</text:p>
          </table:table-cell>
          <table:table-cell office:value-type="percentage" office:value="0.9535423209096574" table:style-name="ce81">
            <text:p>95,4%</text:p>
          </table:table-cell>
          <table:table-cell office:value-type="float" office:value="152705" table:style-name="ce80">
            <text:p>152.705</text:p>
          </table:table-cell>
          <table:table-cell office:value-type="percentage" office:value="0.92035318225650919" table:style-name="ce81">
            <text:p>92,0%</text:p>
          </table:table-cell>
          <table:table-cell office:value-type="float" office:value="93266" table:style-name="ce80">
            <text:p>93.266</text:p>
          </table:table-cell>
          <table:table-cell office:value-type="percentage" office:value="0.85887412400659358" table:style-name="ce81">
            <text:p>85,9%</text:p>
          </table:table-cell>
          <table:table-cell office:value-type="float" office:value="69043" table:style-name="ce80">
            <text:p>69.043</text:p>
          </table:table-cell>
          <table:table-cell office:value-type="percentage" office:value="0.87129300118623965" table:style-name="ce81">
            <text:p>87,1%</text:p>
          </table:table-cell>
          <table:table-cell office:value-type="float" office:value="63184" table:style-name="ce80">
            <text:p>63.184</text:p>
          </table:table-cell>
          <table:table-cell office:value-type="percentage" office:value="0.96824813044011282" table:style-name="ce81">
            <text:p>96,8%</text:p>
          </table:table-cell>
          <table:table-cell office:value-type="float" office:value="886203" table:style-name="ce80">
            <text:p>886.203</text:p>
          </table:table-cell>
          <table:table-cell office:value-type="float" office:value="930447" table:style-name="ce80">
            <text:p>930.447</text:p>
          </table:table-cell>
          <table:table-cell office:value-type="percentage" office:value="0.95244866177224496" table:style-name="ce81">
            <text:p>95,2%</text:p>
          </table:table-cell>
          <table:table-cell office:value-type="percentage" office:value="0.87492607778344911" table:style-name="ce81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51877" table:style-name="ce80">
            <text:p>51.877</text:p>
          </table:table-cell>
          <table:table-cell office:value-type="percentage" office:value="0.96725896369772346" table:style-name="ce81">
            <text:p>96,7%</text:p>
          </table:table-cell>
          <table:table-cell office:value-type="float" office:value="79975" table:style-name="ce80">
            <text:p>79.975</text:p>
          </table:table-cell>
          <table:table-cell office:value-type="percentage" office:value="0.91678703257904026" table:style-name="ce81">
            <text:p>91,7%</text:p>
          </table:table-cell>
          <table:table-cell office:value-type="float" office:value="112264" table:style-name="ce80">
            <text:p>112.264</text:p>
          </table:table-cell>
          <table:table-cell office:value-type="percentage" office:value="0.88124151248498739" table:style-name="ce81">
            <text:p>88,1%</text:p>
          </table:table-cell>
          <table:table-cell office:value-type="float" office:value="153829" table:style-name="ce80">
            <text:p>153.829</text:p>
          </table:table-cell>
          <table:table-cell office:value-type="percentage" office:value="0.86660319534894203" table:style-name="ce81">
            <text:p>86,7%</text:p>
          </table:table-cell>
          <table:table-cell office:value-type="float" office:value="174102" table:style-name="ce80">
            <text:p>174.102</text:p>
          </table:table-cell>
          <table:table-cell office:value-type="percentage" office:value="0.8037096707182525" table:style-name="ce81">
            <text:p>80,4%</text:p>
          </table:table-cell>
          <table:table-cell office:value-type="float" office:value="135759" table:style-name="ce80">
            <text:p>135.759</text:p>
          </table:table-cell>
          <table:table-cell office:value-type="percentage" office:value="0.73763223524425825" table:style-name="ce81">
            <text:p>73,8%</text:p>
          </table:table-cell>
          <table:table-cell office:value-type="float" office:value="105173" table:style-name="ce80">
            <text:p>105.173</text:p>
          </table:table-cell>
          <table:table-cell office:value-type="percentage" office:value="0.76649442837048964" table:style-name="ce81">
            <text:p>76,6%</text:p>
          </table:table-cell>
          <table:table-cell office:value-type="float" office:value="84923" table:style-name="ce80">
            <text:p>84.923</text:p>
          </table:table-cell>
          <table:table-cell office:value-type="percentage" office:value="0.85318879601350261" table:style-name="ce81">
            <text:p>85,3%</text:p>
          </table:table-cell>
          <table:table-cell office:value-type="float" office:value="897902" table:style-name="ce80">
            <text:p>897.902</text:p>
          </table:table-cell>
          <table:table-cell office:value-type="float" office:value="1083187" table:style-name="ce80">
            <text:p>1.083.187</text:p>
          </table:table-cell>
          <table:table-cell office:value-type="percentage" office:value="0.8289445866687839" table:style-name="ce81">
            <text:p>82,9%</text:p>
          </table:table-cell>
          <table:table-cell office:value-type="percentage" office:value="0.73612100592322349" table:style-name="ce81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94935" table:style-name="ce80">
            <text:p>94.935</text:p>
          </table:table-cell>
          <table:table-cell office:value-type="percentage" office:value="0.9459257487893824" table:style-name="ce81">
            <text:p>94,6%</text:p>
          </table:table-cell>
          <table:table-cell office:value-type="float" office:value="156326" table:style-name="ce80">
            <text:p>156.326</text:p>
          </table:table-cell>
          <table:table-cell office:value-type="percentage" office:value="0.93359053067854714" table:style-name="ce81">
            <text:p>93,4%</text:p>
          </table:table-cell>
          <table:table-cell office:value-type="float" office:value="229680" table:style-name="ce80">
            <text:p>229.680</text:p>
          </table:table-cell>
          <table:table-cell office:value-type="percentage" office:value="0.91304088569100195" table:style-name="ce81">
            <text:p>91,3%</text:p>
          </table:table-cell>
          <table:table-cell office:value-type="float" office:value="326325" table:style-name="ce80">
            <text:p>326.325</text:p>
          </table:table-cell>
          <table:table-cell office:value-type="percentage" office:value="0.88615793204017956" table:style-name="ce81">
            <text:p>88,6%</text:p>
          </table:table-cell>
          <table:table-cell office:value-type="float" office:value="325587" table:style-name="ce80">
            <text:p>325.587</text:p>
          </table:table-cell>
          <table:table-cell office:value-type="percentage" office:value="0.82614277920858659" table:style-name="ce81">
            <text:p>82,6%</text:p>
          </table:table-cell>
          <table:table-cell office:value-type="float" office:value="240361" table:style-name="ce80">
            <text:p>240.361</text:p>
          </table:table-cell>
          <table:table-cell office:value-type="percentage" office:value="0.76826524154419518" table:style-name="ce81">
            <text:p>76,8%</text:p>
          </table:table-cell>
          <table:table-cell office:value-type="float" office:value="202643" table:style-name="ce80">
            <text:p>202.643</text:p>
          </table:table-cell>
          <table:table-cell office:value-type="percentage" office:value="0.79570504690365218" table:style-name="ce81">
            <text:p>79,6%</text:p>
          </table:table-cell>
          <table:table-cell office:value-type="float" office:value="173476" table:style-name="ce80">
            <text:p>173.476</text:p>
          </table:table-cell>
          <table:table-cell office:value-type="percentage" office:value="0.94144845738474481" table:style-name="ce81">
            <text:p>94,1%</text:p>
          </table:table-cell>
          <table:table-cell office:value-type="float" office:value="1749333" table:style-name="ce80">
            <text:p>1.749.333</text:p>
          </table:table-cell>
          <table:table-cell office:value-type="float" office:value="2033513" table:style-name="ce80">
            <text:p>2.033.513</text:p>
          </table:table-cell>
          <table:table-cell office:value-type="percentage" office:value="0.86025169251438272" table:style-name="ce81">
            <text:p>86,0%</text:p>
          </table:table-cell>
          <table:table-cell office:value-type="percentage" office:value="0.77943199179814016" table:style-name="ce81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42609" table:style-name="ce80">
            <text:p>42.609</text:p>
          </table:table-cell>
          <table:table-cell office:value-type="percentage" office:value="1" table:style-name="ce81">
            <text:p>100,0%</text:p>
          </table:table-cell>
          <table:table-cell office:value-type="float" office:value="56239" table:style-name="ce80">
            <text:p>56.239</text:p>
          </table:table-cell>
          <table:table-cell office:value-type="percentage" office:value="1" table:style-name="ce81">
            <text:p>100,0%</text:p>
          </table:table-cell>
          <table:table-cell office:value-type="float" office:value="77325" table:style-name="ce80">
            <text:p>77.325</text:p>
          </table:table-cell>
          <table:table-cell office:value-type="percentage" office:value="0.97562360422423255" table:style-name="ce81">
            <text:p>97,6%</text:p>
          </table:table-cell>
          <table:table-cell office:value-type="float" office:value="85273" table:style-name="ce80">
            <text:p>85.273</text:p>
          </table:table-cell>
          <table:table-cell office:value-type="percentage" office:value="0.93737495877761901" table:style-name="ce81">
            <text:p>93,7%</text:p>
          </table:table-cell>
          <table:table-cell office:value-type="float" office:value="89604" table:style-name="ce80">
            <text:p>89.604</text:p>
          </table:table-cell>
          <table:table-cell office:value-type="percentage" office:value="0.92009118353767483" table:style-name="ce81">
            <text:p>92,0%</text:p>
          </table:table-cell>
          <table:table-cell office:value-type="float" office:value="57057" table:style-name="ce80">
            <text:p>57.057</text:p>
          </table:table-cell>
          <table:table-cell office:value-type="percentage" office:value="0.84959349593495936" table:style-name="ce81">
            <text:p>85,0%</text:p>
          </table:table-cell>
          <table:table-cell office:value-type="float" office:value="43661" table:style-name="ce80">
            <text:p>43.661</text:p>
          </table:table-cell>
          <table:table-cell office:value-type="percentage" office:value="0.85823521317791363" table:style-name="ce81">
            <text:p>85,8%</text:p>
          </table:table-cell>
          <table:table-cell office:value-type="float" office:value="43427" table:style-name="ce80">
            <text:p>43.427</text:p>
          </table:table-cell>
          <table:table-cell office:value-type="percentage" office:value="0.95901331625554842" table:style-name="ce81">
            <text:p>95,9%</text:p>
          </table:table-cell>
          <table:table-cell office:value-type="float" office:value="495195" table:style-name="ce80">
            <text:p>495.195</text:p>
          </table:table-cell>
          <table:table-cell office:value-type="float" office:value="527062" table:style-name="ce80">
            <text:p>527.062</text:p>
          </table:table-cell>
          <table:table-cell office:value-type="percentage" office:value="0.93953842242468633" table:style-name="ce81">
            <text:p>94,0%</text:p>
          </table:table-cell>
          <table:table-cell office:value-type="percentage" office:value="0.84843786140785227" table:style-name="ce81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stilla y Leon</text:p>
          </table:table-cell>
          <table:table-cell office:value-type="float" office:value="230122" table:style-name="ce80">
            <text:p>230.122</text:p>
          </table:table-cell>
          <table:table-cell office:value-type="percentage" office:value="1" table:style-name="ce81">
            <text:p>100,0%</text:p>
          </table:table-cell>
          <table:table-cell office:value-type="float" office:value="252399" table:style-name="ce80">
            <text:p>252.399</text:p>
          </table:table-cell>
          <table:table-cell office:value-type="percentage" office:value="1" table:style-name="ce81">
            <text:p>100,0%</text:p>
          </table:table-cell>
          <table:table-cell office:value-type="float" office:value="324760" table:style-name="ce80">
            <text:p>324.760</text:p>
          </table:table-cell>
          <table:table-cell office:value-type="percentage" office:value="0.99241236634549856" table:style-name="ce81">
            <text:p>99,2%</text:p>
          </table:table-cell>
          <table:table-cell office:value-type="float" office:value="358081" table:style-name="ce80">
            <text:p>358.081</text:p>
          </table:table-cell>
          <table:table-cell office:value-type="percentage" office:value="0.93934465363598918" table:style-name="ce81">
            <text:p>93,9%</text:p>
          </table:table-cell>
          <table:table-cell office:value-type="float" office:value="326533" table:style-name="ce80">
            <text:p>326.533</text:p>
          </table:table-cell>
          <table:table-cell office:value-type="percentage" office:value="0.90652744848723776" table:style-name="ce81">
            <text:p>90,7%</text:p>
          </table:table-cell>
          <table:table-cell office:value-type="float" office:value="219416" table:style-name="ce80">
            <text:p>219.416</text:p>
          </table:table-cell>
          <table:table-cell office:value-type="percentage" office:value="0.8474866938069231" table:style-name="ce81">
            <text:p>84,7%</text:p>
          </table:table-cell>
          <table:table-cell office:value-type="float" office:value="181664" table:style-name="ce80">
            <text:p>181.664</text:p>
          </table:table-cell>
          <table:table-cell office:value-type="percentage" office:value="0.85779987628612842" table:style-name="ce81">
            <text:p>85,8%</text:p>
          </table:table-cell>
          <table:table-cell office:value-type="float" office:value="156736" table:style-name="ce80">
            <text:p>156.736</text:p>
          </table:table-cell>
          <table:table-cell office:value-type="percentage" office:value="0.93185412430587755" table:style-name="ce81">
            <text:p>93,2%</text:p>
          </table:table-cell>
          <table:table-cell office:value-type="float" office:value="2049711" table:style-name="ce80">
            <text:p>2.049.711</text:p>
          </table:table-cell>
          <table:table-cell office:value-type="float" office:value="2172149" table:style-name="ce80">
            <text:p>2.172.149</text:p>
          </table:table-cell>
          <table:table-cell office:value-type="percentage" office:value="0.94363278025586639" table:style-name="ce81">
            <text:p>94,4%</text:p>
          </table:table-cell>
          <table:table-cell office:value-type="percentage" office:value="0.85882381531595131" table:style-name="ce81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stilla - La Mancha</text:p>
          </table:table-cell>
          <table:table-cell office:value-type="float" office:value="139265" table:style-name="ce80">
            <text:p>139.265</text:p>
          </table:table-cell>
          <table:table-cell office:value-type="percentage" office:value="1" table:style-name="ce81">
            <text:p>100,0%</text:p>
          </table:table-cell>
          <table:table-cell office:value-type="float" office:value="159828" table:style-name="ce80">
            <text:p>159.828</text:p>
          </table:table-cell>
          <table:table-cell office:value-type="percentage" office:value="1" table:style-name="ce81">
            <text:p>100,0%</text:p>
          </table:table-cell>
          <table:table-cell office:value-type="float" office:value="225967" table:style-name="ce80">
            <text:p>225.967</text:p>
          </table:table-cell>
          <table:table-cell office:value-type="percentage" office:value="0.99096163629028011" table:style-name="ce81">
            <text:p>99,1%</text:p>
          </table:table-cell>
          <table:table-cell office:value-type="float" office:value="290826" table:style-name="ce80">
            <text:p>290.826</text:p>
          </table:table-cell>
          <table:table-cell office:value-type="percentage" office:value="0.93390964236513629" table:style-name="ce81">
            <text:p>93,4%</text:p>
          </table:table-cell>
          <table:table-cell office:value-type="float" office:value="292952" table:style-name="ce80">
            <text:p>292.952</text:p>
          </table:table-cell>
          <table:table-cell office:value-type="percentage" office:value="0.88590514725672176" table:style-name="ce81">
            <text:p>88,6%</text:p>
          </table:table-cell>
          <table:table-cell office:value-type="float" office:value="213312" table:style-name="ce80">
            <text:p>213.312</text:p>
          </table:table-cell>
          <table:table-cell office:value-type="percentage" office:value="0.82758941769382077" table:style-name="ce81">
            <text:p>82,8%</text:p>
          </table:table-cell>
          <table:table-cell office:value-type="float" office:value="181889" table:style-name="ce80">
            <text:p>181.889</text:p>
          </table:table-cell>
          <table:table-cell office:value-type="percentage" office:value="0.83057371958793014" table:style-name="ce81">
            <text:p>83,1%</text:p>
          </table:table-cell>
          <table:table-cell office:value-type="float" office:value="161050" table:style-name="ce80">
            <text:p>161.050</text:p>
          </table:table-cell>
          <table:table-cell office:value-type="percentage" office:value="0.90571152202276506" table:style-name="ce81">
            <text:p>90,6%</text:p>
          </table:table-cell>
          <table:table-cell office:value-type="float" office:value="1665089" table:style-name="ce80">
            <text:p>1.665.089</text:p>
          </table:table-cell>
          <table:table-cell office:value-type="float" office:value="1816082" table:style-name="ce80">
            <text:p>1.816.082</text:p>
          </table:table-cell>
          <table:table-cell office:value-type="percentage" office:value="0.91685782910683544" table:style-name="ce81">
            <text:p>91,7%</text:p>
          </table:table-cell>
          <table:table-cell office:value-type="percentage" office:value="0.81277139744300653" table:style-name="ce81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461428" table:style-name="ce80">
            <text:p>461.428</text:p>
          </table:table-cell>
          <table:table-cell office:value-type="percentage" office:value="1" table:style-name="ce81">
            <text:p>100,0%</text:p>
          </table:table-cell>
          <table:table-cell office:value-type="float" office:value="622417" table:style-name="ce80">
            <text:p>622.417</text:p>
          </table:table-cell>
          <table:table-cell office:value-type="percentage" office:value="0.97904947965822287" table:style-name="ce81">
            <text:p>97,9%</text:p>
          </table:table-cell>
          <table:table-cell office:value-type="float" office:value="810627" table:style-name="ce80">
            <text:p>810.627</text:p>
          </table:table-cell>
          <table:table-cell office:value-type="percentage" office:value="0.95089995823968543" table:style-name="ce81">
            <text:p>95,1%</text:p>
          </table:table-cell>
          <table:table-cell office:value-type="float" office:value="1045909" table:style-name="ce80">
            <text:p>1.045.909</text:p>
          </table:table-cell>
          <table:table-cell office:value-type="percentage" office:value="0.9530782275576567" table:style-name="ce81">
            <text:p>95,3%</text:p>
          </table:table-cell>
          <table:table-cell office:value-type="float" office:value="1168436" table:style-name="ce80">
            <text:p>1.168.436</text:p>
          </table:table-cell>
          <table:table-cell office:value-type="percentage" office:value="0.9160396070652983" table:style-name="ce81">
            <text:p>91,6%</text:p>
          </table:table-cell>
          <table:table-cell office:value-type="float" office:value="836295" table:style-name="ce80">
            <text:p>836.295</text:p>
          </table:table-cell>
          <table:table-cell office:value-type="percentage" office:value="0.86516736531530225" table:style-name="ce81">
            <text:p>86,5%</text:p>
          </table:table-cell>
          <table:table-cell office:value-type="float" office:value="703366" table:style-name="ce80">
            <text:p>703.366</text:p>
          </table:table-cell>
          <table:table-cell office:value-type="percentage" office:value="0.84840099921717538" table:style-name="ce81">
            <text:p>84,8%</text:p>
          </table:table-cell>
          <table:table-cell office:value-type="float" office:value="611816" table:style-name="ce80">
            <text:p>611.816</text:p>
          </table:table-cell>
          <table:table-cell office:value-type="percentage" office:value="0.91130431674071999" table:style-name="ce81">
            <text:p>91,1%</text:p>
          </table:table-cell>
          <table:table-cell office:value-type="float" office:value="6260294" table:style-name="ce80">
            <text:p>6.260.294</text:p>
          </table:table-cell>
          <table:table-cell office:value-type="float" office:value="6782414" table:style-name="ce80">
            <text:p>6.782.414</text:p>
          </table:table-cell>
          <table:table-cell office:value-type="percentage" office:value="0.92301855946864941" table:style-name="ce81">
            <text:p>92,3%</text:p>
          </table:table-cell>
          <table:table-cell office:value-type="percentage" office:value="0.81607189855425177" table:style-name="ce81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299239" table:style-name="ce80">
            <text:p>299.239</text:p>
          </table:table-cell>
          <table:table-cell office:value-type="percentage" office:value="1" table:style-name="ce81">
            <text:p>100,0%</text:p>
          </table:table-cell>
          <table:table-cell office:value-type="float" office:value="438005" table:style-name="ce80">
            <text:p>438.005</text:p>
          </table:table-cell>
          <table:table-cell office:value-type="percentage" office:value="0.99597294986538598" table:style-name="ce81">
            <text:p>99,6%</text:p>
          </table:table-cell>
          <table:table-cell office:value-type="float" office:value="577055" table:style-name="ce80">
            <text:p>577.055</text:p>
          </table:table-cell>
          <table:table-cell office:value-type="percentage" office:value="0.96636467160129957" table:style-name="ce81">
            <text:p>96,6%</text:p>
          </table:table-cell>
          <table:table-cell office:value-type="float" office:value="724395" table:style-name="ce80">
            <text:p>724.395</text:p>
          </table:table-cell>
          <table:table-cell office:value-type="percentage" office:value="0.95028046847943581" table:style-name="ce81">
            <text:p>95,0%</text:p>
          </table:table-cell>
          <table:table-cell office:value-type="float" office:value="768756" table:style-name="ce80">
            <text:p>768.756</text:p>
          </table:table-cell>
          <table:table-cell office:value-type="percentage" office:value="0.91439867828048005" table:style-name="ce81">
            <text:p>91,4%</text:p>
          </table:table-cell>
          <table:table-cell office:value-type="float" office:value="532102" table:style-name="ce80">
            <text:p>532.102</text:p>
          </table:table-cell>
          <table:table-cell office:value-type="percentage" office:value="0.86672715219059127" table:style-name="ce81">
            <text:p>86,7%</text:p>
          </table:table-cell>
          <table:table-cell office:value-type="float" office:value="450324" table:style-name="ce80">
            <text:p>450.324</text:p>
          </table:table-cell>
          <table:table-cell office:value-type="percentage" office:value="0.87821316644987157" table:style-name="ce81">
            <text:p>87,8%</text:p>
          </table:table-cell>
          <table:table-cell office:value-type="float" office:value="408780" table:style-name="ce80">
            <text:p>408.780</text:p>
          </table:table-cell>
          <table:table-cell office:value-type="percentage" office:value="0.94456858046671555" table:style-name="ce81">
            <text:p>94,5%</text:p>
          </table:table-cell>
          <table:table-cell office:value-type="float" office:value="4198656" table:style-name="ce80">
            <text:p>4.198.656</text:p>
          </table:table-cell>
          <table:table-cell office:value-type="float" office:value="4492026" table:style-name="ce80">
            <text:p>4.492.026</text:p>
          </table:table-cell>
          <table:table-cell office:value-type="percentage" office:value="0.93469093901059341" table:style-name="ce81">
            <text:p>93,5%</text:p>
          </table:table-cell>
          <table:table-cell office:value-type="percentage" office:value="0.83190381698597893" table:style-name="ce81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78462" table:style-name="ce80">
            <text:p>78.462</text:p>
          </table:table-cell>
          <table:table-cell office:value-type="percentage" office:value="1" table:style-name="ce81">
            <text:p>100,0%</text:p>
          </table:table-cell>
          <table:table-cell office:value-type="float" office:value="96183" table:style-name="ce80">
            <text:p>96.183</text:p>
          </table:table-cell>
          <table:table-cell office:value-type="percentage" office:value="1" table:style-name="ce81">
            <text:p>100,0%</text:p>
          </table:table-cell>
          <table:table-cell office:value-type="float" office:value="133517" table:style-name="ce80">
            <text:p>133.517</text:p>
          </table:table-cell>
          <table:table-cell office:value-type="percentage" office:value="1" table:style-name="ce81">
            <text:p>100,0%</text:p>
          </table:table-cell>
          <table:table-cell office:value-type="float" office:value="162414" table:style-name="ce80">
            <text:p>162.414</text:p>
          </table:table-cell>
          <table:table-cell office:value-type="percentage" office:value="0.96702053550695732" table:style-name="ce81">
            <text:p>96,7%</text:p>
          </table:table-cell>
          <table:table-cell office:value-type="float" office:value="147467" table:style-name="ce80">
            <text:p>147.467</text:p>
          </table:table-cell>
          <table:table-cell office:value-type="percentage" office:value="0.9360844505382897" table:style-name="ce81">
            <text:p>93,6%</text:p>
          </table:table-cell>
          <table:table-cell office:value-type="float" office:value="115001" table:style-name="ce80">
            <text:p>115.001</text:p>
          </table:table-cell>
          <table:table-cell office:value-type="percentage" office:value="0.88569954252090999" table:style-name="ce81">
            <text:p>88,6%</text:p>
          </table:table-cell>
          <table:table-cell office:value-type="float" office:value="95839" table:style-name="ce80">
            <text:p>95.839</text:p>
          </table:table-cell>
          <table:table-cell office:value-type="percentage" office:value="0.85185678986009639" table:style-name="ce81">
            <text:p>85,2%</text:p>
          </table:table-cell>
          <table:table-cell office:value-type="float" office:value="81513" table:style-name="ce80">
            <text:p>81.513</text:p>
          </table:table-cell>
          <table:table-cell office:value-type="percentage" office:value="0.95104364769160765" table:style-name="ce81">
            <text:p>95,1%</text:p>
          </table:table-cell>
          <table:table-cell office:value-type="float" office:value="910396" table:style-name="ce80">
            <text:p>910.396</text:p>
          </table:table-cell>
          <table:table-cell office:value-type="float" office:value="949890" table:style-name="ce80">
            <text:p>949.890</text:p>
          </table:table-cell>
          <table:table-cell office:value-type="percentage" office:value="0.95842255419048517" table:style-name="ce81">
            <text:p>95,8%</text:p>
          </table:table-cell>
          <table:table-cell office:value-type="percentage" office:value="0.86048852598159353" table:style-name="ce81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Galicia</text:p>
          </table:table-cell>
          <table:table-cell office:value-type="float" office:value="243168" table:style-name="ce80">
            <text:p>243.168</text:p>
          </table:table-cell>
          <table:table-cell office:value-type="percentage" office:value="1" table:style-name="ce81">
            <text:p>100,0%</text:p>
          </table:table-cell>
          <table:table-cell office:value-type="float" office:value="292448" table:style-name="ce80">
            <text:p>292.448</text:p>
          </table:table-cell>
          <table:table-cell office:value-type="percentage" office:value="1" table:style-name="ce81">
            <text:p>100,0%</text:p>
          </table:table-cell>
          <table:table-cell office:value-type="float" office:value="348387" table:style-name="ce80">
            <text:p>348.387</text:p>
          </table:table-cell>
          <table:table-cell office:value-type="percentage" office:value="0.98535209833524717" table:style-name="ce81">
            <text:p>98,5%</text:p>
          </table:table-cell>
          <table:table-cell office:value-type="float" office:value="394049" table:style-name="ce80">
            <text:p>394.049</text:p>
          </table:table-cell>
          <table:table-cell office:value-type="percentage" office:value="0.96297409579667648" table:style-name="ce81">
            <text:p>96,3%</text:p>
          </table:table-cell>
          <table:table-cell office:value-type="float" office:value="412868" table:style-name="ce80">
            <text:p>412.868</text:p>
          </table:table-cell>
          <table:table-cell office:value-type="percentage" office:value="0.93232498639454242" table:style-name="ce81">
            <text:p>93,2%</text:p>
          </table:table-cell>
          <table:table-cell office:value-type="float" office:value="269379" table:style-name="ce80">
            <text:p>269.379</text:p>
          </table:table-cell>
          <table:table-cell office:value-type="percentage" office:value="0.87291233254914158" table:style-name="ce81">
            <text:p>87,3%</text:p>
          </table:table-cell>
          <table:table-cell office:value-type="float" office:value="205202" table:style-name="ce80">
            <text:p>205.202</text:p>
          </table:table-cell>
          <table:table-cell office:value-type="percentage" office:value="0.89078059749437843" table:style-name="ce81">
            <text:p>89,1%</text:p>
          </table:table-cell>
          <table:table-cell office:value-type="float" office:value="177398" table:style-name="ce80">
            <text:p>177.398</text:p>
          </table:table-cell>
          <table:table-cell office:value-type="percentage" office:value="0.96756915961253165" table:style-name="ce81">
            <text:p>96,8%</text:p>
          </table:table-cell>
          <table:table-cell office:value-type="float" office:value="2342899" table:style-name="ce80">
            <text:p>2.342.899</text:p>
          </table:table-cell>
          <table:table-cell office:value-type="float" office:value="2456127" table:style-name="ce80">
            <text:p>2.456.127</text:p>
          </table:table-cell>
          <table:table-cell office:value-type="percentage" office:value="0.95389977798379322" table:style-name="ce81">
            <text:p>95,4%</text:p>
          </table:table-cell>
          <table:table-cell office:value-type="percentage" office:value="0.86874554113722691" table:style-name="ce81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3494" table:style-name="ce80">
            <text:p>23.494</text:p>
          </table:table-cell>
          <table:table-cell office:value-type="percentage" office:value="1" table:style-name="ce81">
            <text:p>100,0%</text:p>
          </table:table-cell>
          <table:table-cell office:value-type="float" office:value="28791" table:style-name="ce80">
            <text:p>28.791</text:p>
          </table:table-cell>
          <table:table-cell office:value-type="percentage" office:value="1" table:style-name="ce81">
            <text:p>100,0%</text:p>
          </table:table-cell>
          <table:table-cell office:value-type="float" office:value="38548" table:style-name="ce80">
            <text:p>38.548</text:p>
          </table:table-cell>
          <table:table-cell office:value-type="percentage" office:value="0.99829077536644739" table:style-name="ce81">
            <text:p>99,8%</text:p>
          </table:table-cell>
          <table:table-cell office:value-type="float" office:value="45985" table:style-name="ce80">
            <text:p>45.985</text:p>
          </table:table-cell>
          <table:table-cell office:value-type="percentage" office:value="0.96810526315789469" table:style-name="ce81">
            <text:p>96,8%</text:p>
          </table:table-cell>
          <table:table-cell office:value-type="float" office:value="48559" table:style-name="ce80">
            <text:p>48.559</text:p>
          </table:table-cell>
          <table:table-cell office:value-type="percentage" office:value="0.93880983682623154" table:style-name="ce81">
            <text:p>93,9%</text:p>
          </table:table-cell>
          <table:table-cell office:value-type="float" office:value="32627" table:style-name="ce80">
            <text:p>32.627</text:p>
          </table:table-cell>
          <table:table-cell office:value-type="percentage" office:value="0.88095366670266773" table:style-name="ce81">
            <text:p>88,1%</text:p>
          </table:table-cell>
          <table:table-cell office:value-type="float" office:value="25905" table:style-name="ce80">
            <text:p>25.905</text:p>
          </table:table-cell>
          <table:table-cell office:value-type="percentage" office:value="0.85874825963004708" table:style-name="ce81">
            <text:p>85,9%</text:p>
          </table:table-cell>
          <table:table-cell office:value-type="float" office:value="25572" table:style-name="ce80">
            <text:p>25.572</text:p>
          </table:table-cell>
          <table:table-cell office:value-type="percentage" office:value="0.98410621512411012" table:style-name="ce81">
            <text:p>98,4%</text:p>
          </table:table-cell>
          <table:table-cell office:value-type="float" office:value="269481" table:style-name="ce80">
            <text:p>269.481</text:p>
          </table:table-cell>
          <table:table-cell office:value-type="float" office:value="281479" table:style-name="ce80">
            <text:p>281.479</text:p>
          </table:table-cell>
          <table:table-cell office:value-type="percentage" office:value="0.95737515054409028" table:style-name="ce81">
            <text:p>95,7%</text:p>
          </table:table-cell>
          <table:table-cell office:value-type="percentage" office:value="0.85231326855928347" table:style-name="ce81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375322" table:style-name="ce80">
            <text:p>375.322</text:p>
          </table:table-cell>
          <table:table-cell office:value-type="percentage" office:value="1" table:style-name="ce81">
            <text:p>100,0%</text:p>
          </table:table-cell>
          <table:table-cell office:value-type="float" office:value="513093" table:style-name="ce80">
            <text:p>513.093</text:p>
          </table:table-cell>
          <table:table-cell office:value-type="percentage" office:value="0.97351864149511436" table:style-name="ce81">
            <text:p>97,4%</text:p>
          </table:table-cell>
          <table:table-cell office:value-type="float" office:value="694911" table:style-name="ce80">
            <text:p>694.911</text:p>
          </table:table-cell>
          <table:table-cell office:value-type="percentage" office:value="0.96454061166646776" table:style-name="ce81">
            <text:p>96,5%</text:p>
          </table:table-cell>
          <table:table-cell office:value-type="float" office:value="951675" table:style-name="ce80">
            <text:p>951.675</text:p>
          </table:table-cell>
          <table:table-cell office:value-type="percentage" office:value="0.96152194625156229" table:style-name="ce81">
            <text:p>96,2%</text:p>
          </table:table-cell>
          <table:table-cell office:value-type="float" office:value="1055431" table:style-name="ce80">
            <text:p>1.055.431</text:p>
          </table:table-cell>
          <table:table-cell office:value-type="percentage" office:value="0.91297653267683532" table:style-name="ce81">
            <text:p>91,3%</text:p>
          </table:table-cell>
          <table:table-cell office:value-type="float" office:value="784050" table:style-name="ce80">
            <text:p>784.050</text:p>
          </table:table-cell>
          <table:table-cell office:value-type="percentage" office:value="0.87035047133576959" table:style-name="ce81">
            <text:p>87,0%</text:p>
          </table:table-cell>
          <table:table-cell office:value-type="float" office:value="641569" table:style-name="ce80">
            <text:p>641.569</text:p>
          </table:table-cell>
          <table:table-cell office:value-type="percentage" office:value="0.87222200318941967" table:style-name="ce81">
            <text:p>87,2%</text:p>
          </table:table-cell>
          <table:table-cell office:value-type="float" office:value="509362" table:style-name="ce80">
            <text:p>509.362</text:p>
          </table:table-cell>
          <table:table-cell office:value-type="percentage" office:value="0.89245891299015312" table:style-name="ce81">
            <text:p>89,2%</text:p>
          </table:table-cell>
          <table:table-cell office:value-type="float" office:value="5525413" table:style-name="ce80">
            <text:p>5.525.413</text:p>
          </table:table-cell>
          <table:table-cell office:value-type="float" office:value="5970908" table:style-name="ce80">
            <text:p>5.970.908</text:p>
          </table:table-cell>
          <table:table-cell office:value-type="percentage" office:value="0.92538906980311875" table:style-name="ce81">
            <text:p>92,5%</text:p>
          </table:table-cell>
          <table:table-cell office:value-type="percentage" office:value="0.81787354562608761" table:style-name="ce81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Murcia</text:p>
          </table:table-cell>
          <table:table-cell office:value-type="float" office:value="72914" table:style-name="ce80">
            <text:p>72.914</text:p>
          </table:table-cell>
          <table:table-cell office:value-type="percentage" office:value="1" table:style-name="ce81">
            <text:p>100,0%</text:p>
          </table:table-cell>
          <table:table-cell office:value-type="float" office:value="103964" table:style-name="ce80">
            <text:p>103.964</text:p>
          </table:table-cell>
          <table:table-cell office:value-type="percentage" office:value="1" table:style-name="ce81">
            <text:p>100,0%</text:p>
          </table:table-cell>
          <table:table-cell office:value-type="float" office:value="149962" table:style-name="ce80">
            <text:p>149.962</text:p>
          </table:table-cell>
          <table:table-cell office:value-type="percentage" office:value="0.97669026514090695" table:style-name="ce81">
            <text:p>97,7%</text:p>
          </table:table-cell>
          <table:table-cell office:value-type="float" office:value="210163" table:style-name="ce80">
            <text:p>210.163</text:p>
          </table:table-cell>
          <table:table-cell office:value-type="percentage" office:value="0.96359518209286443" table:style-name="ce81">
            <text:p>96,4%</text:p>
          </table:table-cell>
          <table:table-cell office:value-type="float" office:value="237209" table:style-name="ce80">
            <text:p>237.209</text:p>
          </table:table-cell>
          <table:table-cell office:value-type="percentage" office:value="0.93956065719219861" table:style-name="ce81">
            <text:p>94,0%</text:p>
          </table:table-cell>
          <table:table-cell office:value-type="float" office:value="175344" table:style-name="ce80">
            <text:p>175.344</text:p>
          </table:table-cell>
          <table:table-cell office:value-type="percentage" office:value="0.88079809518068652" table:style-name="ce81">
            <text:p>88,1%</text:p>
          </table:table-cell>
          <table:table-cell office:value-type="float" office:value="150749" table:style-name="ce80">
            <text:p>150.749</text:p>
          </table:table-cell>
          <table:table-cell office:value-type="percentage" office:value="0.86667739839828906" table:style-name="ce81">
            <text:p>86,7%</text:p>
          </table:table-cell>
          <table:table-cell office:value-type="float" office:value="132795" table:style-name="ce80">
            <text:p>132.795</text:p>
          </table:table-cell>
          <table:table-cell office:value-type="percentage" office:value="0.9182593903855728" table:style-name="ce81">
            <text:p>91,8%</text:p>
          </table:table-cell>
          <table:table-cell office:value-type="float" office:value="1233100" table:style-name="ce80">
            <text:p>1.233.100</text:p>
          </table:table-cell>
          <table:table-cell office:value-type="float" office:value="1317614" table:style-name="ce80">
            <text:p>1.317.614</text:p>
          </table:table-cell>
          <table:table-cell office:value-type="percentage" office:value="0.93585830144488447" table:style-name="ce81">
            <text:p>93,6%</text:p>
          </table:table-cell>
          <table:table-cell office:value-type="percentage" office:value="0.81496236805024991" table:style-name="ce81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Navarra</text:p>
          </table:table-cell>
          <table:table-cell office:value-type="float" office:value="42595" table:style-name="ce80">
            <text:p>42.595</text:p>
          </table:table-cell>
          <table:table-cell office:value-type="percentage" office:value="1" table:style-name="ce81">
            <text:p>100,0%</text:p>
          </table:table-cell>
          <table:table-cell office:value-type="float" office:value="56019" table:style-name="ce80">
            <text:p>56.019</text:p>
          </table:table-cell>
          <table:table-cell office:value-type="percentage" office:value="0.98903601694915255" table:style-name="ce81">
            <text:p>98,9%</text:p>
          </table:table-cell>
          <table:table-cell office:value-type="float" office:value="72668" table:style-name="ce80">
            <text:p>72.668</text:p>
          </table:table-cell>
          <table:table-cell office:value-type="percentage" office:value="0.96032773886612921" table:style-name="ce81">
            <text:p>96,0%</text:p>
          </table:table-cell>
          <table:table-cell office:value-type="float" office:value="92599" table:style-name="ce80">
            <text:p>92.599</text:p>
          </table:table-cell>
          <table:table-cell office:value-type="percentage" office:value="0.94780855288746957" table:style-name="ce81">
            <text:p>94,8%</text:p>
          </table:table-cell>
          <table:table-cell office:value-type="float" office:value="96702" table:style-name="ce80">
            <text:p>96.702</text:p>
          </table:table-cell>
          <table:table-cell office:value-type="percentage" office:value="0.91467324990777787" table:style-name="ce81">
            <text:p>91,5%</text:p>
          </table:table-cell>
          <table:table-cell office:value-type="float" office:value="66179" table:style-name="ce80">
            <text:p>66.179</text:p>
          </table:table-cell>
          <table:table-cell office:value-type="percentage" office:value="0.86250309530946578" table:style-name="ce81">
            <text:p>86,3%</text:p>
          </table:table-cell>
          <table:table-cell office:value-type="float" office:value="60178" table:style-name="ce80">
            <text:p>60.178</text:p>
          </table:table-cell>
          <table:table-cell office:value-type="percentage" office:value="0.87465480654632133" table:style-name="ce81">
            <text:p>87,5%</text:p>
          </table:table-cell>
          <table:table-cell office:value-type="float" office:value="53410" table:style-name="ce80">
            <text:p>53.410</text:p>
          </table:table-cell>
          <table:table-cell office:value-type="percentage" office:value="0.9285304497487874" table:style-name="ce81">
            <text:p>92,9%</text:p>
          </table:table-cell>
          <table:table-cell office:value-type="float" office:value="540350" table:style-name="ce80">
            <text:p>540.350</text:p>
          </table:table-cell>
          <table:table-cell office:value-type="float" office:value="580174" table:style-name="ce80">
            <text:p>580.174</text:p>
          </table:table-cell>
          <table:table-cell office:value-type="percentage" office:value="0.93135852347743953" table:style-name="ce81">
            <text:p>93,1%</text:p>
          </table:table-cell>
          <table:table-cell office:value-type="percentage" office:value="0.82163265181995393" table:style-name="ce81">
            <text:p>82,2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65357" table:style-name="ce80">
            <text:p>165.357</text:p>
          </table:table-cell>
          <table:table-cell office:value-type="percentage" office:value="1" table:style-name="ce81">
            <text:p>100,0%</text:p>
          </table:table-cell>
          <table:table-cell office:value-type="float" office:value="215121" table:style-name="ce80">
            <text:p>215.121</text:p>
          </table:table-cell>
          <table:table-cell office:value-type="percentage" office:value="0.99424586117966773" table:style-name="ce81">
            <text:p>99,4%</text:p>
          </table:table-cell>
          <table:table-cell office:value-type="float" office:value="281584" table:style-name="ce80">
            <text:p>281.584</text:p>
          </table:table-cell>
          <table:table-cell office:value-type="percentage" office:value="0.99092422306915395" table:style-name="ce81">
            <text:p>99,1%</text:p>
          </table:table-cell>
          <table:table-cell office:value-type="float" office:value="328364" table:style-name="ce80">
            <text:p>328.364</text:p>
          </table:table-cell>
          <table:table-cell office:value-type="percentage" office:value="0.97302551064252207" table:style-name="ce81">
            <text:p>97,3%</text:p>
          </table:table-cell>
          <table:table-cell office:value-type="float" office:value="327606" table:style-name="ce80">
            <text:p>327.606</text:p>
          </table:table-cell>
          <table:table-cell office:value-type="percentage" office:value="0.9412234531580399" table:style-name="ce81">
            <text:p>94,1%</text:p>
          </table:table-cell>
          <table:table-cell office:value-type="float" office:value="213258" table:style-name="ce80">
            <text:p>213.258</text:p>
          </table:table-cell>
          <table:table-cell office:value-type="percentage" office:value="0.89741830959244218" table:style-name="ce81">
            <text:p>89,7%</text:p>
          </table:table-cell>
          <table:table-cell office:value-type="float" office:value="176842" table:style-name="ce80">
            <text:p>176.842</text:p>
          </table:table-cell>
          <table:table-cell office:value-type="percentage" office:value="0.8876941997339558" table:style-name="ce81">
            <text:p>88,8%</text:p>
          </table:table-cell>
          <table:table-cell office:value-type="float" office:value="161248" table:style-name="ce80">
            <text:p>161.248</text:p>
          </table:table-cell>
          <table:table-cell office:value-type="percentage" office:value="0.93305635440957779" table:style-name="ce81">
            <text:p>93,3%</text:p>
          </table:table-cell>
          <table:table-cell office:value-type="float" office:value="1869380" table:style-name="ce80">
            <text:p>1.869.380</text:p>
          </table:table-cell>
          <table:table-cell office:value-type="float" office:value="1955253" table:style-name="ce80">
            <text:p>1.955.253</text:p>
          </table:table-cell>
          <table:table-cell office:value-type="percentage" office:value="0.95608087546726694" table:style-name="ce81">
            <text:p>95,6%</text:p>
          </table:table-cell>
          <table:table-cell office:value-type="percentage" office:value="0.85519610157426573" table:style-name="ce81">
            <text:p>85,5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2412" table:style-name="ce80">
            <text:p>2.412</text:p>
          </table:table-cell>
          <table:table-cell office:value-type="percentage" office:value="0.85019386676066266" table:style-name="ce81">
            <text:p>85,0%</text:p>
          </table:table-cell>
          <table:table-cell office:value-type="float" office:value="3938" table:style-name="ce80">
            <text:p>3.938</text:p>
          </table:table-cell>
          <table:table-cell office:value-type="percentage" office:value="0.89418710263396917" table:style-name="ce81">
            <text:p>89,4%</text:p>
          </table:table-cell>
          <table:table-cell office:value-type="float" office:value="7730" table:style-name="ce80">
            <text:p>7.730</text:p>
          </table:table-cell>
          <table:table-cell office:value-type="percentage" office:value="0.92808260295353584" table:style-name="ce81">
            <text:p>92,8%</text:p>
          </table:table-cell>
          <table:table-cell office:value-type="float" office:value="10710" table:style-name="ce80">
            <text:p>10.710</text:p>
          </table:table-cell>
          <table:table-cell office:value-type="percentage" office:value="0.92671108419139914" table:style-name="ce81">
            <text:p>92,7%</text:p>
          </table:table-cell>
          <table:table-cell office:value-type="float" office:value="11356" table:style-name="ce80">
            <text:p>11.356</text:p>
          </table:table-cell>
          <table:table-cell office:value-type="percentage" office:value="0.91899328315934292" table:style-name="ce81">
            <text:p>91,9%</text:p>
          </table:table-cell>
          <table:table-cell office:value-type="float" office:value="9672" table:style-name="ce80">
            <text:p>9.672</text:p>
          </table:table-cell>
          <table:table-cell office:value-type="percentage" office:value="0.84849548205982983" table:style-name="ce81">
            <text:p>84,8%</text:p>
          </table:table-cell>
          <table:table-cell office:value-type="float" office:value="9941" table:style-name="ce80">
            <text:p>9.941</text:p>
          </table:table-cell>
          <table:table-cell office:value-type="percentage" office:value="0.91495628163828813" table:style-name="ce81">
            <text:p>91,5%</text:p>
          </table:table-cell>
          <table:table-cell office:value-type="float" office:value="9867" table:style-name="ce80">
            <text:p>9.867</text:p>
          </table:table-cell>
          <table:table-cell office:value-type="percentage" office:value="1.0631397478719966" table:style-name="ce81">
            <text:p>106,3%</text:p>
          </table:table-cell>
          <table:table-cell office:value-type="float" office:value="65626" table:style-name="ce80">
            <text:p>65.626</text:p>
          </table:table-cell>
          <table:table-cell office:value-type="float" office:value="71029" table:style-name="ce80">
            <text:p>71.029</text:p>
          </table:table-cell>
          <table:table-cell office:value-type="percentage" office:value="0.92393247828351799" table:style-name="ce81">
            <text:p>92,4%</text:p>
          </table:table-cell>
          <table:table-cell office:value-type="percentage" office:value="0.78578014057018331" table:style-name="ce81">
            <text:p>78,6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2102" table:style-name="ce80">
            <text:p>2.102</text:p>
          </table:table-cell>
          <table:table-cell office:value-type="percentage" office:value="0.83711668657905214" table:style-name="ce81">
            <text:p>83,7%</text:p>
          </table:table-cell>
          <table:table-cell office:value-type="float" office:value="3432" table:style-name="ce80">
            <text:p>3.432</text:p>
          </table:table-cell>
          <table:table-cell office:value-type="percentage" office:value="0.9024454378122535" table:style-name="ce81">
            <text:p>90,2%</text:p>
          </table:table-cell>
          <table:table-cell office:value-type="float" office:value="7519" table:style-name="ce80">
            <text:p>7.519</text:p>
          </table:table-cell>
          <table:table-cell office:value-type="percentage" office:value="0.93928794503435353" table:style-name="ce81">
            <text:p>93,9%</text:p>
          </table:table-cell>
          <table:table-cell office:value-type="float" office:value="10179" table:style-name="ce80">
            <text:p>10.179</text:p>
          </table:table-cell>
          <table:table-cell office:value-type="percentage" office:value="0.94241273956115179" table:style-name="ce81">
            <text:p>94,2%</text:p>
          </table:table-cell>
          <table:table-cell office:value-type="float" office:value="10723" table:style-name="ce80">
            <text:p>10.723</text:p>
          </table:table-cell>
          <table:table-cell office:value-type="percentage" office:value="0.9816900119014923" table:style-name="ce81">
            <text:p>98,2%</text:p>
          </table:table-cell>
          <table:table-cell office:value-type="float" office:value="9430" table:style-name="ce80">
            <text:p>9.430</text:p>
          </table:table-cell>
          <table:table-cell office:value-type="percentage" office:value="0.86102994886778672" table:style-name="ce81">
            <text:p>86,1%</text:p>
          </table:table-cell>
          <table:table-cell office:value-type="float" office:value="10455" table:style-name="ce80">
            <text:p>10.455</text:p>
          </table:table-cell>
          <table:table-cell office:value-type="percentage" office:value="0.89427764947395427" table:style-name="ce81">
            <text:p>89,4%</text:p>
          </table:table-cell>
          <table:table-cell office:value-type="float" office:value="9274" table:style-name="ce80">
            <text:p>9.274</text:p>
          </table:table-cell>
          <table:table-cell office:value-type="percentage" office:value="0.96805845511482258" table:style-name="ce81">
            <text:p>96,8%</text:p>
          </table:table-cell>
          <table:table-cell office:value-type="float" office:value="63114" table:style-name="ce80">
            <text:p>63.114</text:p>
          </table:table-cell>
          <table:table-cell office:value-type="float" office:value="68266" table:style-name="ce80">
            <text:p>68.266</text:p>
          </table:table-cell>
          <table:table-cell office:value-type="percentage" office:value="0.92453051299329092" table:style-name="ce81">
            <text:p>92,5%</text:p>
          </table:table-cell>
          <table:table-cell office:value-type="percentage" office:value="0.75116041036871295" table:style-name="ce81">
            <text:p>75,1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Fuerzas Armadas</text:p>
          </table:table-cell>
          <table:table-cell office:value-type="float" office:value="30" table:style-name="ce80">
            <text:p>30</text:p>
          </table:table-cell>
          <table:table-cell office:value-type="string" table:style-name="ce81">
            <text:p>-</text:p>
          </table:table-cell>
          <table:table-cell office:value-type="float" office:value="20" table:style-name="ce80">
            <text:p>20</text:p>
          </table:table-cell>
          <table:table-cell office:value-type="string" table:style-name="ce81">
            <text:p>-</text:p>
          </table:table-cell>
          <table:table-cell office:value-type="float" office:value="3697" table:style-name="ce80">
            <text:p>3.697</text:p>
          </table:table-cell>
          <table:table-cell office:value-type="string" table:style-name="ce81">
            <text:p>-</text:p>
          </table:table-cell>
          <table:table-cell office:value-type="float" office:value="9665" table:style-name="ce80">
            <text:p>9.665</text:p>
          </table:table-cell>
          <table:table-cell office:value-type="string" table:style-name="ce81">
            <text:p>-</text:p>
          </table:table-cell>
          <table:table-cell office:value-type="float" office:value="22697" table:style-name="ce80">
            <text:p>22.697</text:p>
          </table:table-cell>
          <table:table-cell office:value-type="string" table:style-name="ce81">
            <text:p>-</text:p>
          </table:table-cell>
          <table:table-cell office:value-type="float" office:value="32682" table:style-name="ce80">
            <text:p>32.682</text:p>
          </table:table-cell>
          <table:table-cell office:value-type="string" table:style-name="ce81">
            <text:p>-</text:p>
          </table:table-cell>
          <table:table-cell office:value-type="float" office:value="25134" table:style-name="ce80">
            <text:p>25.134</text:p>
          </table:table-cell>
          <table:table-cell office:value-type="string" table:style-name="ce81">
            <text:p>-</text:p>
          </table:table-cell>
          <table:table-cell office:value-type="float" office:value="1236" table:style-name="ce80">
            <text:p>1.236</text:p>
          </table:table-cell>
          <table:table-cell office:value-type="string" table:style-name="ce81">
            <text:p>-</text:p>
          </table:table-cell>
          <table:table-cell office:value-type="float" office:value="95161" table:style-name="ce80">
            <text:p>95.161</text:p>
          </table:table-cell>
          <table:table-cell office:value-type="string" table:style-name="ce80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float" office:value="33" table:style-name="ce83">
            <text:p>33</text:p>
          </table:table-cell>
          <table:table-cell office:value-type="string" table:style-name="ce84">
            <text:p>-</text:p>
          </table:table-cell>
          <table:table-cell office:value-type="float" office:value="52" table:style-name="ce83">
            <text:p>52</text:p>
          </table:table-cell>
          <table:table-cell office:value-type="string" table:style-name="ce84">
            <text:p>-</text:p>
          </table:table-cell>
          <table:table-cell office:value-type="float" office:value="319" table:style-name="ce83">
            <text:p>319</text:p>
          </table:table-cell>
          <table:table-cell office:value-type="string" table:style-name="ce84">
            <text:p>-</text:p>
          </table:table-cell>
          <table:table-cell office:value-type="float" office:value="925" table:style-name="ce83">
            <text:p>925</text:p>
          </table:table-cell>
          <table:table-cell office:value-type="string" table:style-name="ce84">
            <text:p>-</text:p>
          </table:table-cell>
          <table:table-cell office:value-type="float" office:value="1971" table:style-name="ce83">
            <text:p>1.971</text:p>
          </table:table-cell>
          <table:table-cell office:value-type="string" table:style-name="ce84">
            <text:p>-</text:p>
          </table:table-cell>
          <table:table-cell office:value-type="float" office:value="2433" table:style-name="ce83">
            <text:p>2.433</text:p>
          </table:table-cell>
          <table:table-cell office:value-type="string" table:style-name="ce84">
            <text:p>-</text:p>
          </table:table-cell>
          <table:table-cell office:value-type="float" office:value="2127" table:style-name="ce83">
            <text:p>2.127</text:p>
          </table:table-cell>
          <table:table-cell office:value-type="string" table:style-name="ce84">
            <text:p>-</text:p>
          </table:table-cell>
          <table:table-cell office:value-type="float" office:value="271" table:style-name="ce83">
            <text:p>271</text:p>
          </table:table-cell>
          <table:table-cell office:value-type="string" table:style-name="ce84">
            <text:p>-</text:p>
          </table:table-cell>
          <table:table-cell office:value-type="float" office:value="8131" table:style-name="ce83">
            <text:p>8.131</text:p>
          </table:table-cell>
          <table:table-cell office:value-type="string" table:style-name="ce83">
            <text:p>-</text:p>
          </table:table-cell>
          <table:table-cell office:value-type="string" table:style-name="ce84">
            <text:p>-</text:p>
          </table:table-cell>
          <table:table-cell office:value-type="string" table:style-name="ce84">
            <text:p>-</text:p>
          </table:table-cell>
          <table:table-cell table:number-columns-repeated="24" table:style-name="ce59"/>
          <table:table-cell table:number-columns-repeated="16339" table:style-name="ce85"/>
        </table:table-row>
        <table:table-row table:style-name="ro5">
          <table:table-cell office:value-type="string" table:style-name="ce86">
            <text:p>Total España</text:p>
          </table:table-cell>
          <table:table-cell office:value-type="float" office:value="2952120" table:style-name="ce87">
            <text:p>2.952.120</text:p>
          </table:table-cell>
          <table:table-cell office:value-type="percentage" office:value="1" table:style-name="ce88">
            <text:p>100,0%</text:p>
          </table:table-cell>
          <table:table-cell office:value-type="float" office:value="3969804" table:style-name="ce87">
            <text:p>3.969.804</text:p>
          </table:table-cell>
          <table:table-cell office:value-type="percentage" office:value="0.99323838973346124" table:style-name="ce88">
            <text:p>99,3%</text:p>
          </table:table-cell>
          <table:table-cell office:value-type="float" office:value="5339877" table:style-name="ce87">
            <text:p>5.339.877</text:p>
          </table:table-cell>
          <table:table-cell office:value-type="percentage" office:value="0.96953642744831747" table:style-name="ce88">
            <text:p>97,0%</text:p>
          </table:table-cell>
          <table:table-cell office:value-type="float" office:value="6774862" table:style-name="ce87">
            <text:p>6.774.862</text:p>
          </table:table-cell>
          <table:table-cell office:value-type="percentage" office:value="0.95022913962607758" table:style-name="ce88">
            <text:p>95,0%</text:p>
          </table:table-cell>
          <table:table-cell office:value-type="float" office:value="7142326" table:style-name="ce87">
            <text:p>7.142.326</text:p>
          </table:table-cell>
          <table:table-cell office:value-type="percentage" office:value="0.91371388423509958" table:style-name="ce88">
            <text:p>91,4%</text:p>
          </table:table-cell>
          <table:table-cell office:value-type="float" office:value="5140005" table:style-name="ce87">
            <text:p>5.140.005</text:p>
          </table:table-cell>
          <table:table-cell office:value-type="percentage" office:value="0.8650265397962309" table:style-name="ce88">
            <text:p>86,5%</text:p>
          </table:table-cell>
          <table:table-cell office:value-type="float" office:value="4267117" table:style-name="ce87">
            <text:p>4.267.117</text:p>
          </table:table-cell>
          <table:table-cell office:value-type="percentage" office:value="0.86648919050360385" table:style-name="ce88">
            <text:p>86,6%</text:p>
          </table:table-cell>
          <table:table-cell office:value-type="float" office:value="3685296" table:style-name="ce87">
            <text:p>3.685.296</text:p>
          </table:table-cell>
          <table:table-cell office:value-type="percentage" office:value="0.92503291949069799" table:style-name="ce88">
            <text:p>92,5%</text:p>
          </table:table-cell>
          <table:table-cell office:value-type="float" office:value="39271407" table:style-name="ce87">
            <text:p>39.271.407</text:p>
          </table:table-cell>
          <table:table-cell office:value-type="float" office:value="42185033" table:style-name="ce87">
            <text:p>42.185.033</text:p>
          </table:table-cell>
          <table:table-cell office:value-type="percentage" office:value="0.93093223371426548" table:style-name="ce88">
            <text:p>93,1%</text:p>
          </table:table-cell>
          <table:table-cell office:value-type="percentage" office:value="0.82853347213321071" table:style-name="ce88">
            <text:p>82,9%</text:p>
          </table:table-cell>
          <table:table-cell table:number-columns-repeated="16363" table:style-name="ce59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59"/>
          <table:table-cell table:style-name="ce89"/>
          <table:table-cell table:style-name="ce59"/>
          <table:table-cell table:style-name="ce89"/>
          <table:table-cell table:style-name="ce85"/>
          <table:table-cell table:style-name="ce89"/>
          <table:table-cell table:style-name="ce59"/>
          <table:table-cell table:style-name="ce89"/>
          <table:table-cell table:number-columns-repeated="2" table:style-name="ce59"/>
          <table:table-cell table:style-name="ce89"/>
          <table:table-cell table:number-columns-repeated="16366" table:style-name="ce5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5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59"/>
        <table:table-column table:style-name="co8" table:default-cell-style-name="ce89"/>
        <table:table-column table:style-name="co8" table:default-cell-style-name="ce85"/>
        <table:table-column table:style-name="co4" table:default-cell-style-name="ce89"/>
        <table:table-column table:style-name="co4" table:default-cell-style-name="ce59"/>
        <table:table-column table:style-name="co4" table:default-cell-style-name="ce89"/>
        <table:table-column table:style-name="co4" table:number-columns-repeated="2" table:default-cell-style-name="ce59"/>
        <table:table-column table:style-name="co4" table:default-cell-style-name="ce89"/>
        <table:table-column table:style-name="co4" table:number-columns-repeated="3" table:default-cell-style-name="ce59"/>
        <table:table-column table:style-name="co3" table:number-columns-repeated="20" table:default-cell-style-name="ce59"/>
        <table:table-column table:style-name="co4" table:number-columns-repeated="16343" table:default-cell-style-name="ce59"/>
        <table:table-row table:style-name="ro10">
          <table:table-cell table:style-name="ce70"/>
          <table:table-cell office:value-type="string" table:style-name="ce71">
            <text:p>Personas pauta completa ≥80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pauta completa 70-7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pauta completa 60-6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pauta completa 50-5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pauta completa 40-4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pauta completa 30-3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pauta completa 20-29 años</text:p>
          </table:table-cell>
          <table:table-cell office:value-type="string" table:style-name="ce72">
            <text:p>%</text:p>
          </table:table-cell>
          <table:table-cell office:value-type="string" table:style-name="ce71">
            <text:p>Personas pauta completa 12-19 años</text:p>
          </table:table-cell>
          <table:table-cell office:value-type="string" table:style-name="ce72">
            <text:p>%</text:p>
          </table:table-cell>
          <table:table-cell office:value-type="string" table:style-name="ce73">
            <text:p>Total Personas pauta completa</text:p>
          </table:table-cell>
          <table:table-cell office:value-type="string" table:style-name="ce73">
            <text:p>Total Población INE Población a Vacunar (1)</text:p>
          </table:table-cell>
          <table:table-cell office:value-type="string" table:style-name="ce74">
            <text:p>% pauta completa sobre Población a Vacunar INE</text:p>
          </table:table-cell>
          <table:table-cell office:value-type="string" table:style-name="ce74">
            <text:p>% pauta completa sobre Total Población INE</text:p>
          </table:table-cell>
          <table:table-cell table:number-columns-repeated="16363" table:style-name="ce75"/>
        </table:table-row>
        <table:table-row table:style-name="ro5">
          <table:table-cell office:value-type="string" table:style-name="ce76">
            <text:p>Andalucía</text:p>
          </table:table-cell>
          <table:table-cell office:value-type="float" office:value="430908" table:style-name="ce90">
            <text:p>430.908</text:p>
          </table:table-cell>
          <table:table-cell office:value-type="percentage" office:value="1" table:style-name="ce91">
            <text:p>100,0%</text:p>
          </table:table-cell>
          <table:table-cell office:value-type="float" office:value="653181" table:style-name="ce90">
            <text:p>653.181</text:p>
          </table:table-cell>
          <table:table-cell office:value-type="percentage" office:value="0.99825468461295108" table:style-name="ce91">
            <text:p>99,8%</text:p>
          </table:table-cell>
          <table:table-cell office:value-type="float" office:value="935022" table:style-name="ce90">
            <text:p>935.022</text:p>
          </table:table-cell>
          <table:table-cell office:value-type="percentage" office:value="0.97578136332755527" table:style-name="ce91">
            <text:p>97,6%</text:p>
          </table:table-cell>
          <table:table-cell office:value-type="float" office:value="1225553" table:style-name="ce90">
            <text:p>1.225.553</text:p>
          </table:table-cell>
          <table:table-cell office:value-type="percentage" office:value="0.95181855107716662" table:style-name="ce91">
            <text:p>95,2%</text:p>
          </table:table-cell>
          <table:table-cell office:value-type="float" office:value="1272994" table:style-name="ce90">
            <text:p>1.272.994</text:p>
          </table:table-cell>
          <table:table-cell office:value-type="percentage" office:value="0.91957010436772579" table:style-name="ce91">
            <text:p>92,0%</text:p>
          </table:table-cell>
          <table:table-cell office:value-type="float" office:value="957933" table:style-name="ce90">
            <text:p>957.933</text:p>
          </table:table-cell>
          <table:table-cell office:value-type="percentage" office:value="0.86944679167124261" table:style-name="ce91">
            <text:p>86,9%</text:p>
          </table:table-cell>
          <table:table-cell office:value-type="float" office:value="799494" table:style-name="ce90">
            <text:p>799.494</text:p>
          </table:table-cell>
          <table:table-cell office:value-type="percentage" office:value="0.86328003524411734" table:style-name="ce91">
            <text:p>86,3%</text:p>
          </table:table-cell>
          <table:table-cell office:value-type="float" office:value="762909" table:style-name="ce90">
            <text:p>762.909</text:p>
          </table:table-cell>
          <table:table-cell office:value-type="percentage" office:value="0.98714232848458816" table:style-name="ce91">
            <text:p>98,7%</text:p>
          </table:table-cell>
          <table:table-cell office:value-type="float" office:value="7037994" table:style-name="ce90">
            <text:p>7.037.994</text:p>
          </table:table-cell>
          <table:table-cell office:value-type="float" office:value="7508005" table:style-name="ce90">
            <text:p>7.508.005</text:p>
          </table:table-cell>
          <table:table-cell office:value-type="percentage" office:value="0.9373986831388631" table:style-name="ce91">
            <text:p>93,7%</text:p>
          </table:table-cell>
          <table:table-cell office:value-type="percentage" office:value="0.82778338873260937" table:style-name="ce91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100542" table:style-name="ce92">
            <text:p>100.542</text:p>
          </table:table-cell>
          <table:table-cell office:value-type="percentage" office:value="1" table:style-name="ce93">
            <text:p>100,0%</text:p>
          </table:table-cell>
          <table:table-cell office:value-type="float" office:value="119284" table:style-name="ce92">
            <text:p>119.284</text:p>
          </table:table-cell>
          <table:table-cell office:value-type="percentage" office:value="0.99714942528735628" table:style-name="ce93">
            <text:p>99,7%</text:p>
          </table:table-cell>
          <table:table-cell office:value-type="float" office:value="155586" table:style-name="ce92">
            <text:p>155.586</text:p>
          </table:table-cell>
          <table:table-cell office:value-type="percentage" office:value="0.96451552910544913" table:style-name="ce93">
            <text:p>96,5%</text:p>
          </table:table-cell>
          <table:table-cell office:value-type="float" office:value="188548" table:style-name="ce92">
            <text:p>188.548</text:p>
          </table:table-cell>
          <table:table-cell office:value-type="percentage" office:value="0.93818977956908989" table:style-name="ce93">
            <text:p>93,8%</text:p>
          </table:table-cell>
          <table:table-cell office:value-type="float" office:value="191298" table:style-name="ce92">
            <text:p>191.298</text:p>
          </table:table-cell>
          <table:table-cell office:value-type="percentage" office:value="0.89543477955597583" table:style-name="ce93">
            <text:p>89,5%</text:p>
          </table:table-cell>
          <table:table-cell office:value-type="float" office:value="130296" table:style-name="ce92">
            <text:p>130.296</text:p>
          </table:table-cell>
          <table:table-cell office:value-type="percentage" office:value="0.82320979542324269" table:style-name="ce93">
            <text:p>82,3%</text:p>
          </table:table-cell>
          <table:table-cell office:value-type="float" office:value="108672" table:style-name="ce92">
            <text:p>108.672</text:p>
          </table:table-cell>
          <table:table-cell office:value-type="percentage" office:value="0.83083839202434284" table:style-name="ce93">
            <text:p>83,1%</text:p>
          </table:table-cell>
          <table:table-cell office:value-type="float" office:value="98386" table:style-name="ce92">
            <text:p>98.386</text:p>
          </table:table-cell>
          <table:table-cell office:value-type="percentage" office:value="0.91917748068424943" table:style-name="ce93">
            <text:p>91,9%</text:p>
          </table:table-cell>
          <table:table-cell office:value-type="float" office:value="1092612" table:style-name="ce92">
            <text:p>1.092.612</text:p>
          </table:table-cell>
          <table:table-cell office:value-type="float" office:value="1189408" table:style-name="ce92">
            <text:p>1.189.408</text:p>
          </table:table-cell>
          <table:table-cell office:value-type="percentage" office:value="0.91861833786219704" table:style-name="ce93">
            <text:p>91,9%</text:p>
          </table:table-cell>
          <table:table-cell office:value-type="percentage" office:value="0.82081354755685565" table:style-name="ce93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88640" table:style-name="ce92">
            <text:p>88.640</text:p>
          </table:table-cell>
          <table:table-cell office:value-type="percentage" office:value="1" table:style-name="ce93">
            <text:p>100,0%</text:p>
          </table:table-cell>
          <table:table-cell office:value-type="float" office:value="114700" table:style-name="ce92">
            <text:p>114.700</text:p>
          </table:table-cell>
          <table:table-cell office:value-type="percentage" office:value="1" table:style-name="ce93">
            <text:p>100,0%</text:p>
          </table:table-cell>
          <table:table-cell office:value-type="float" office:value="149560" table:style-name="ce92">
            <text:p>149.560</text:p>
          </table:table-cell>
          <table:table-cell office:value-type="percentage" office:value="0.9840121060596092" table:style-name="ce93">
            <text:p>98,4%</text:p>
          </table:table-cell>
          <table:table-cell office:value-type="float" office:value="155015" table:style-name="ce92">
            <text:p>155.015</text:p>
          </table:table-cell>
          <table:table-cell office:value-type="percentage" office:value="0.95639271237575807" table:style-name="ce93">
            <text:p>95,6%</text:p>
          </table:table-cell>
          <table:table-cell office:value-type="float" office:value="152428" table:style-name="ce92">
            <text:p>152.428</text:p>
          </table:table-cell>
          <table:table-cell office:value-type="percentage" office:value="0.9186837029893925" table:style-name="ce93">
            <text:p>91,9%</text:p>
          </table:table-cell>
          <table:table-cell office:value-type="float" office:value="91977" table:style-name="ce92">
            <text:p>91.977</text:p>
          </table:table-cell>
          <table:table-cell office:value-type="percentage" office:value="0.8470038953504434" table:style-name="ce93">
            <text:p>84,7%</text:p>
          </table:table-cell>
          <table:table-cell office:value-type="float" office:value="67480" table:style-name="ce92">
            <text:p>67.480</text:p>
          </table:table-cell>
          <table:table-cell office:value-type="percentage" office:value="0.85156861260442696" table:style-name="ce93">
            <text:p>85,2%</text:p>
          </table:table-cell>
          <table:table-cell office:value-type="float" office:value="67217" table:style-name="ce92">
            <text:p>67.217</text:p>
          </table:table-cell>
          <table:table-cell office:value-type="percentage" office:value="1.0300508765477503" table:style-name="ce93">
            <text:p>103,0%</text:p>
          </table:table-cell>
          <table:table-cell office:value-type="float" office:value="887017" table:style-name="ce92">
            <text:p>887.017</text:p>
          </table:table-cell>
          <table:table-cell office:value-type="float" office:value="930447" table:style-name="ce92">
            <text:p>930.447</text:p>
          </table:table-cell>
          <table:table-cell office:value-type="percentage" office:value="0.95332351009783467" table:style-name="ce93">
            <text:p>95,3%</text:p>
          </table:table-cell>
          <table:table-cell office:value-type="percentage" office:value="0.87572971964351476" table:style-name="ce93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51439" table:style-name="ce92">
            <text:p>51.439</text:p>
          </table:table-cell>
          <table:table-cell office:value-type="percentage" office:value="0.95909234985922842" table:style-name="ce93">
            <text:p>95,9%</text:p>
          </table:table-cell>
          <table:table-cell office:value-type="float" office:value="79884" table:style-name="ce92">
            <text:p>79.884</text:p>
          </table:table-cell>
          <table:table-cell office:value-type="percentage" office:value="0.91574386133846897" table:style-name="ce93">
            <text:p>91,6%</text:p>
          </table:table-cell>
          <table:table-cell office:value-type="float" office:value="112202" table:style-name="ce92">
            <text:p>112.202</text:p>
          </table:table-cell>
          <table:table-cell office:value-type="percentage" office:value="0.88075482954322448" table:style-name="ce93">
            <text:p>88,1%</text:p>
          </table:table-cell>
          <table:table-cell office:value-type="float" office:value="153193" table:style-name="ce92">
            <text:p>153.193</text:p>
          </table:table-cell>
          <table:table-cell office:value-type="percentage" office:value="0.86302025824188211" table:style-name="ce93">
            <text:p>86,3%</text:p>
          </table:table-cell>
          <table:table-cell office:value-type="float" office:value="172980" table:style-name="ce92">
            <text:p>172.980</text:p>
          </table:table-cell>
          <table:table-cell office:value-type="percentage" office:value="0.79853016531023946" table:style-name="ce93">
            <text:p>79,9%</text:p>
          </table:table-cell>
          <table:table-cell office:value-type="float" office:value="133733" table:style-name="ce92">
            <text:p>133.733</text:p>
          </table:table-cell>
          <table:table-cell office:value-type="percentage" office:value="0.72662417751987263" table:style-name="ce93">
            <text:p>72,7%</text:p>
          </table:table-cell>
          <table:table-cell office:value-type="float" office:value="103041" table:style-name="ce92">
            <text:p>103.041</text:p>
          </table:table-cell>
          <table:table-cell office:value-type="percentage" office:value="0.75095654201861339" table:style-name="ce93">
            <text:p>75,1%</text:p>
          </table:table-cell>
          <table:table-cell office:value-type="float" office:value="85928" table:style-name="ce92">
            <text:p>85.928</text:p>
          </table:table-cell>
          <table:table-cell office:value-type="percentage" office:value="0.86328564539463104" table:style-name="ce93">
            <text:p>86,3%</text:p>
          </table:table-cell>
          <table:table-cell office:value-type="float" office:value="892400" table:style-name="ce92">
            <text:p>892.400</text:p>
          </table:table-cell>
          <table:table-cell office:value-type="float" office:value="1083187" table:style-name="ce92">
            <text:p>1.083.187</text:p>
          </table:table-cell>
          <table:table-cell office:value-type="percentage" office:value="0.82386513132081529" table:style-name="ce93">
            <text:p>82,4%</text:p>
          </table:table-cell>
          <table:table-cell office:value-type="percentage" office:value="0.73161033797216701" table:style-name="ce93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93129" table:style-name="ce92">
            <text:p>93.129</text:p>
          </table:table-cell>
          <table:table-cell office:value-type="percentage" office:value="0.92793089017755725" table:style-name="ce93">
            <text:p>92,8%</text:p>
          </table:table-cell>
          <table:table-cell office:value-type="float" office:value="152390" table:style-name="ce92">
            <text:p>152.390</text:p>
          </table:table-cell>
          <table:table-cell office:value-type="percentage" office:value="0.91008444513455089" table:style-name="ce93">
            <text:p>91,0%</text:p>
          </table:table-cell>
          <table:table-cell office:value-type="float" office:value="225939" table:style-name="ce92">
            <text:p>225.939</text:p>
          </table:table-cell>
          <table:table-cell office:value-type="percentage" office:value="0.89816938641648947" table:style-name="ce93">
            <text:p>89,8%</text:p>
          </table:table-cell>
          <table:table-cell office:value-type="float" office:value="324993" table:style-name="ce92">
            <text:p>324.993</text:p>
          </table:table-cell>
          <table:table-cell office:value-type="percentage" office:value="0.88254079462969148" table:style-name="ce93">
            <text:p>88,3%</text:p>
          </table:table-cell>
          <table:table-cell office:value-type="float" office:value="322720" table:style-name="ce92">
            <text:p>322.720</text:p>
          </table:table-cell>
          <table:table-cell office:value-type="percentage" office:value="0.81886806815442581" table:style-name="ce93">
            <text:p>81,9%</text:p>
          </table:table-cell>
          <table:table-cell office:value-type="float" office:value="234323" table:style-name="ce92">
            <text:p>234.323</text:p>
          </table:table-cell>
          <table:table-cell office:value-type="percentage" office:value="0.7489659977881622" table:style-name="ce93">
            <text:p>74,9%</text:p>
          </table:table-cell>
          <table:table-cell office:value-type="float" office:value="192501" table:style-name="ce92">
            <text:p>192.501</text:p>
          </table:table-cell>
          <table:table-cell office:value-type="percentage" office:value="0.75588111720612083" table:style-name="ce93">
            <text:p>75,6%</text:p>
          </table:table-cell>
          <table:table-cell office:value-type="float" office:value="171060" table:style-name="ce92">
            <text:p>171.060</text:p>
          </table:table-cell>
          <table:table-cell office:value-type="percentage" office:value="0.92833690608634301" table:style-name="ce93">
            <text:p>92,8%</text:p>
          </table:table-cell>
          <table:table-cell office:value-type="float" office:value="1717055" table:style-name="ce92">
            <text:p>1.717.055</text:p>
          </table:table-cell>
          <table:table-cell office:value-type="float" office:value="2033513" table:style-name="ce92">
            <text:p>2.033.513</text:p>
          </table:table-cell>
          <table:table-cell office:value-type="percentage" office:value="0.84437866883565538" table:style-name="ce93">
            <text:p>84,4%</text:p>
          </table:table-cell>
          <table:table-cell office:value-type="percentage" office:value="0.76505022124258537" table:style-name="ce93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42302" table:style-name="ce92">
            <text:p>42.302</text:p>
          </table:table-cell>
          <table:table-cell office:value-type="percentage" office:value="1" table:style-name="ce93">
            <text:p>100,0%</text:p>
          </table:table-cell>
          <table:table-cell office:value-type="float" office:value="56120" table:style-name="ce92">
            <text:p>56.120</text:p>
          </table:table-cell>
          <table:table-cell office:value-type="percentage" office:value="1" table:style-name="ce93">
            <text:p>100,0%</text:p>
          </table:table-cell>
          <table:table-cell office:value-type="float" office:value="77191" table:style-name="ce92">
            <text:p>77.191</text:p>
          </table:table-cell>
          <table:table-cell office:value-type="percentage" office:value="0.97393290182570624" table:style-name="ce93">
            <text:p>97,4%</text:p>
          </table:table-cell>
          <table:table-cell office:value-type="float" office:value="85149" table:style-name="ce92">
            <text:p>85.149</text:p>
          </table:table-cell>
          <table:table-cell office:value-type="percentage" office:value="0.93601187204572933" table:style-name="ce93">
            <text:p>93,6%</text:p>
          </table:table-cell>
          <table:table-cell office:value-type="float" office:value="89353" table:style-name="ce92">
            <text:p>89.353</text:p>
          </table:table-cell>
          <table:table-cell office:value-type="percentage" office:value="0.91751381102006446" table:style-name="ce93">
            <text:p>91,8%</text:p>
          </table:table-cell>
          <table:table-cell office:value-type="float" office:value="56817" table:style-name="ce92">
            <text:p>56.817</text:p>
          </table:table-cell>
          <table:table-cell office:value-type="percentage" office:value="0.84601983382471191" table:style-name="ce93">
            <text:p>84,6%</text:p>
          </table:table-cell>
          <table:table-cell office:value-type="float" office:value="43410" table:style-name="ce92">
            <text:p>43.410</text:p>
          </table:table-cell>
          <table:table-cell office:value-type="percentage" office:value="0.85330135828435516" table:style-name="ce93">
            <text:p>85,3%</text:p>
          </table:table-cell>
          <table:table-cell office:value-type="float" office:value="46220" table:style-name="ce92">
            <text:p>46.220</text:p>
          </table:table-cell>
          <table:table-cell office:value-type="percentage" office:value="1.0206920919550384" table:style-name="ce93">
            <text:p>102,1%</text:p>
          </table:table-cell>
          <table:table-cell office:value-type="float" office:value="496562" table:style-name="ce92">
            <text:p>496.562</text:p>
          </table:table-cell>
          <table:table-cell office:value-type="float" office:value="527062" table:style-name="ce92">
            <text:p>527.062</text:p>
          </table:table-cell>
          <table:table-cell office:value-type="percentage" office:value="0.94213204518633487" table:style-name="ce93">
            <text:p>94,2%</text:p>
          </table:table-cell>
          <table:table-cell office:value-type="percentage" office:value="0.85077999845799313" table:style-name="ce93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stilla y Leon</text:p>
          </table:table-cell>
          <table:table-cell office:value-type="float" office:value="228291" table:style-name="ce92">
            <text:p>228.291</text:p>
          </table:table-cell>
          <table:table-cell office:value-type="percentage" office:value="1" table:style-name="ce93">
            <text:p>100,0%</text:p>
          </table:table-cell>
          <table:table-cell office:value-type="float" office:value="250774" table:style-name="ce92">
            <text:p>250.774</text:p>
          </table:table-cell>
          <table:table-cell office:value-type="percentage" office:value="1" table:style-name="ce93">
            <text:p>100,0%</text:p>
          </table:table-cell>
          <table:table-cell office:value-type="float" office:value="323994" table:style-name="ce92">
            <text:p>323.994</text:p>
          </table:table-cell>
          <table:table-cell office:value-type="percentage" office:value="0.9900715981701671" table:style-name="ce93">
            <text:p>99,0%</text:p>
          </table:table-cell>
          <table:table-cell office:value-type="float" office:value="355562" table:style-name="ce92">
            <text:p>355.562</text:p>
          </table:table-cell>
          <table:table-cell office:value-type="percentage" office:value="0.93273662589224116" table:style-name="ce93">
            <text:p>93,3%</text:p>
          </table:table-cell>
          <table:table-cell office:value-type="float" office:value="324116" table:style-name="ce92">
            <text:p>324.116</text:p>
          </table:table-cell>
          <table:table-cell office:value-type="percentage" office:value="0.89981732472334963" table:style-name="ce93">
            <text:p>90,0%</text:p>
          </table:table-cell>
          <table:table-cell office:value-type="float" office:value="216508" table:style-name="ce92">
            <text:p>216.508</text:p>
          </table:table-cell>
          <table:table-cell office:value-type="percentage" office:value="0.83625464461456456" table:style-name="ce93">
            <text:p>83,6%</text:p>
          </table:table-cell>
          <table:table-cell office:value-type="float" office:value="178720" table:style-name="ce92">
            <text:p>178.720</text:p>
          </table:table-cell>
          <table:table-cell office:value-type="percentage" office:value="0.84389859240056853" table:style-name="ce93">
            <text:p>84,4%</text:p>
          </table:table-cell>
          <table:table-cell office:value-type="float" office:value="164159" table:style-name="ce92">
            <text:p>164.159</text:p>
          </table:table-cell>
          <table:table-cell office:value-type="percentage" office:value="0.97598663479946257" table:style-name="ce93">
            <text:p>97,6%</text:p>
          </table:table-cell>
          <table:table-cell office:value-type="float" office:value="2042124" table:style-name="ce92">
            <text:p>2.042.124</text:p>
          </table:table-cell>
          <table:table-cell office:value-type="float" office:value="2172149" table:style-name="ce92">
            <text:p>2.172.149</text:p>
          </table:table-cell>
          <table:table-cell office:value-type="percentage" office:value="0.94013992594430673" table:style-name="ce93">
            <text:p>94,0%</text:p>
          </table:table-cell>
          <table:table-cell office:value-type="percentage" office:value="0.85564488117020976" table:style-name="ce93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stilla - La Mancha</text:p>
          </table:table-cell>
          <table:table-cell office:value-type="float" office:value="137203" table:style-name="ce92">
            <text:p>137.203</text:p>
          </table:table-cell>
          <table:table-cell office:value-type="percentage" office:value="1" table:style-name="ce93">
            <text:p>100,0%</text:p>
          </table:table-cell>
          <table:table-cell office:value-type="float" office:value="158428" table:style-name="ce92">
            <text:p>158.428</text:p>
          </table:table-cell>
          <table:table-cell office:value-type="percentage" office:value="1" table:style-name="ce93">
            <text:p>100,0%</text:p>
          </table:table-cell>
          <table:table-cell office:value-type="float" office:value="223302" table:style-name="ce92">
            <text:p>223.302</text:p>
          </table:table-cell>
          <table:table-cell office:value-type="percentage" office:value="0.97927447506446574" table:style-name="ce93">
            <text:p>97,9%</text:p>
          </table:table-cell>
          <table:table-cell office:value-type="float" office:value="286866" table:style-name="ce92">
            <text:p>286.866</text:p>
          </table:table-cell>
          <table:table-cell office:value-type="percentage" office:value="0.92119316521465477" table:style-name="ce93">
            <text:p>92,1%</text:p>
          </table:table-cell>
          <table:table-cell office:value-type="float" office:value="287361" table:style-name="ce92">
            <text:p>287.361</text:p>
          </table:table-cell>
          <table:table-cell office:value-type="percentage" office:value="0.86899761401471509" table:style-name="ce93">
            <text:p>86,9%</text:p>
          </table:table-cell>
          <table:table-cell office:value-type="float" office:value="207122" table:style-name="ce92">
            <text:p>207.122</text:p>
          </table:table-cell>
          <table:table-cell office:value-type="percentage" office:value="0.80357399195347445" table:style-name="ce93">
            <text:p>80,4%</text:p>
          </table:table-cell>
          <table:table-cell office:value-type="float" office:value="174892" table:style-name="ce92">
            <text:p>174.892</text:p>
          </table:table-cell>
          <table:table-cell office:value-type="percentage" office:value="0.79862278074084903" table:style-name="ce93">
            <text:p>79,9%</text:p>
          </table:table-cell>
          <table:table-cell office:value-type="float" office:value="167906" table:style-name="ce92">
            <text:p>167.906</text:p>
          </table:table-cell>
          <table:table-cell office:value-type="percentage" office:value="0.94426823233004908" table:style-name="ce93">
            <text:p>94,4%</text:p>
          </table:table-cell>
          <table:table-cell office:value-type="float" office:value="1643080" table:style-name="ce92">
            <text:p>1.643.080</text:p>
          </table:table-cell>
          <table:table-cell office:value-type="float" office:value="1816082" table:style-name="ce92">
            <text:p>1.816.082</text:p>
          </table:table-cell>
          <table:table-cell office:value-type="percentage" office:value="0.90473888293590266" table:style-name="ce93">
            <text:p>90,5%</text:p>
          </table:table-cell>
          <table:table-cell office:value-type="percentage" office:value="0.80202825657406607" table:style-name="ce93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455836" table:style-name="ce92">
            <text:p>455.836</text:p>
          </table:table-cell>
          <table:table-cell office:value-type="percentage" office:value="1" table:style-name="ce93">
            <text:p>100,0%</text:p>
          </table:table-cell>
          <table:table-cell office:value-type="float" office:value="618679" table:style-name="ce92">
            <text:p>618.679</text:p>
          </table:table-cell>
          <table:table-cell office:value-type="percentage" office:value="0.97316968049630659" table:style-name="ce93">
            <text:p>97,3%</text:p>
          </table:table-cell>
          <table:table-cell office:value-type="float" office:value="802583" table:style-name="ce92">
            <text:p>802.583</text:p>
          </table:table-cell>
          <table:table-cell office:value-type="percentage" office:value="0.94146400401649766" table:style-name="ce93">
            <text:p>94,1%</text:p>
          </table:table-cell>
          <table:table-cell office:value-type="float" office:value="1040369" table:style-name="ce92">
            <text:p>1.040.369</text:p>
          </table:table-cell>
          <table:table-cell office:value-type="percentage" office:value="0.94802993618558762" table:style-name="ce93">
            <text:p>94,8%</text:p>
          </table:table-cell>
          <table:table-cell office:value-type="float" office:value="1156937" table:style-name="ce92">
            <text:p>1.156.937</text:p>
          </table:table-cell>
          <table:table-cell office:value-type="percentage" office:value="0.90702453097927915" table:style-name="ce93">
            <text:p>90,7%</text:p>
          </table:table-cell>
          <table:table-cell office:value-type="float" office:value="820503" table:style-name="ce92">
            <text:p>820.503</text:p>
          </table:table-cell>
          <table:table-cell office:value-type="percentage" office:value="0.84883016010295587" table:style-name="ce93">
            <text:p>84,9%</text:p>
          </table:table-cell>
          <table:table-cell office:value-type="float" office:value="685663" table:style-name="ce92">
            <text:p>685.663</text:p>
          </table:table-cell>
          <table:table-cell office:value-type="percentage" office:value="0.82704761720959796" table:style-name="ce93">
            <text:p>82,7%</text:p>
          </table:table-cell>
          <table:table-cell office:value-type="float" office:value="613284" table:style-name="ce92">
            <text:p>613.284</text:p>
          </table:table-cell>
          <table:table-cell office:value-type="percentage" office:value="0.9134909132615292" table:style-name="ce93">
            <text:p>91,3%</text:p>
          </table:table-cell>
          <table:table-cell office:value-type="float" office:value="6193854" table:style-name="ce92">
            <text:p>6.193.854</text:p>
          </table:table-cell>
          <table:table-cell office:value-type="float" office:value="6782414" table:style-name="ce92">
            <text:p>6.782.414</text:p>
          </table:table-cell>
          <table:table-cell office:value-type="percentage" office:value="0.91322263724980512" table:style-name="ce93">
            <text:p>91,3%</text:p>
          </table:table-cell>
          <table:table-cell office:value-type="percentage" office:value="0.80741099270223526" table:style-name="ce93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295565" table:style-name="ce92">
            <text:p>295.565</text:p>
          </table:table-cell>
          <table:table-cell office:value-type="percentage" office:value="1" table:style-name="ce93">
            <text:p>100,0%</text:p>
          </table:table-cell>
          <table:table-cell office:value-type="float" office:value="435725" table:style-name="ce92">
            <text:p>435.725</text:p>
          </table:table-cell>
          <table:table-cell office:value-type="percentage" office:value="0.99078849232336463" table:style-name="ce93">
            <text:p>99,1%</text:p>
          </table:table-cell>
          <table:table-cell office:value-type="float" office:value="579733" table:style-name="ce92">
            <text:p>579.733</text:p>
          </table:table-cell>
          <table:table-cell office:value-type="percentage" office:value="0.97084938205445959" table:style-name="ce93">
            <text:p>97,1%</text:p>
          </table:table-cell>
          <table:table-cell office:value-type="float" office:value="733734" table:style-name="ce92">
            <text:p>733.734</text:p>
          </table:table-cell>
          <table:table-cell office:value-type="percentage" office:value="0.9625316150156894" table:style-name="ce93">
            <text:p>96,3%</text:p>
          </table:table-cell>
          <table:table-cell office:value-type="float" office:value="769990" table:style-name="ce92">
            <text:p>769.990</text:p>
          </table:table-cell>
          <table:table-cell office:value-type="percentage" office:value="0.91586646255663284" table:style-name="ce93">
            <text:p>91,6%</text:p>
          </table:table-cell>
          <table:table-cell office:value-type="float" office:value="530601" table:style-name="ce92">
            <text:p>530.601</text:p>
          </table:table-cell>
          <table:table-cell office:value-type="percentage" office:value="0.86428221220645651" table:style-name="ce93">
            <text:p>86,4%</text:p>
          </table:table-cell>
          <table:table-cell office:value-type="float" office:value="447311" table:style-name="ce92">
            <text:p>447.311</text:p>
          </table:table-cell>
          <table:table-cell office:value-type="percentage" office:value="0.87233727204825529" table:style-name="ce93">
            <text:p>87,2%</text:p>
          </table:table-cell>
          <table:table-cell office:value-type="float" office:value="430138" table:style-name="ce92">
            <text:p>430.138</text:p>
          </table:table-cell>
          <table:table-cell office:value-type="percentage" office:value="0.9939205442164295" table:style-name="ce93">
            <text:p>99,4%</text:p>
          </table:table-cell>
          <table:table-cell office:value-type="float" office:value="4222797" table:style-name="ce92">
            <text:p>4.222.797</text:p>
          </table:table-cell>
          <table:table-cell office:value-type="float" office:value="4492026" table:style-name="ce92">
            <text:p>4.492.026</text:p>
          </table:table-cell>
          <table:table-cell office:value-type="percentage" office:value="0.9400651287414632" table:style-name="ce93">
            <text:p>94,0%</text:p>
          </table:table-cell>
          <table:table-cell office:value-type="percentage" office:value="0.83668701190498596" table:style-name="ce93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77694" table:style-name="ce92">
            <text:p>77.694</text:p>
          </table:table-cell>
          <table:table-cell office:value-type="percentage" office:value="1" table:style-name="ce93">
            <text:p>100,0%</text:p>
          </table:table-cell>
          <table:table-cell office:value-type="float" office:value="95781" table:style-name="ce92">
            <text:p>95.781</text:p>
          </table:table-cell>
          <table:table-cell office:value-type="percentage" office:value="1" table:style-name="ce93">
            <text:p>100,0%</text:p>
          </table:table-cell>
          <table:table-cell office:value-type="float" office:value="132900" table:style-name="ce92">
            <text:p>132.900</text:p>
          </table:table-cell>
          <table:table-cell office:value-type="percentage" office:value="1.0169491525423728" table:style-name="ce93">
            <text:p>101,7%</text:p>
          </table:table-cell>
          <table:table-cell office:value-type="float" office:value="161620" table:style-name="ce92">
            <text:p>161.620</text:p>
          </table:table-cell>
          <table:table-cell office:value-type="percentage" office:value="0.96229302245270998" table:style-name="ce93">
            <text:p>96,2%</text:p>
          </table:table-cell>
          <table:table-cell office:value-type="float" office:value="146267" table:style-name="ce92">
            <text:p>146.267</text:p>
          </table:table-cell>
          <table:table-cell office:value-type="percentage" office:value="0.92846714401787533" table:style-name="ce93">
            <text:p>92,8%</text:p>
          </table:table-cell>
          <table:table-cell office:value-type="float" office:value="113405" table:style-name="ce92">
            <text:p>113.405</text:p>
          </table:table-cell>
          <table:table-cell office:value-type="percentage" office:value="0.87340768010351044" table:style-name="ce93">
            <text:p>87,3%</text:p>
          </table:table-cell>
          <table:table-cell office:value-type="float" office:value="93648" table:style-name="ce92">
            <text:p>93.648</text:p>
          </table:table-cell>
          <table:table-cell office:value-type="percentage" office:value="0.83238227294544287" table:style-name="ce93">
            <text:p>83,2%</text:p>
          </table:table-cell>
          <table:table-cell office:value-type="float" office:value="86624" table:style-name="ce92">
            <text:p>86.624</text:p>
          </table:table-cell>
          <table:table-cell office:value-type="percentage" office:value="1.0106756583322638" table:style-name="ce93">
            <text:p>101,1%</text:p>
          </table:table-cell>
          <table:table-cell office:value-type="float" office:value="907939" table:style-name="ce92">
            <text:p>907.939</text:p>
          </table:table-cell>
          <table:table-cell office:value-type="float" office:value="949890" table:style-name="ce92">
            <text:p>949.890</text:p>
          </table:table-cell>
          <table:table-cell office:value-type="percentage" office:value="0.95583593889818819" table:style-name="ce93">
            <text:p>95,6%</text:p>
          </table:table-cell>
          <table:table-cell office:value-type="percentage" office:value="0.85816621754840983" table:style-name="ce93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Galicia</text:p>
          </table:table-cell>
          <table:table-cell office:value-type="float" office:value="241803" table:style-name="ce92">
            <text:p>241.803</text:p>
          </table:table-cell>
          <table:table-cell office:value-type="percentage" office:value="1" table:style-name="ce93">
            <text:p>100,0%</text:p>
          </table:table-cell>
          <table:table-cell office:value-type="float" office:value="291575" table:style-name="ce92">
            <text:p>291.575</text:p>
          </table:table-cell>
          <table:table-cell office:value-type="percentage" office:value="0.99858213836822618" table:style-name="ce93">
            <text:p>99,9%</text:p>
          </table:table-cell>
          <table:table-cell office:value-type="float" office:value="348207" table:style-name="ce92">
            <text:p>348.207</text:p>
          </table:table-cell>
          <table:table-cell office:value-type="percentage" office:value="0.98484299960969102" table:style-name="ce93">
            <text:p>98,5%</text:p>
          </table:table-cell>
          <table:table-cell office:value-type="float" office:value="393048" table:style-name="ce92">
            <text:p>393.048</text:p>
          </table:table-cell>
          <table:table-cell office:value-type="percentage" office:value="0.9605278592375367" table:style-name="ce93">
            <text:p>96,1%</text:p>
          </table:table-cell>
          <table:table-cell office:value-type="float" office:value="411471" table:style-name="ce92">
            <text:p>411.471</text:p>
          </table:table-cell>
          <table:table-cell office:value-type="percentage" office:value="0.92917032677937927" table:style-name="ce93">
            <text:p>92,9%</text:p>
          </table:table-cell>
          <table:table-cell office:value-type="float" office:value="267518" table:style-name="ce92">
            <text:p>267.518</text:p>
          </table:table-cell>
          <table:table-cell office:value-type="percentage" office:value="0.86688183332361191" table:style-name="ce93">
            <text:p>86,7%</text:p>
          </table:table-cell>
          <table:table-cell office:value-type="float" office:value="202660" table:style-name="ce92">
            <text:p>202.660</text:p>
          </table:table-cell>
          <table:table-cell office:value-type="percentage" office:value="0.87974579140656883" table:style-name="ce93">
            <text:p>88,0%</text:p>
          </table:table-cell>
          <table:table-cell office:value-type="float" office:value="193138" table:style-name="ce92">
            <text:p>193.138</text:p>
          </table:table-cell>
          <table:table-cell office:value-type="percentage" office:value="1.0534187101841348" table:style-name="ce93">
            <text:p>105,3%</text:p>
          </table:table-cell>
          <table:table-cell office:value-type="float" office:value="2349420" table:style-name="ce92">
            <text:p>2.349.420</text:p>
          </table:table-cell>
          <table:table-cell office:value-type="float" office:value="2456127" table:style-name="ce92">
            <text:p>2.456.127</text:p>
          </table:table-cell>
          <table:table-cell office:value-type="percentage" office:value="0.95655477098700514" table:style-name="ce93">
            <text:p>95,7%</text:p>
          </table:table-cell>
          <table:table-cell office:value-type="percentage" office:value="0.87116352401816022" table:style-name="ce9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5124" table:style-name="ce92">
            <text:p>25.124</text:p>
          </table:table-cell>
          <table:table-cell office:value-type="percentage" office:value="1" table:style-name="ce93">
            <text:p>100,0%</text:p>
          </table:table-cell>
          <table:table-cell office:value-type="float" office:value="30716" table:style-name="ce92">
            <text:p>30.716</text:p>
          </table:table-cell>
          <table:table-cell office:value-type="percentage" office:value="1" table:style-name="ce93">
            <text:p>100,0%</text:p>
          </table:table-cell>
          <table:table-cell office:value-type="float" office:value="39715" table:style-name="ce92">
            <text:p>39.715</text:p>
          </table:table-cell>
          <table:table-cell office:value-type="percentage" office:value="1.0285129745688093" table:style-name="ce93">
            <text:p>102,9%</text:p>
          </table:table-cell>
          <table:table-cell office:value-type="float" office:value="46320" table:style-name="ce92">
            <text:p>46.320</text:p>
          </table:table-cell>
          <table:table-cell office:value-type="percentage" office:value="0.97515789473684211" table:style-name="ce93">
            <text:p>97,5%</text:p>
          </table:table-cell>
          <table:table-cell office:value-type="float" office:value="48663" table:style-name="ce92">
            <text:p>48.663</text:p>
          </table:table-cell>
          <table:table-cell office:value-type="percentage" office:value="0.94082050885469026" table:style-name="ce93">
            <text:p>94,1%</text:p>
          </table:table-cell>
          <table:table-cell office:value-type="float" office:value="32470" table:style-name="ce92">
            <text:p>32.470</text:p>
          </table:table-cell>
          <table:table-cell office:value-type="percentage" office:value="0.87671454800734416" table:style-name="ce93">
            <text:p>87,7%</text:p>
          </table:table-cell>
          <table:table-cell office:value-type="float" office:value="25545" table:style-name="ce92">
            <text:p>25.545</text:p>
          </table:table-cell>
          <table:table-cell office:value-type="percentage" office:value="0.84681429423854671" table:style-name="ce93">
            <text:p>84,7%</text:p>
          </table:table-cell>
          <table:table-cell office:value-type="float" office:value="25729" table:style-name="ce92">
            <text:p>25.729</text:p>
          </table:table-cell>
          <table:table-cell office:value-type="percentage" office:value="0.99014816240138537" table:style-name="ce93">
            <text:p>99,0%</text:p>
          </table:table-cell>
          <table:table-cell office:value-type="float" office:value="274282" table:style-name="ce92">
            <text:p>274.282</text:p>
          </table:table-cell>
          <table:table-cell office:value-type="float" office:value="281479" table:style-name="ce92">
            <text:p>281.479</text:p>
          </table:table-cell>
          <table:table-cell office:value-type="percentage" office:value="0.97443148511967148" table:style-name="ce93">
            <text:p>97,4%</text:p>
          </table:table-cell>
          <table:table-cell office:value-type="percentage" office:value="0.86749784929912455" table:style-name="ce93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372259" table:style-name="ce92">
            <text:p>372.259</text:p>
          </table:table-cell>
          <table:table-cell office:value-type="percentage" office:value="1" table:style-name="ce93">
            <text:p>100,0%</text:p>
          </table:table-cell>
          <table:table-cell office:value-type="float" office:value="511354" table:style-name="ce92">
            <text:p>511.354</text:p>
          </table:table-cell>
          <table:table-cell office:value-type="percentage" office:value="0.97021914429371026" table:style-name="ce93">
            <text:p>97,0%</text:p>
          </table:table-cell>
          <table:table-cell office:value-type="float" office:value="691567" table:style-name="ce92">
            <text:p>691.567</text:p>
          </table:table-cell>
          <table:table-cell office:value-type="percentage" office:value="0.95989911972661834" table:style-name="ce93">
            <text:p>96,0%</text:p>
          </table:table-cell>
          <table:table-cell office:value-type="float" office:value="962465" table:style-name="ce92">
            <text:p>962.465</text:p>
          </table:table-cell>
          <table:table-cell office:value-type="percentage" office:value="0.97242358998503675" table:style-name="ce93">
            <text:p>97,2%</text:p>
          </table:table-cell>
          <table:table-cell office:value-type="float" office:value="1053803" table:style-name="ce92">
            <text:p>1.053.803</text:p>
          </table:table-cell>
          <table:table-cell office:value-type="percentage" office:value="0.91156826837988192" table:style-name="ce93">
            <text:p>91,2%</text:p>
          </table:table-cell>
          <table:table-cell office:value-type="float" office:value="774805" table:style-name="ce92">
            <text:p>774.805</text:p>
          </table:table-cell>
          <table:table-cell office:value-type="percentage" office:value="0.86008787315006818" table:style-name="ce93">
            <text:p>86,0%</text:p>
          </table:table-cell>
          <table:table-cell office:value-type="float" office:value="630931" table:style-name="ce92">
            <text:p>630.931</text:p>
          </table:table-cell>
          <table:table-cell office:value-type="percentage" office:value="0.85775949382576744" table:style-name="ce93">
            <text:p>85,8%</text:p>
          </table:table-cell>
          <table:table-cell office:value-type="float" office:value="540101" table:style-name="ce92">
            <text:p>540.101</text:p>
          </table:table-cell>
          <table:table-cell office:value-type="percentage" office:value="0.94631706205978205" table:style-name="ce93">
            <text:p>94,6%</text:p>
          </table:table-cell>
          <table:table-cell office:value-type="float" office:value="5537285" table:style-name="ce92">
            <text:p>5.537.285</text:p>
          </table:table-cell>
          <table:table-cell office:value-type="float" office:value="5970908" table:style-name="ce92">
            <text:p>5.970.908</text:p>
          </table:table-cell>
          <table:table-cell office:value-type="percentage" office:value="0.92737737710914325" table:style-name="ce93">
            <text:p>92,7%</text:p>
          </table:table-cell>
          <table:table-cell office:value-type="percentage" office:value="0.81963084317717971" table:style-name="ce93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Murcia</text:p>
          </table:table-cell>
          <table:table-cell office:value-type="float" office:value="75969" table:style-name="ce92">
            <text:p>75.969</text:p>
          </table:table-cell>
          <table:table-cell office:value-type="percentage" office:value="1" table:style-name="ce93">
            <text:p>100,0%</text:p>
          </table:table-cell>
          <table:table-cell office:value-type="float" office:value="108341" table:style-name="ce92">
            <text:p>108.341</text:p>
          </table:table-cell>
          <table:table-cell office:value-type="percentage" office:value="1" table:style-name="ce93">
            <text:p>100,0%</text:p>
          </table:table-cell>
          <table:table-cell office:value-type="float" office:value="154040" table:style-name="ce92">
            <text:p>154.040</text:p>
          </table:table-cell>
          <table:table-cell office:value-type="percentage" office:value="1.0032499462684235" table:style-name="ce93">
            <text:p>100,3%</text:p>
          </table:table-cell>
          <table:table-cell office:value-type="float" office:value="212059" table:style-name="ce92">
            <text:p>212.059</text:p>
          </table:table-cell>
          <table:table-cell office:value-type="percentage" office:value="0.97228832248983277" table:style-name="ce93">
            <text:p>97,2%</text:p>
          </table:table-cell>
          <table:table-cell office:value-type="float" office:value="236097" table:style-name="ce92">
            <text:p>236.097</text:p>
          </table:table-cell>
          <table:table-cell office:value-type="percentage" office:value="0.93515613859974334" table:style-name="ce93">
            <text:p>93,5%</text:p>
          </table:table-cell>
          <table:table-cell office:value-type="float" office:value="172157" table:style-name="ce92">
            <text:p>172.157</text:p>
          </table:table-cell>
          <table:table-cell office:value-type="percentage" office:value="0.86478897294473411" table:style-name="ce93">
            <text:p>86,5%</text:p>
          </table:table-cell>
          <table:table-cell office:value-type="float" office:value="145864" table:style-name="ce92">
            <text:p>145.864</text:p>
          </table:table-cell>
          <table:table-cell office:value-type="percentage" office:value="0.83859284001862722" table:style-name="ce93">
            <text:p>83,9%</text:p>
          </table:table-cell>
          <table:table-cell office:value-type="float" office:value="134136" table:style-name="ce92">
            <text:p>134.136</text:p>
          </table:table-cell>
          <table:table-cell office:value-type="percentage" office:value="0.92753222326713503" table:style-name="ce93">
            <text:p>92,8%</text:p>
          </table:table-cell>
          <table:table-cell office:value-type="float" office:value="1238663" table:style-name="ce92">
            <text:p>1.238.663</text:p>
          </table:table-cell>
          <table:table-cell office:value-type="float" office:value="1317614" table:style-name="ce92">
            <text:p>1.317.614</text:p>
          </table:table-cell>
          <table:table-cell office:value-type="percentage" office:value="0.94008032701534738" table:style-name="ce93">
            <text:p>94,0%</text:p>
          </table:table-cell>
          <table:table-cell office:value-type="percentage" office:value="0.81863898442642669" table:style-name="ce93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79">
            <text:p>Navarra</text:p>
          </table:table-cell>
          <table:table-cell office:value-type="float" office:value="42321" table:style-name="ce92">
            <text:p>42.321</text:p>
          </table:table-cell>
          <table:table-cell office:value-type="percentage" office:value="1" table:style-name="ce93">
            <text:p>100,0%</text:p>
          </table:table-cell>
          <table:table-cell office:value-type="float" office:value="55908" table:style-name="ce92">
            <text:p>55.908</text:p>
          </table:table-cell>
          <table:table-cell office:value-type="percentage" office:value="0.9870762711864407" table:style-name="ce93">
            <text:p>98,7%</text:p>
          </table:table-cell>
          <table:table-cell office:value-type="float" office:value="72549" table:style-name="ce92">
            <text:p>72.549</text:p>
          </table:table-cell>
          <table:table-cell office:value-type="percentage" office:value="0.95875512091978332" table:style-name="ce93">
            <text:p>95,9%</text:p>
          </table:table-cell>
          <table:table-cell office:value-type="float" office:value="92763" table:style-name="ce92">
            <text:p>92.763</text:p>
          </table:table-cell>
          <table:table-cell office:value-type="percentage" office:value="0.94948719523429348" table:style-name="ce93">
            <text:p>94,9%</text:p>
          </table:table-cell>
          <table:table-cell office:value-type="float" office:value="96564" table:style-name="ce92">
            <text:p>96.564</text:p>
          </table:table-cell>
          <table:table-cell office:value-type="percentage" office:value="0.91336795210124566" table:style-name="ce93">
            <text:p>91,3%</text:p>
          </table:table-cell>
          <table:table-cell office:value-type="float" office:value="65786" table:style-name="ce92">
            <text:p>65.786</text:p>
          </table:table-cell>
          <table:table-cell office:value-type="percentage" office:value="0.85738117269871883" table:style-name="ce93">
            <text:p>85,7%</text:p>
          </table:table-cell>
          <table:table-cell office:value-type="float" office:value="59467" table:style-name="ce92">
            <text:p>59.467</text:p>
          </table:table-cell>
          <table:table-cell office:value-type="percentage" office:value="0.8643208046277725" table:style-name="ce93">
            <text:p>86,4%</text:p>
          </table:table-cell>
          <table:table-cell office:value-type="float" office:value="56181" table:style-name="ce92">
            <text:p>56.181</text:p>
          </table:table-cell>
          <table:table-cell office:value-type="percentage" office:value="0.97670416021974582" table:style-name="ce93">
            <text:p>97,7%</text:p>
          </table:table-cell>
          <table:table-cell office:value-type="float" office:value="541539" table:style-name="ce92">
            <text:p>541.539</text:p>
          </table:table-cell>
          <table:table-cell office:value-type="float" office:value="580174" table:style-name="ce92">
            <text:p>580.174</text:p>
          </table:table-cell>
          <table:table-cell office:value-type="percentage" office:value="0.93340790866188417" table:style-name="ce93">
            <text:p>93,3%</text:p>
          </table:table-cell>
          <table:table-cell office:value-type="percentage" office:value="0.82344059338193032" table:style-name="ce93">
            <text:p>82,3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63444" table:style-name="ce92">
            <text:p>163.444</text:p>
          </table:table-cell>
          <table:table-cell office:value-type="percentage" office:value="1.0245602597695673" table:style-name="ce93">
            <text:p>102,5%</text:p>
          </table:table-cell>
          <table:table-cell office:value-type="float" office:value="214334" table:style-name="ce92">
            <text:p>214.334</text:p>
          </table:table-cell>
          <table:table-cell office:value-type="percentage" office:value="0.99060850595749794" table:style-name="ce93">
            <text:p>99,1%</text:p>
          </table:table-cell>
          <table:table-cell office:value-type="float" office:value="278149" table:style-name="ce92">
            <text:p>278.149</text:p>
          </table:table-cell>
          <table:table-cell office:value-type="percentage" office:value="0.97883609055366105" table:style-name="ce93">
            <text:p>97,9%</text:p>
          </table:table-cell>
          <table:table-cell office:value-type="float" office:value="326909" table:style-name="ce92">
            <text:p>326.909</text:p>
          </table:table-cell>
          <table:table-cell office:value-type="percentage" office:value="0.96871397795932634" table:style-name="ce93">
            <text:p>96,9%</text:p>
          </table:table-cell>
          <table:table-cell office:value-type="float" office:value="325072" table:style-name="ce92">
            <text:p>325.072</text:p>
          </table:table-cell>
          <table:table-cell office:value-type="percentage" office:value="0.93394318286292177" table:style-name="ce93">
            <text:p>93,4%</text:p>
          </table:table-cell>
          <table:table-cell office:value-type="float" office:value="209836" table:style-name="ce92">
            <text:p>209.836</text:p>
          </table:table-cell>
          <table:table-cell office:value-type="percentage" office:value="0.88301807393692011" table:style-name="ce93">
            <text:p>88,3%</text:p>
          </table:table-cell>
          <table:table-cell office:value-type="float" office:value="173640" table:style-name="ce92">
            <text:p>173.640</text:p>
          </table:table-cell>
          <table:table-cell office:value-type="percentage" office:value="0.87162111286800692" table:style-name="ce93">
            <text:p>87,2%</text:p>
          </table:table-cell>
          <table:table-cell office:value-type="float" office:value="167004" table:style-name="ce92">
            <text:p>167.004</text:p>
          </table:table-cell>
          <table:table-cell office:value-type="percentage" office:value="0.96636326287344421" table:style-name="ce93">
            <text:p>96,6%</text:p>
          </table:table-cell>
          <table:table-cell office:value-type="float" office:value="1858388" table:style-name="ce92">
            <text:p>1.858.388</text:p>
          </table:table-cell>
          <table:table-cell office:value-type="float" office:value="1955253" table:style-name="ce92">
            <text:p>1.955.253</text:p>
          </table:table-cell>
          <table:table-cell office:value-type="percentage" office:value="0.95045909659772931" table:style-name="ce93">
            <text:p>95,0%</text:p>
          </table:table-cell>
          <table:table-cell office:value-type="percentage" office:value="0.85016752763611281" table:style-name="ce93">
            <text:p>85,0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2397" table:style-name="ce92">
            <text:p>2.397</text:p>
          </table:table-cell>
          <table:table-cell office:value-type="percentage" office:value="0.84490659146986258" table:style-name="ce93">
            <text:p>84,5%</text:p>
          </table:table-cell>
          <table:table-cell office:value-type="float" office:value="3908" table:style-name="ce92">
            <text:p>3.908</text:p>
          </table:table-cell>
          <table:table-cell office:value-type="percentage" office:value="0.88737511353315168" table:style-name="ce93">
            <text:p>88,7%</text:p>
          </table:table-cell>
          <table:table-cell office:value-type="float" office:value="7658" table:style-name="ce92">
            <text:p>7.658</text:p>
          </table:table-cell>
          <table:table-cell office:value-type="percentage" office:value="0.91943810781606439" table:style-name="ce93">
            <text:p>91,9%</text:p>
          </table:table-cell>
          <table:table-cell office:value-type="float" office:value="10625" table:style-name="ce92">
            <text:p>10.625</text:p>
          </table:table-cell>
          <table:table-cell office:value-type="percentage" office:value="0.9193562343168642" table:style-name="ce93">
            <text:p>91,9%</text:p>
          </table:table-cell>
          <table:table-cell office:value-type="float" office:value="11218" table:style-name="ce92">
            <text:p>11.218</text:p>
          </table:table-cell>
          <table:table-cell office:value-type="percentage" office:value="0.90782552399449701" table:style-name="ce93">
            <text:p>90,8%</text:p>
          </table:table-cell>
          <table:table-cell office:value-type="float" office:value="9405" table:style-name="ce92">
            <text:p>9.405</text:p>
          </table:table-cell>
          <table:table-cell office:value-type="percentage" office:value="0.82507237476971662" table:style-name="ce93">
            <text:p>82,5%</text:p>
          </table:table-cell>
          <table:table-cell office:value-type="float" office:value="9265" table:style-name="ce92">
            <text:p>9.265</text:p>
          </table:table-cell>
          <table:table-cell office:value-type="percentage" office:value="0.85273815002300968" table:style-name="ce93">
            <text:p>85,3%</text:p>
          </table:table-cell>
          <table:table-cell office:value-type="float" office:value="9431" table:style-name="ce92">
            <text:p>9.431</text:p>
          </table:table-cell>
          <table:table-cell office:value-type="percentage" office:value="1.0161620515030707" table:style-name="ce93">
            <text:p>101,6%</text:p>
          </table:table-cell>
          <table:table-cell office:value-type="float" office:value="63907" table:style-name="ce92">
            <text:p>63.907</text:p>
          </table:table-cell>
          <table:table-cell office:value-type="float" office:value="71029" table:style-name="ce92">
            <text:p>71.029</text:p>
          </table:table-cell>
          <table:table-cell office:value-type="percentage" office:value="0.8997310957496234" table:style-name="ce93">
            <text:p>90,0%</text:p>
          </table:table-cell>
          <table:table-cell office:value-type="percentage" office:value="0.76519750469964198" table:style-name="ce93">
            <text:p>76,5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2057" table:style-name="ce92">
            <text:p>2.057</text:p>
          </table:table-cell>
          <table:table-cell office:value-type="percentage" office:value="0.81919553962564717" table:style-name="ce93">
            <text:p>81,9%</text:p>
          </table:table-cell>
          <table:table-cell office:value-type="float" office:value="3372" table:style-name="ce92">
            <text:p>3.372</text:p>
          </table:table-cell>
          <table:table-cell office:value-type="percentage" office:value="0.88666841966868259" table:style-name="ce93">
            <text:p>88,7%</text:p>
          </table:table-cell>
          <table:table-cell office:value-type="float" office:value="7413" table:style-name="ce92">
            <text:p>7.413</text:p>
          </table:table-cell>
          <table:table-cell office:value-type="percentage" office:value="0.92604622111180512" table:style-name="ce93">
            <text:p>92,6%</text:p>
          </table:table-cell>
          <table:table-cell office:value-type="float" office:value="10072" table:style-name="ce92">
            <text:p>10.072</text:p>
          </table:table-cell>
          <table:table-cell office:value-type="percentage" office:value="0.93250624942134985" table:style-name="ce93">
            <text:p>93,3%</text:p>
          </table:table-cell>
          <table:table-cell office:value-type="float" office:value="10596" table:style-name="ce92">
            <text:p>10.596</text:p>
          </table:table-cell>
          <table:table-cell office:value-type="percentage" office:value="0.97006316945893989" table:style-name="ce93">
            <text:p>97,0%</text:p>
          </table:table-cell>
          <table:table-cell office:value-type="float" office:value="9176" table:style-name="ce92">
            <text:p>9.176</text:p>
          </table:table-cell>
          <table:table-cell office:value-type="percentage" office:value="0.83783783783783783" table:style-name="ce93">
            <text:p>83,8%</text:p>
          </table:table-cell>
          <table:table-cell office:value-type="float" office:value="9768" table:style-name="ce92">
            <text:p>9.768</text:p>
          </table:table-cell>
          <table:table-cell office:value-type="percentage" office:value="0.83551449833205027" table:style-name="ce93">
            <text:p>83,6%</text:p>
          </table:table-cell>
          <table:table-cell office:value-type="float" office:value="9044" table:style-name="ce92">
            <text:p>9.044</text:p>
          </table:table-cell>
          <table:table-cell office:value-type="percentage" office:value="0.94405010438413361" table:style-name="ce93">
            <text:p>94,4%</text:p>
          </table:table-cell>
          <table:table-cell office:value-type="float" office:value="61498" table:style-name="ce92">
            <text:p>61.498</text:p>
          </table:table-cell>
          <table:table-cell office:value-type="float" office:value="68266" table:style-name="ce92">
            <text:p>68.266</text:p>
          </table:table-cell>
          <table:table-cell office:value-type="percentage" office:value="0.9008584068203791" table:style-name="ce93">
            <text:p>90,1%</text:p>
          </table:table-cell>
          <table:table-cell office:value-type="percentage" office:value="0.73192735236009621" table:style-name="ce93">
            <text:p>73,2%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79">
            <text:p>Fuerzas Armadas</text:p>
          </table:table-cell>
          <table:table-cell office:value-type="float" office:value="23" table:style-name="ce92">
            <text:p>23</text:p>
          </table:table-cell>
          <table:table-cell office:value-type="string" table:style-name="ce93">
            <text:p>-</text:p>
          </table:table-cell>
          <table:table-cell office:value-type="float" office:value="19" table:style-name="ce92">
            <text:p>19</text:p>
          </table:table-cell>
          <table:table-cell office:value-type="string" table:style-name="ce93">
            <text:p>-</text:p>
          </table:table-cell>
          <table:table-cell office:value-type="float" office:value="3703" table:style-name="ce92">
            <text:p>3.703</text:p>
          </table:table-cell>
          <table:table-cell office:value-type="string" table:style-name="ce93">
            <text:p>-</text:p>
          </table:table-cell>
          <table:table-cell office:value-type="float" office:value="9844" table:style-name="ce92">
            <text:p>9.844</text:p>
          </table:table-cell>
          <table:table-cell office:value-type="string" table:style-name="ce93">
            <text:p>-</text:p>
          </table:table-cell>
          <table:table-cell office:value-type="float" office:value="22739" table:style-name="ce92">
            <text:p>22.739</text:p>
          </table:table-cell>
          <table:table-cell office:value-type="string" table:style-name="ce93">
            <text:p>-</text:p>
          </table:table-cell>
          <table:table-cell office:value-type="float" office:value="32577" table:style-name="ce92">
            <text:p>32.577</text:p>
          </table:table-cell>
          <table:table-cell office:value-type="string" table:style-name="ce93">
            <text:p>-</text:p>
          </table:table-cell>
          <table:table-cell office:value-type="float" office:value="24577" table:style-name="ce92">
            <text:p>24.577</text:p>
          </table:table-cell>
          <table:table-cell office:value-type="string" table:style-name="ce93">
            <text:p>-</text:p>
          </table:table-cell>
          <table:table-cell office:value-type="float" office:value="1338" table:style-name="ce92">
            <text:p>1.338</text:p>
          </table:table-cell>
          <table:table-cell office:value-type="string" table:style-name="ce93">
            <text:p>-</text:p>
          </table:table-cell>
          <table:table-cell office:value-type="float" office:value="94820" table:style-name="ce92">
            <text:p>94.820</text:p>
          </table:table-cell>
          <table:table-cell office:value-type="string" table:style-name="ce92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table:number-columns-repeated="16363" table:style-name="ce59"/>
        </table:table-row>
        <table:table-row table:style-name="ro5">
          <table:table-cell office:value-type="string" table:style-name="ce94">
            <text:p>Sanidad Exterior</text:p>
          </table:table-cell>
          <table:table-cell office:value-type="float" office:value="31" table:style-name="ce95">
            <text:p>31</text:p>
          </table:table-cell>
          <table:table-cell office:value-type="string" table:style-name="ce96">
            <text:p>-</text:p>
          </table:table-cell>
          <table:table-cell office:value-type="float" office:value="49" table:style-name="ce95">
            <text:p>49</text:p>
          </table:table-cell>
          <table:table-cell office:value-type="string" table:style-name="ce96">
            <text:p>-</text:p>
          </table:table-cell>
          <table:table-cell office:value-type="float" office:value="312" table:style-name="ce95">
            <text:p>312</text:p>
          </table:table-cell>
          <table:table-cell office:value-type="string" table:style-name="ce96">
            <text:p>-</text:p>
          </table:table-cell>
          <table:table-cell office:value-type="float" office:value="923" table:style-name="ce95">
            <text:p>923</text:p>
          </table:table-cell>
          <table:table-cell office:value-type="string" table:style-name="ce96">
            <text:p>-</text:p>
          </table:table-cell>
          <table:table-cell office:value-type="float" office:value="1984" table:style-name="ce95">
            <text:p>1.984</text:p>
          </table:table-cell>
          <table:table-cell office:value-type="string" table:style-name="ce96">
            <text:p>-</text:p>
          </table:table-cell>
          <table:table-cell office:value-type="float" office:value="2451" table:style-name="ce95">
            <text:p>2.451</text:p>
          </table:table-cell>
          <table:table-cell office:value-type="string" table:style-name="ce96">
            <text:p>-</text:p>
          </table:table-cell>
          <table:table-cell office:value-type="float" office:value="2134" table:style-name="ce95">
            <text:p>2.134</text:p>
          </table:table-cell>
          <table:table-cell office:value-type="string" table:style-name="ce96">
            <text:p>-</text:p>
          </table:table-cell>
          <table:table-cell office:value-type="float" office:value="257" table:style-name="ce95">
            <text:p>257</text:p>
          </table:table-cell>
          <table:table-cell office:value-type="string" table:style-name="ce96">
            <text:p>-</text:p>
          </table:table-cell>
          <table:table-cell office:value-type="float" office:value="8141" table:style-name="ce95">
            <text:p>8.141</text:p>
          </table:table-cell>
          <table:table-cell office:value-type="string" table:style-name="ce95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table:number-columns-repeated="20" table:style-name="ce59"/>
          <table:table-cell table:number-columns-repeated="16343" table:style-name="ce85"/>
        </table:table-row>
        <table:table-row table:style-name="ro5">
          <table:table-cell office:value-type="string" table:style-name="ce86">
            <text:p>Total España</text:p>
          </table:table-cell>
          <table:table-cell office:value-type="float" office:value="2926977" table:style-name="ce97">
            <text:p>2.926.977</text:p>
          </table:table-cell>
          <table:table-cell office:value-type="percentage" office:value="1" table:style-name="ce98">
            <text:p>100,0%</text:p>
          </table:table-cell>
          <table:table-cell office:value-type="float" office:value="3954522" table:style-name="ce97">
            <text:p>3.954.522</text:p>
          </table:table-cell>
          <table:table-cell office:value-type="percentage" office:value="0.98941485862917833" table:style-name="ce98">
            <text:p>98,9%</text:p>
          </table:table-cell>
          <table:table-cell office:value-type="float" office:value="5321325" table:style-name="ce97">
            <text:p>5.321.325</text:p>
          </table:table-cell>
          <table:table-cell office:value-type="percentage" office:value="0.96616802780128042" table:style-name="ce98">
            <text:p>96,6%</text:p>
          </table:table-cell>
          <table:table-cell office:value-type="float" office:value="6775630" table:style-name="ce97">
            <text:p>6.775.630</text:p>
          </table:table-cell>
          <table:table-cell office:value-type="percentage" office:value="0.95033685783188493" table:style-name="ce98">
            <text:p>95,0%</text:p>
          </table:table-cell>
          <table:table-cell office:value-type="float" office:value="7104651" table:style-name="ce97">
            <text:p>7.104.651</text:p>
          </table:table-cell>
          <table:table-cell office:value-type="percentage" office:value="0.90889414195666574" table:style-name="ce98">
            <text:p>90,9%</text:p>
          </table:table-cell>
          <table:table-cell office:value-type="float" office:value="5069399" table:style-name="ce97">
            <text:p>5.069.399</text:p>
          </table:table-cell>
          <table:table-cell office:value-type="percentage" office:value="0.85314404865685411" table:style-name="ce98">
            <text:p>85,3%</text:p>
          </table:table-cell>
          <table:table-cell office:value-type="float" office:value="4178683" table:style-name="ce97">
            <text:p>4.178.683</text:p>
          </table:table-cell>
          <table:table-cell office:value-type="percentage" office:value="0.84853160811882378" table:style-name="ce98">
            <text:p>84,9%</text:p>
          </table:table-cell>
          <table:table-cell office:value-type="float" office:value="3830190" table:style-name="ce97">
            <text:p>3.830.190</text:p>
          </table:table-cell>
          <table:table-cell office:value-type="percentage" office:value="0.96140224229046356" table:style-name="ce98">
            <text:p>96,1%</text:p>
          </table:table-cell>
          <table:table-cell office:value-type="float" office:value="39161377" table:style-name="ce97">
            <text:p>39.161.377</text:p>
          </table:table-cell>
          <table:table-cell office:value-type="float" office:value="42185033" table:style-name="ce97">
            <text:p>42.185.033</text:p>
          </table:table-cell>
          <table:table-cell office:value-type="percentage" office:value="0.92832396267178452" table:style-name="ce98">
            <text:p>92,8%</text:p>
          </table:table-cell>
          <table:table-cell office:value-type="percentage" office:value="0.82621210030309478" table:style-name="ce98">
            <text:p>82,6%</text:p>
          </table:table-cell>
          <table:table-cell table:number-columns-repeated="16363" table:style-name="ce59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59"/>
          <table:table-cell table:style-name="ce89"/>
          <table:table-cell table:style-name="ce59"/>
          <table:table-cell table:style-name="ce89"/>
          <table:table-cell table:style-name="ce85"/>
          <table:table-cell table:style-name="ce89"/>
          <table:table-cell table:style-name="ce59"/>
          <table:table-cell table:style-name="ce89"/>
          <table:table-cell table:number-columns-repeated="2" table:style-name="ce59"/>
          <table:table-cell table:style-name="ce89"/>
          <table:table-cell table:number-columns-repeated="16366" table:style-name="ce5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99"/>
        <table:table-row table:style-name="ro12">
          <table:table-cell table:number-columns-spanned="1" table:number-rows-spanned="2" table:style-name="ce110"/>
          <table:table-cell office:value-type="string" table:number-columns-spanned="2" table:number-rows-spanned="1" table:style-name="ce111">
            <text:p><text:s/>Mayores de 70 años</text:p>
          </table:table-cell>
          <table:covered-table-cell/>
          <table:table-cell office:value-type="string" table:number-columns-spanned="2" table:number-rows-spanned="1" table:style-name="ce111">
            <text:p>60-69 años</text:p>
          </table:table-cell>
          <table:covered-table-cell/>
          <table:table-cell office:value-type="string" table:number-columns-spanned="2" table:number-rows-spanned="1" table:style-name="ce111">
            <text:p>50-59 años</text:p>
          </table:table-cell>
          <table:covered-table-cell/>
          <table:table-cell office:value-type="string" table:number-columns-spanned="2" table:number-rows-spanned="1" table:style-name="ce111">
            <text:p>40-49 años</text:p>
          </table:table-cell>
          <table:covered-table-cell/>
          <table:table-cell office:value-type="string" table:number-columns-spanned="2" table:number-rows-spanned="1" table:style-name="ce111">
            <text:p>30-39 años</text:p>
          </table:table-cell>
          <table:covered-table-cell/>
          <table:table-cell office:value-type="string" table:number-columns-spanned="2" table:number-rows-spanned="1" table:style-name="ce111">
            <text:p>20-29 años</text:p>
          </table:table-cell>
          <table:covered-table-cell/>
          <table:table-cell office:value-type="string" table:number-columns-spanned="2" table:number-rows-spanned="1" table:style-name="ce112">
            <text:p>18-19 años</text:p>
          </table:table-cell>
          <table:covered-table-cell/>
          <table:table-cell table:number-columns-repeated="16369"/>
        </table:table-row>
        <table:table-row table:style-name="ro13">
          <table:covered-table-cell/>
          <table:table-cell office:value-type="string" table:style-name="ce100">
            <text:p>Nº Personas &gt; 70 años con <text:s/>dosis de recuerdo</text:p>
          </table:table-cell>
          <table:table-cell office:value-type="string" table:style-name="ce100">
            <text:p>% Dosis de recuerdo en &gt; 70 años</text:p>
          </table:table-cell>
          <table:table-cell office:value-type="string" table:style-name="ce100">
            <text:p>Nº Personas 60-69 años con <text:s/>dosis de recuerdo</text:p>
          </table:table-cell>
          <table:table-cell office:value-type="string" table:style-name="ce100">
            <text:p>% Dosis de recuerdo en 60-69 años</text:p>
          </table:table-cell>
          <table:table-cell office:value-type="string" table:style-name="ce100">
            <text:p>Nº Personas 50-59 años con <text:s/>dosis de recuerdo</text:p>
          </table:table-cell>
          <table:table-cell office:value-type="string" table:style-name="ce100">
            <text:p>% Dosis de recuerdo en 50-59 años</text:p>
          </table:table-cell>
          <table:table-cell office:value-type="string" table:style-name="ce100">
            <text:p>Nº Personas 40-49 años con <text:s/>dosis de recuerdo</text:p>
          </table:table-cell>
          <table:table-cell office:value-type="string" table:style-name="ce100">
            <text:p>% Dosis de recuerdo en 40-49 años</text:p>
          </table:table-cell>
          <table:table-cell office:value-type="string" table:style-name="ce100">
            <text:p>Nº Personas 30-39 años con <text:s/>dosis de recuerdo</text:p>
          </table:table-cell>
          <table:table-cell office:value-type="string" table:style-name="ce100">
            <text:p>% Dosis de recuerdo en 30-39 años</text:p>
          </table:table-cell>
          <table:table-cell office:value-type="string" table:style-name="ce100">
            <text:p>Nº Personas 20-29 años con <text:s/>dosis de recuerdo</text:p>
          </table:table-cell>
          <table:table-cell office:value-type="string" table:style-name="ce100">
            <text:p>% Dosis de recuerdo en 20-29 años</text:p>
          </table:table-cell>
          <table:table-cell office:value-type="string" table:style-name="ce100">
            <text:p>Nº Personas 18-19 años con <text:s/>dosis de recuerdo</text:p>
          </table:table-cell>
          <table:table-cell office:value-type="string" table:style-name="ce100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01">
            <text:p>Andalucía</text:p>
          </table:table-cell>
          <table:table-cell office:value-type="float" office:value="1005785" table:style-name="ce102">
            <text:p>1.005.785</text:p>
          </table:table-cell>
          <table:table-cell office:value-type="percentage" office:value="0.92776976798030419" table:style-name="ce103">
            <text:p>92,8%</text:p>
          </table:table-cell>
          <table:table-cell office:value-type="float" office:value="878416" table:style-name="ce102">
            <text:p>878.416</text:p>
          </table:table-cell>
          <table:table-cell office:value-type="percentage" office:value="0.93946024799416483" table:style-name="ce103">
            <text:p>93,9%</text:p>
          </table:table-cell>
          <table:table-cell office:value-type="float" office:value="897456" table:style-name="ce102">
            <text:p>897.456</text:p>
          </table:table-cell>
          <table:table-cell office:value-type="percentage" office:value="0.73228656777797452" table:style-name="ce103">
            <text:p>73,2%</text:p>
          </table:table-cell>
          <table:table-cell office:value-type="float" office:value="729626" table:style-name="ce102">
            <text:p>729.626</text:p>
          </table:table-cell>
          <table:table-cell office:value-type="percentage" office:value="0.5731574540021398" table:style-name="ce103">
            <text:p>57,3%</text:p>
          </table:table-cell>
          <table:table-cell office:value-type="float" office:value="409474" table:style-name="ce102">
            <text:p>409.474</text:p>
          </table:table-cell>
          <table:table-cell office:value-type="percentage" office:value="0.42745578239814269" table:style-name="ce103">
            <text:p>42,7%</text:p>
          </table:table-cell>
          <table:table-cell office:value-type="float" office:value="292387" table:style-name="ce102">
            <text:p>292.387</text:p>
          </table:table-cell>
          <table:table-cell office:value-type="percentage" office:value="0.36571506477847238" table:style-name="ce103">
            <text:p>36,6%</text:p>
          </table:table-cell>
          <table:table-cell office:value-type="float" office:value="35522" table:style-name="ce102">
            <text:p>35.522</text:p>
          </table:table-cell>
          <table:table-cell office:value-type="percentage" office:value="0.21018810539582605" table:style-name="ce103">
            <text:p>21,0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Aragón</text:p>
          </table:table-cell>
          <table:table-cell office:value-type="float" office:value="204318" table:style-name="ce105">
            <text:p>204.318</text:p>
          </table:table-cell>
          <table:table-cell office:value-type="percentage" office:value="0.92945329487867678" table:style-name="ce81">
            <text:p>92,9%</text:p>
          </table:table-cell>
          <table:table-cell office:value-type="float" office:value="146972" table:style-name="ce105">
            <text:p>146.972</text:p>
          </table:table-cell>
          <table:table-cell office:value-type="percentage" office:value="0.94463512141195227" table:style-name="ce81">
            <text:p>94,5%</text:p>
          </table:table-cell>
          <table:table-cell office:value-type="float" office:value="146295" table:style-name="ce105">
            <text:p>146.295</text:p>
          </table:table-cell>
          <table:table-cell office:value-type="percentage" office:value="0.77590321827863462" table:style-name="ce81">
            <text:p>77,6%</text:p>
          </table:table-cell>
          <table:table-cell office:value-type="float" office:value="117828" table:style-name="ce105">
            <text:p>117.828</text:p>
          </table:table-cell>
          <table:table-cell office:value-type="percentage" office:value="0.61593952890254999" table:style-name="ce81">
            <text:p>61,6%</text:p>
          </table:table-cell>
          <table:table-cell office:value-type="float" office:value="61836" table:style-name="ce105">
            <text:p>61.836</text:p>
          </table:table-cell>
          <table:table-cell office:value-type="percentage" office:value="0.47458095413519985" table:style-name="ce81">
            <text:p>47,5%</text:p>
          </table:table-cell>
          <table:table-cell office:value-type="float" office:value="47345" table:style-name="ce105">
            <text:p>47.345</text:p>
          </table:table-cell>
          <table:table-cell office:value-type="percentage" office:value="0.43566880153121318" table:style-name="ce81">
            <text:p>43,6%</text:p>
          </table:table-cell>
          <table:table-cell office:value-type="float" office:value="10589" table:style-name="ce102">
            <text:p>10.589</text:p>
          </table:table-cell>
          <table:table-cell office:value-type="percentage" office:value="0.46798073098510629" table:style-name="ce103">
            <text:p>46,8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Asturias<text:s/></text:p>
          </table:table-cell>
          <table:table-cell office:value-type="float" office:value="193244" table:style-name="ce105">
            <text:p>193.244</text:p>
          </table:table-cell>
          <table:table-cell office:value-type="percentage" office:value="0.95034916887970888" table:style-name="ce81">
            <text:p>95,0%</text:p>
          </table:table-cell>
          <table:table-cell office:value-type="float" office:value="143579" table:style-name="ce105">
            <text:p>143.579</text:p>
          </table:table-cell>
          <table:table-cell office:value-type="percentage" office:value="0.96000936079165555" table:style-name="ce81">
            <text:p>96,0%</text:p>
          </table:table-cell>
          <table:table-cell office:value-type="float" office:value="146028" table:style-name="ce105">
            <text:p>146.028</text:p>
          </table:table-cell>
          <table:table-cell office:value-type="percentage" office:value="0.94202496532593616" table:style-name="ce81">
            <text:p>94,2%</text:p>
          </table:table-cell>
          <table:table-cell office:value-type="float" office:value="129263" table:style-name="ce105">
            <text:p>129.263</text:p>
          </table:table-cell>
          <table:table-cell office:value-type="percentage" office:value="0.84802660928438345" table:style-name="ce81">
            <text:p>84,8%</text:p>
          </table:table-cell>
          <table:table-cell office:value-type="float" office:value="64104" table:style-name="ce105">
            <text:p>64.104</text:p>
          </table:table-cell>
          <table:table-cell office:value-type="percentage" office:value="0.69695684790762913" table:style-name="ce81">
            <text:p>69,7%</text:p>
          </table:table-cell>
          <table:table-cell office:value-type="float" office:value="45572" table:style-name="ce105">
            <text:p>45.572</text:p>
          </table:table-cell>
          <table:table-cell office:value-type="percentage" office:value="0.67534084173088327" table:style-name="ce81">
            <text:p>67,5%</text:p>
          </table:table-cell>
          <table:table-cell office:value-type="float" office:value="10314" table:style-name="ce102">
            <text:p>10.314</text:p>
          </table:table-cell>
          <table:table-cell office:value-type="percentage" office:value="0.71634949298513684" table:style-name="ce103">
            <text:p>71,6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Baleares</text:p>
          </table:table-cell>
          <table:table-cell office:value-type="float" office:value="121329" table:style-name="ce105">
            <text:p>121.329</text:p>
          </table:table-cell>
          <table:table-cell office:value-type="percentage" office:value="0.9238975655444972" table:style-name="ce81">
            <text:p>92,4%</text:p>
          </table:table-cell>
          <table:table-cell office:value-type="float" office:value="100359" table:style-name="ce105">
            <text:p>100.359</text:p>
          </table:table-cell>
          <table:table-cell office:value-type="percentage" office:value="0.89444929680397856" table:style-name="ce81">
            <text:p>89,4%</text:p>
          </table:table-cell>
          <table:table-cell office:value-type="float" office:value="112754" table:style-name="ce105">
            <text:p>112.754</text:p>
          </table:table-cell>
          <table:table-cell office:value-type="percentage" office:value="0.73602579752338548" table:style-name="ce81">
            <text:p>73,6%</text:p>
          </table:table-cell>
          <table:table-cell office:value-type="float" office:value="88328" table:style-name="ce105">
            <text:p>88.328</text:p>
          </table:table-cell>
          <table:table-cell office:value-type="percentage" office:value="0.51062550583882527" table:style-name="ce81">
            <text:p>51,1%</text:p>
          </table:table-cell>
          <table:table-cell office:value-type="float" office:value="42570" table:style-name="ce105">
            <text:p>42.570</text:p>
          </table:table-cell>
          <table:table-cell office:value-type="percentage" office:value="0.3183208333021767" table:style-name="ce81">
            <text:p>31,8%</text:p>
          </table:table-cell>
          <table:table-cell office:value-type="float" office:value="29331" table:style-name="ce105">
            <text:p>29.331</text:p>
          </table:table-cell>
          <table:table-cell office:value-type="percentage" office:value="0.28465368154423965" table:style-name="ce81">
            <text:p>28,5%</text:p>
          </table:table-cell>
          <table:table-cell office:value-type="float" office:value="3728" table:style-name="ce102">
            <text:p>3.728</text:p>
          </table:table-cell>
          <table:table-cell office:value-type="percentage" office:value="0.1871391998393655" table:style-name="ce103">
            <text:p>18,7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Canarias</text:p>
          </table:table-cell>
          <table:table-cell office:value-type="float" office:value="226317" table:style-name="ce105">
            <text:p>226.317</text:p>
          </table:table-cell>
          <table:table-cell office:value-type="percentage" office:value="0.92179016695245586" table:style-name="ce81">
            <text:p>92,2%</text:p>
          </table:table-cell>
          <table:table-cell office:value-type="float" office:value="201983" table:style-name="ce105">
            <text:p>201.983</text:p>
          </table:table-cell>
          <table:table-cell office:value-type="percentage" office:value="0.89397138165611068" table:style-name="ce81">
            <text:p>89,4%</text:p>
          </table:table-cell>
          <table:table-cell office:value-type="float" office:value="249544" table:style-name="ce105">
            <text:p>249.544</text:p>
          </table:table-cell>
          <table:table-cell office:value-type="percentage" office:value="0.76784423049111827" table:style-name="ce81">
            <text:p>76,8%</text:p>
          </table:table-cell>
          <table:table-cell office:value-type="float" office:value="196642" table:style-name="ce105">
            <text:p>196.642</text:p>
          </table:table-cell>
          <table:table-cell office:value-type="percentage" office:value="0.60932697074863662" table:style-name="ce81">
            <text:p>60,9%</text:p>
          </table:table-cell>
          <table:table-cell office:value-type="float" office:value="91976" table:style-name="ce105">
            <text:p>91.976</text:p>
          </table:table-cell>
          <table:table-cell office:value-type="percentage" office:value="0.39251801999803687" table:style-name="ce81">
            <text:p>39,3%</text:p>
          </table:table-cell>
          <table:table-cell office:value-type="float" office:value="55785" table:style-name="ce105">
            <text:p>55.785</text:p>
          </table:table-cell>
          <table:table-cell office:value-type="percentage" office:value="0.28979070238596161" table:style-name="ce81">
            <text:p>29,0%</text:p>
          </table:table-cell>
          <table:table-cell office:value-type="float" office:value="6659" table:style-name="ce102">
            <text:p>6.659</text:p>
          </table:table-cell>
          <table:table-cell office:value-type="percentage" office:value="0.16221680876979294" table:style-name="ce103">
            <text:p>16,2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Cantabria</text:p>
          </table:table-cell>
          <table:table-cell office:value-type="float" office:value="92712" table:style-name="ce105">
            <text:p>92.712</text:p>
          </table:table-cell>
          <table:table-cell office:value-type="percentage" office:value="0.94198451565706853" table:style-name="ce81">
            <text:p>94,2%</text:p>
          </table:table-cell>
          <table:table-cell office:value-type="float" office:value="76368" table:style-name="ce105">
            <text:p>76.368</text:p>
          </table:table-cell>
          <table:table-cell office:value-type="percentage" office:value="0.98933813527483772" table:style-name="ce81">
            <text:p>98,9%</text:p>
          </table:table-cell>
          <table:table-cell office:value-type="float" office:value="73803" table:style-name="ce105">
            <text:p>73.803</text:p>
          </table:table-cell>
          <table:table-cell office:value-type="percentage" office:value="0.86675122432441953" table:style-name="ce81">
            <text:p>86,7%</text:p>
          </table:table-cell>
          <table:table-cell office:value-type="float" office:value="64246" table:style-name="ce105">
            <text:p>64.246</text:p>
          </table:table-cell>
          <table:table-cell office:value-type="percentage" office:value="0.71901335153828072" table:style-name="ce81">
            <text:p>71,9%</text:p>
          </table:table-cell>
          <table:table-cell office:value-type="float" office:value="32810" table:style-name="ce105">
            <text:p>32.810</text:p>
          </table:table-cell>
          <table:table-cell office:value-type="percentage" office:value="0.57746801133463577" table:style-name="ce81">
            <text:p>57,7%</text:p>
          </table:table-cell>
          <table:table-cell office:value-type="float" office:value="21611" table:style-name="ce105">
            <text:p>21.611</text:p>
          </table:table-cell>
          <table:table-cell office:value-type="percentage" office:value="0.49783460032250632" table:style-name="ce81">
            <text:p>49,8%</text:p>
          </table:table-cell>
          <table:table-cell office:value-type="float" office:value="3099" table:style-name="ce102">
            <text:p>3.099</text:p>
          </table:table-cell>
          <table:table-cell office:value-type="percentage" office:value="0.3115512214738112" table:style-name="ce103">
            <text:p>31,2%</text:p>
          </table:table-cell>
          <table:table-cell table:number-columns-repeated="16369"/>
        </table:table-row>
        <table:table-row table:style-name="ro14">
          <table:table-cell office:value-type="string" table:style-name="ce104">
            <text:p>Castilla y León<text:s/></text:p>
          </table:table-cell>
          <table:table-cell office:value-type="float" office:value="450349" table:style-name="ce105">
            <text:p>450.349</text:p>
          </table:table-cell>
          <table:table-cell office:value-type="percentage" office:value="0.94005823844363501" table:style-name="ce81">
            <text:p>94,0%</text:p>
          </table:table-cell>
          <table:table-cell office:value-type="float" office:value="301746" table:style-name="ce105">
            <text:p>301.746</text:p>
          </table:table-cell>
          <table:table-cell office:value-type="percentage" office:value="0.93133206170484639" table:style-name="ce81">
            <text:p>93,1%</text:p>
          </table:table-cell>
          <table:table-cell office:value-type="float" office:value="313196" table:style-name="ce105">
            <text:p>313.196</text:p>
          </table:table-cell>
          <table:table-cell office:value-type="percentage" office:value="0.88084778463390356" table:style-name="ce81">
            <text:p>88,1%</text:p>
          </table:table-cell>
          <table:table-cell office:value-type="float" office:value="240530" table:style-name="ce105">
            <text:p>240.530</text:p>
          </table:table-cell>
          <table:table-cell office:value-type="percentage" office:value="0.74211084920213755" table:style-name="ce81">
            <text:p>74,2%</text:p>
          </table:table-cell>
          <table:table-cell office:value-type="float" office:value="131290" table:style-name="ce105">
            <text:p>131.290</text:p>
          </table:table-cell>
          <table:table-cell office:value-type="percentage" office:value="0.60639791601234139" table:style-name="ce81">
            <text:p>60,6%</text:p>
          </table:table-cell>
          <table:table-cell office:value-type="float" office:value="100361" table:style-name="ce105">
            <text:p>100.361</text:p>
          </table:table-cell>
          <table:table-cell office:value-type="percentage" office:value="0.56155438675022384" table:style-name="ce81">
            <text:p>56,2%</text:p>
          </table:table-cell>
          <table:table-cell office:value-type="float" office:value="13341" table:style-name="ce102">
            <text:p>13.341</text:p>
          </table:table-cell>
          <table:table-cell office:value-type="percentage" office:value="0.35573154147668185" table:style-name="ce103">
            <text:p>35,6%</text:p>
          </table:table-cell>
          <table:table-cell table:number-columns-repeated="16369"/>
        </table:table-row>
        <table:table-row table:style-name="ro14">
          <table:table-cell office:value-type="string" table:style-name="ce104">
            <text:p>Castilla - La Mancha</text:p>
          </table:table-cell>
          <table:table-cell office:value-type="float" office:value="276928" table:style-name="ce105">
            <text:p>276.928</text:p>
          </table:table-cell>
          <table:table-cell office:value-type="percentage" office:value="0.9367353220738015" table:style-name="ce81">
            <text:p>93,7%</text:p>
          </table:table-cell>
          <table:table-cell office:value-type="float" office:value="212715" table:style-name="ce105">
            <text:p>212.715</text:p>
          </table:table-cell>
          <table:table-cell office:value-type="percentage" office:value="0.95258887067737863" table:style-name="ce81">
            <text:p>95,3%</text:p>
          </table:table-cell>
          <table:table-cell office:value-type="float" office:value="235810" table:style-name="ce105">
            <text:p>235.810</text:p>
          </table:table-cell>
          <table:table-cell office:value-type="percentage" office:value="0.8220214316091834" table:style-name="ce81">
            <text:p>82,2%</text:p>
          </table:table-cell>
          <table:table-cell office:value-type="float" office:value="193582" table:style-name="ce105">
            <text:p>193.582</text:p>
          </table:table-cell>
          <table:table-cell office:value-type="percentage" office:value="0.67365439290648343" table:style-name="ce81">
            <text:p>67,4%</text:p>
          </table:table-cell>
          <table:table-cell office:value-type="float" office:value="105694" table:style-name="ce105">
            <text:p>105.694</text:p>
          </table:table-cell>
          <table:table-cell office:value-type="percentage" office:value="0.51029827830940222" table:style-name="ce81">
            <text:p>51,0%</text:p>
          </table:table-cell>
          <table:table-cell office:value-type="float" office:value="78466" table:style-name="ce105">
            <text:p>78.466</text:p>
          </table:table-cell>
          <table:table-cell office:value-type="percentage" office:value="0.44865402648491642" table:style-name="ce81">
            <text:p>44,9%</text:p>
          </table:table-cell>
          <table:table-cell office:value-type="float" office:value="11919" table:style-name="ce102">
            <text:p>11.919</text:p>
          </table:table-cell>
          <table:table-cell office:value-type="percentage" office:value="0.32254485427434848" table:style-name="ce103">
            <text:p>32,3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Cataluña</text:p>
          </table:table-cell>
          <table:table-cell office:value-type="float" office:value="987385" table:style-name="ce105">
            <text:p>987.385</text:p>
          </table:table-cell>
          <table:table-cell office:value-type="percentage" office:value="0.91891225343527083" table:style-name="ce81">
            <text:p>91,9%</text:p>
          </table:table-cell>
          <table:table-cell office:value-type="float" office:value="741758" table:style-name="ce105">
            <text:p>741.758</text:p>
          </table:table-cell>
          <table:table-cell office:value-type="percentage" office:value="0.92421344583675458" table:style-name="ce81">
            <text:p>92,4%</text:p>
          </table:table-cell>
          <table:table-cell office:value-type="float" office:value="812066" table:style-name="ce105">
            <text:p>812.066</text:p>
          </table:table-cell>
          <table:table-cell office:value-type="percentage" office:value="0.780555745125047" table:style-name="ce81">
            <text:p>78,1%</text:p>
          </table:table-cell>
          <table:table-cell office:value-type="float" office:value="707827" table:style-name="ce105">
            <text:p>707.827</text:p>
          </table:table-cell>
          <table:table-cell office:value-type="percentage" office:value="0.61181118764461673" table:style-name="ce81">
            <text:p>61,2%</text:p>
          </table:table-cell>
          <table:table-cell office:value-type="float" office:value="379381" table:style-name="ce105">
            <text:p>379.381</text:p>
          </table:table-cell>
          <table:table-cell office:value-type="percentage" office:value="0.46237612781427978" table:style-name="ce81">
            <text:p>46,2%</text:p>
          </table:table-cell>
          <table:table-cell office:value-type="float" office:value="266903" table:style-name="ce105">
            <text:p>266.903</text:p>
          </table:table-cell>
          <table:table-cell office:value-type="percentage" office:value="0.38926265526942538" table:style-name="ce81">
            <text:p>38,9%</text:p>
          </table:table-cell>
          <table:table-cell office:value-type="float" office:value="38499" table:style-name="ce102">
            <text:p>38.499</text:p>
          </table:table-cell>
          <table:table-cell office:value-type="percentage" office:value="0.27067748467292874" table:style-name="ce103">
            <text:p>27,1%</text:p>
          </table:table-cell>
          <table:table-cell table:number-columns-repeated="16369"/>
        </table:table-row>
        <table:table-row table:style-name="ro14">
          <table:table-cell office:value-type="string" table:style-name="ce104">
            <text:p>C. Valenciana</text:p>
          </table:table-cell>
          <table:table-cell office:value-type="float" office:value="692288" table:style-name="ce105">
            <text:p>692.288</text:p>
          </table:table-cell>
          <table:table-cell office:value-type="percentage" office:value="0.94666684899287556" table:style-name="ce81">
            <text:p>94,7%</text:p>
          </table:table-cell>
          <table:table-cell office:value-type="float" office:value="562790" table:style-name="ce105">
            <text:p>562.790</text:p>
          </table:table-cell>
          <table:table-cell office:value-type="percentage" office:value="0.97077447721623578" table:style-name="ce81">
            <text:p>97,1%</text:p>
          </table:table-cell>
          <table:table-cell office:value-type="float" office:value="619124" table:style-name="ce105">
            <text:p>619.124</text:p>
          </table:table-cell>
          <table:table-cell office:value-type="percentage" office:value="0.84379897892151656" table:style-name="ce81">
            <text:p>84,4%</text:p>
          </table:table-cell>
          <table:table-cell office:value-type="float" office:value="546989" table:style-name="ce105">
            <text:p>546.989</text:p>
          </table:table-cell>
          <table:table-cell office:value-type="percentage" office:value="0.71038455044870707" table:style-name="ce81">
            <text:p>71,0%</text:p>
          </table:table-cell>
          <table:table-cell office:value-type="float" office:value="305234" table:style-name="ce105">
            <text:p>305.234</text:p>
          </table:table-cell>
          <table:table-cell office:value-type="percentage" office:value="0.57526088341333692" table:style-name="ce81">
            <text:p>57,5%</text:p>
          </table:table-cell>
          <table:table-cell office:value-type="float" office:value="237841" table:style-name="ce105">
            <text:p>237.841</text:p>
          </table:table-cell>
          <table:table-cell office:value-type="percentage" office:value="0.53171283514154577" table:style-name="ce81">
            <text:p>53,2%</text:p>
          </table:table-cell>
          <table:table-cell office:value-type="float" office:value="49975" table:style-name="ce102">
            <text:p>49.975</text:p>
          </table:table-cell>
          <table:table-cell office:value-type="percentage" office:value="0.5231505228888168" table:style-name="ce103">
            <text:p>52,3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Extremadura</text:p>
          </table:table-cell>
          <table:table-cell office:value-type="float" office:value="156129" table:style-name="ce105">
            <text:p>156.129</text:p>
          </table:table-cell>
          <table:table-cell office:value-type="percentage" office:value="0.90000864677907477" table:style-name="ce81">
            <text:p>90,0%</text:p>
          </table:table-cell>
          <table:table-cell office:value-type="float" office:value="128111" table:style-name="ce105">
            <text:p>128.111</text:p>
          </table:table-cell>
          <table:table-cell office:value-type="percentage" office:value="0.96396538750940552" table:style-name="ce81">
            <text:p>96,4%</text:p>
          </table:table-cell>
          <table:table-cell office:value-type="float" office:value="136760" table:style-name="ce105">
            <text:p>136.760</text:p>
          </table:table-cell>
          <table:table-cell office:value-type="percentage" office:value="0.84618240316792481" table:style-name="ce81">
            <text:p>84,6%</text:p>
          </table:table-cell>
          <table:table-cell office:value-type="float" office:value="108281" table:style-name="ce105">
            <text:p>108.281</text:p>
          </table:table-cell>
          <table:table-cell office:value-type="percentage" office:value="0.7402968543827384" table:style-name="ce81">
            <text:p>74,0%</text:p>
          </table:table-cell>
          <table:table-cell office:value-type="float" office:value="73029" table:style-name="ce105">
            <text:p>73.029</text:p>
          </table:table-cell>
          <table:table-cell office:value-type="percentage" office:value="0.64396631541819149" table:style-name="ce81">
            <text:p>64,4%</text:p>
          </table:table-cell>
          <table:table-cell office:value-type="float" office:value="51663" table:style-name="ce105">
            <text:p>51.663</text:p>
          </table:table-cell>
          <table:table-cell office:value-type="percentage" office:value="0.5516722193746797" table:style-name="ce81">
            <text:p>55,2%</text:p>
          </table:table-cell>
          <table:table-cell office:value-type="float" office:value="6803" table:style-name="ce102">
            <text:p>6.803</text:p>
          </table:table-cell>
          <table:table-cell office:value-type="percentage" office:value="0.3530358069538142" table:style-name="ce103">
            <text:p>35,3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Galicia</text:p>
          </table:table-cell>
          <table:table-cell office:value-type="float" office:value="509564" table:style-name="ce105">
            <text:p>509.564</text:p>
          </table:table-cell>
          <table:table-cell office:value-type="percentage" office:value="0.95535248922902705" table:style-name="ce81">
            <text:p>95,5%</text:p>
          </table:table-cell>
          <table:table-cell office:value-type="float" office:value="338893" table:style-name="ce105">
            <text:p>338.893</text:p>
          </table:table-cell>
          <table:table-cell office:value-type="percentage" office:value="0.97325154290407723" table:style-name="ce81">
            <text:p>97,3%</text:p>
          </table:table-cell>
          <table:table-cell office:value-type="float" office:value="378808" table:style-name="ce105">
            <text:p>378.808</text:p>
          </table:table-cell>
          <table:table-cell office:value-type="percentage" office:value="0.96377032830595755" table:style-name="ce81">
            <text:p>96,4%</text:p>
          </table:table-cell>
          <table:table-cell office:value-type="float" office:value="393166" table:style-name="ce105">
            <text:p>393.166</text:p>
          </table:table-cell>
          <table:table-cell office:value-type="percentage" office:value="0.95551326824976734" table:style-name="ce81">
            <text:p>95,6%</text:p>
          </table:table-cell>
          <table:table-cell office:value-type="float" office:value="208489" table:style-name="ce105">
            <text:p>208.489</text:p>
          </table:table-cell>
          <table:table-cell office:value-type="percentage" office:value="0.77934568888822431" table:style-name="ce81">
            <text:p>77,9%</text:p>
          </table:table-cell>
          <table:table-cell office:value-type="float" office:value="152193" table:style-name="ce105">
            <text:p>152.193</text:p>
          </table:table-cell>
          <table:table-cell office:value-type="percentage" office:value="0.75097700582256" table:style-name="ce81">
            <text:p>75,1%</text:p>
          </table:table-cell>
          <table:table-cell office:value-type="float" office:value="26021" table:style-name="ce102">
            <text:p>26.021</text:p>
          </table:table-cell>
          <table:table-cell office:value-type="percentage" office:value="0.62355619458423195" table:style-name="ce103">
            <text:p>62,4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La Rioja</text:p>
          </table:table-cell>
          <table:table-cell office:value-type="float" office:value="46189" table:style-name="ce105">
            <text:p>46.189</text:p>
          </table:table-cell>
          <table:table-cell office:value-type="percentage" office:value="0.82716690544412608" table:style-name="ce81">
            <text:p>82,7%</text:p>
          </table:table-cell>
          <table:table-cell office:value-type="float" office:value="37173" table:style-name="ce105">
            <text:p>37.173</text:p>
          </table:table-cell>
          <table:table-cell office:value-type="percentage" office:value="0.93599395694322041" table:style-name="ce81">
            <text:p>93,6%</text:p>
          </table:table-cell>
          <table:table-cell office:value-type="float" office:value="38160" table:style-name="ce105">
            <text:p>38.160</text:p>
          </table:table-cell>
          <table:table-cell office:value-type="percentage" office:value="0.82383419689119175" table:style-name="ce81">
            <text:p>82,4%</text:p>
          </table:table-cell>
          <table:table-cell office:value-type="float" office:value="34623" table:style-name="ce105">
            <text:p>34.623</text:p>
          </table:table-cell>
          <table:table-cell office:value-type="percentage" office:value="0.71148511189199182" table:style-name="ce81">
            <text:p>71,1%</text:p>
          </table:table-cell>
          <table:table-cell office:value-type="float" office:value="18149" table:style-name="ce105">
            <text:p>18.149</text:p>
          </table:table-cell>
          <table:table-cell office:value-type="percentage" office:value="0.55894672004927626" table:style-name="ce81">
            <text:p>55,9%</text:p>
          </table:table-cell>
          <table:table-cell office:value-type="float" office:value="12461" table:style-name="ce105">
            <text:p>12.461</text:p>
          </table:table-cell>
          <table:table-cell office:value-type="percentage" office:value="0.48780583284400081" table:style-name="ce81">
            <text:p>48,8%</text:p>
          </table:table-cell>
          <table:table-cell office:value-type="float" office:value="2106" table:style-name="ce102">
            <text:p>2.106</text:p>
          </table:table-cell>
          <table:table-cell office:value-type="percentage" office:value="0.37843665768194068" table:style-name="ce103">
            <text:p>37,8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Madrid</text:p>
          </table:table-cell>
          <table:table-cell office:value-type="float" office:value="836588" table:style-name="ce105">
            <text:p>836.588</text:p>
          </table:table-cell>
          <table:table-cell office:value-type="percentage" office:value="0.94678100027953416" table:style-name="ce81">
            <text:p>94,7%</text:p>
          </table:table-cell>
          <table:table-cell office:value-type="float" office:value="633224" table:style-name="ce105">
            <text:p>633.224</text:p>
          </table:table-cell>
          <table:table-cell office:value-type="percentage" office:value="0.91563651822599978" table:style-name="ce81">
            <text:p>91,6%</text:p>
          </table:table-cell>
          <table:table-cell office:value-type="float" office:value="733542" table:style-name="ce105">
            <text:p>733.542</text:p>
          </table:table-cell>
          <table:table-cell office:value-type="percentage" office:value="0.76214927296057522" table:style-name="ce81">
            <text:p>76,2%</text:p>
          </table:table-cell>
          <table:table-cell office:value-type="float" office:value="648100" table:style-name="ce105">
            <text:p>648.100</text:p>
          </table:table-cell>
          <table:table-cell office:value-type="percentage" office:value="0.61501058546995979" table:style-name="ce81">
            <text:p>61,5%</text:p>
          </table:table-cell>
          <table:table-cell office:value-type="float" office:value="381222" table:style-name="ce105">
            <text:p>381.222</text:p>
          </table:table-cell>
          <table:table-cell office:value-type="percentage" office:value="0.49202315421299553" table:style-name="ce81">
            <text:p>49,2%</text:p>
          </table:table-cell>
          <table:table-cell office:value-type="float" office:value="277208" table:style-name="ce105">
            <text:p>277.208</text:p>
          </table:table-cell>
          <table:table-cell office:value-type="percentage" office:value="0.43936341691880726" table:style-name="ce81">
            <text:p>43,9%</text:p>
          </table:table-cell>
          <table:table-cell office:value-type="float" office:value="32639" table:style-name="ce102">
            <text:p>32.639</text:p>
          </table:table-cell>
          <table:table-cell office:value-type="percentage" office:value="0.26435617902904446" table:style-name="ce103">
            <text:p>26,4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Murcia<text:s/></text:p>
          </table:table-cell>
          <table:table-cell office:value-type="float" office:value="163078" table:style-name="ce105">
            <text:p>163.078</text:p>
          </table:table-cell>
          <table:table-cell office:value-type="percentage" office:value="0.88480277792849005" table:style-name="ce81">
            <text:p>88,5%</text:p>
          </table:table-cell>
          <table:table-cell office:value-type="float" office:value="135829" table:style-name="ce105">
            <text:p>135.829</text:p>
          </table:table-cell>
          <table:table-cell office:value-type="percentage" office:value="0.88177746039989613" table:style-name="ce81">
            <text:p>88,2%</text:p>
          </table:table-cell>
          <table:table-cell office:value-type="float" office:value="156587" table:style-name="ce105">
            <text:p>156.587</text:p>
          </table:table-cell>
          <table:table-cell office:value-type="percentage" office:value="0.73841242295776177" table:style-name="ce81">
            <text:p>73,8%</text:p>
          </table:table-cell>
          <table:table-cell office:value-type="float" office:value="137555" table:style-name="ce105">
            <text:p>137.555</text:p>
          </table:table-cell>
          <table:table-cell office:value-type="percentage" office:value="0.58262070250786757" table:style-name="ce81">
            <text:p>58,3%</text:p>
          </table:table-cell>
          <table:table-cell office:value-type="float" office:value="68552" table:style-name="ce105">
            <text:p>68.552</text:p>
          </table:table-cell>
          <table:table-cell office:value-type="percentage" office:value="0.39819467114320067" table:style-name="ce81">
            <text:p>39,8%</text:p>
          </table:table-cell>
          <table:table-cell office:value-type="float" office:value="51172" table:style-name="ce105">
            <text:p>51.172</text:p>
          </table:table-cell>
          <table:table-cell office:value-type="percentage" office:value="0.35081994186365384" table:style-name="ce81">
            <text:p>35,1%</text:p>
          </table:table-cell>
          <table:table-cell office:value-type="float" office:value="6374" table:style-name="ce102">
            <text:p>6.374</text:p>
          </table:table-cell>
          <table:table-cell office:value-type="percentage" office:value="0.20800156637514686" table:style-name="ce103">
            <text:p>20,8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Navarra</text:p>
          </table:table-cell>
          <table:table-cell office:value-type="float" office:value="93548" table:style-name="ce105">
            <text:p>93.548</text:p>
          </table:table-cell>
          <table:table-cell office:value-type="percentage" office:value="0.9523460485192764" table:style-name="ce81">
            <text:p>95,2%</text:p>
          </table:table-cell>
          <table:table-cell office:value-type="float" office:value="72053" table:style-name="ce105">
            <text:p>72.053</text:p>
          </table:table-cell>
          <table:table-cell office:value-type="percentage" office:value="0.99316324139547063" table:style-name="ce81">
            <text:p>99,3%</text:p>
          </table:table-cell>
          <table:table-cell office:value-type="float" office:value="77160" table:style-name="ce105">
            <text:p>77.160</text:p>
          </table:table-cell>
          <table:table-cell office:value-type="percentage" office:value="0.8317971605058051" table:style-name="ce81">
            <text:p>83,2%</text:p>
          </table:table-cell>
          <table:table-cell office:value-type="float" office:value="65054" table:style-name="ce105">
            <text:p>65.054</text:p>
          </table:table-cell>
          <table:table-cell office:value-type="percentage" office:value="0.67368791682200402" table:style-name="ce81">
            <text:p>67,4%</text:p>
          </table:table-cell>
          <table:table-cell office:value-type="float" office:value="33930" table:style-name="ce105">
            <text:p>33.930</text:p>
          </table:table-cell>
          <table:table-cell office:value-type="percentage" office:value="0.51576323229866539" table:style-name="ce81">
            <text:p>51,6%</text:p>
          </table:table-cell>
          <table:table-cell office:value-type="float" office:value="26544" table:style-name="ce105">
            <text:p>26.544</text:p>
          </table:table-cell>
          <table:table-cell office:value-type="percentage" office:value="0.44636521095733767" table:style-name="ce81">
            <text:p>44,6%</text:p>
          </table:table-cell>
          <table:table-cell office:value-type="float" office:value="3953" table:style-name="ce102">
            <text:p>3.953</text:p>
          </table:table-cell>
          <table:table-cell office:value-type="percentage" office:value="0.2955514018691589" table:style-name="ce103">
            <text:p>29,6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País Vasco</text:p>
          </table:table-cell>
          <table:table-cell office:value-type="float" office:value="348111" table:style-name="ce105">
            <text:p>348.111</text:p>
          </table:table-cell>
          <table:table-cell office:value-type="percentage" office:value="0.92146975207661641" table:style-name="ce81">
            <text:p>92,1%</text:p>
          </table:table-cell>
          <table:table-cell office:value-type="float" office:value="257833" table:style-name="ce105">
            <text:p>257.833</text:p>
          </table:table-cell>
          <table:table-cell office:value-type="percentage" office:value="0.92696001064177835" table:style-name="ce81">
            <text:p>92,7%</text:p>
          </table:table-cell>
          <table:table-cell office:value-type="float" office:value="268451" table:style-name="ce105">
            <text:p>268.451</text:p>
          </table:table-cell>
          <table:table-cell office:value-type="percentage" office:value="0.82117959432135545" table:style-name="ce81">
            <text:p>82,1%</text:p>
          </table:table-cell>
          <table:table-cell office:value-type="float" office:value="199100" table:style-name="ce105">
            <text:p>199.100</text:p>
          </table:table-cell>
          <table:table-cell office:value-type="percentage" office:value="0.61247969680563075" table:style-name="ce81">
            <text:p>61,2%</text:p>
          </table:table-cell>
          <table:table-cell office:value-type="float" office:value="90628" table:style-name="ce105">
            <text:p>90.628</text:p>
          </table:table-cell>
          <table:table-cell office:value-type="percentage" office:value="0.4318991974684992" table:style-name="ce81">
            <text:p>43,2%</text:p>
          </table:table-cell>
          <table:table-cell office:value-type="float" office:value="63817" table:style-name="ce105">
            <text:p>63.817</text:p>
          </table:table-cell>
          <table:table-cell office:value-type="percentage" office:value="0.36752476387929051" table:style-name="ce81">
            <text:p>36,8%</text:p>
          </table:table-cell>
          <table:table-cell office:value-type="float" office:value="11318" table:style-name="ce102">
            <text:p>11.318</text:p>
          </table:table-cell>
          <table:table-cell office:value-type="percentage" office:value="0.29400457190357437" table:style-name="ce103">
            <text:p>29,4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Ceuta</text:p>
          </table:table-cell>
          <table:table-cell office:value-type="float" office:value="5733" table:style-name="ce105">
            <text:p>5.733</text:p>
          </table:table-cell>
          <table:table-cell office:value-type="percentage" office:value="0.90927835051546391" table:style-name="ce81">
            <text:p>90,9%</text:p>
          </table:table-cell>
          <table:table-cell office:value-type="float" office:value="7342" table:style-name="ce105">
            <text:p>7.342</text:p>
          </table:table-cell>
          <table:table-cell office:value-type="percentage" office:value="0.95873596239226955" table:style-name="ce81">
            <text:p>95,9%</text:p>
          </table:table-cell>
          <table:table-cell office:value-type="float" office:value="9270" table:style-name="ce105">
            <text:p>9.270</text:p>
          </table:table-cell>
          <table:table-cell office:value-type="percentage" office:value="0.87247058823529411" table:style-name="ce81">
            <text:p>87,2%</text:p>
          </table:table-cell>
          <table:table-cell office:value-type="float" office:value="8956" table:style-name="ce105">
            <text:p>8.956</text:p>
          </table:table-cell>
          <table:table-cell office:value-type="percentage" office:value="0.79835977892672494" table:style-name="ce81">
            <text:p>79,8%</text:p>
          </table:table-cell>
          <table:table-cell office:value-type="float" office:value="6391" table:style-name="ce105">
            <text:p>6.391</text:p>
          </table:table-cell>
          <table:table-cell office:value-type="percentage" office:value="0.6795321637426901" table:style-name="ce81">
            <text:p>68,0%</text:p>
          </table:table-cell>
          <table:table-cell office:value-type="float" office:value="5285" table:style-name="ce105">
            <text:p>5.285</text:p>
          </table:table-cell>
          <table:table-cell office:value-type="percentage" office:value="0.57042633567188339" table:style-name="ce81">
            <text:p>57,0%</text:p>
          </table:table-cell>
          <table:table-cell office:value-type="float" office:value="1023" table:style-name="ce102">
            <text:p>1.023</text:p>
          </table:table-cell>
          <table:table-cell office:value-type="percentage" office:value="0.43624733475479743" table:style-name="ce103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104">
            <text:p>Melilla</text:p>
          </table:table-cell>
          <table:table-cell office:value-type="float" office:value="4581" table:style-name="ce105">
            <text:p>4.581</text:p>
          </table:table-cell>
          <table:table-cell office:value-type="percentage" office:value="0.8438018051206484" table:style-name="ce81">
            <text:p>84,4%</text:p>
          </table:table-cell>
          <table:table-cell office:value-type="float" office:value="6211" table:style-name="ce105">
            <text:p>6.211</text:p>
          </table:table-cell>
          <table:table-cell office:value-type="percentage" office:value="0.83785242142182648" table:style-name="ce81">
            <text:p>83,8%</text:p>
          </table:table-cell>
          <table:table-cell office:value-type="float" office:value="8045" table:style-name="ce105">
            <text:p>8.045</text:p>
          </table:table-cell>
          <table:table-cell office:value-type="percentage" office:value="0.79874900714853059" table:style-name="ce81">
            <text:p>79,9%</text:p>
          </table:table-cell>
          <table:table-cell office:value-type="float" office:value="7779" table:style-name="ce105">
            <text:p>7.779</text:p>
          </table:table-cell>
          <table:table-cell office:value-type="percentage" office:value="0.73414496036240096" table:style-name="ce81">
            <text:p>73,4%</text:p>
          </table:table-cell>
          <table:table-cell office:value-type="float" office:value="5080" table:style-name="ce105">
            <text:p>5.080</text:p>
          </table:table-cell>
          <table:table-cell office:value-type="percentage" office:value="0.55361813426329554" table:style-name="ce81">
            <text:p>55,4%</text:p>
          </table:table-cell>
          <table:table-cell office:value-type="float" office:value="4495" table:style-name="ce105">
            <text:p>4.495</text:p>
          </table:table-cell>
          <table:table-cell office:value-type="percentage" office:value="0.46017608517608516" table:style-name="ce81">
            <text:p>46,0%</text:p>
          </table:table-cell>
          <table:table-cell office:value-type="float" office:value="974" table:style-name="ce102">
            <text:p>974</text:p>
          </table:table-cell>
          <table:table-cell office:value-type="percentage" office:value="0.40314569536423839" table:style-name="ce103">
            <text:p>40,3%</text:p>
          </table:table-cell>
          <table:table-cell table:number-columns-repeated="16369"/>
        </table:table-row>
        <table:table-row table:style-name="ro14">
          <table:table-cell office:value-type="string" table:style-name="ce104">
            <text:p>Fuerzas Armadas</text:p>
          </table:table-cell>
          <table:table-cell office:value-type="float" office:value="7" table:style-name="ce105">
            <text:p>7</text:p>
          </table:table-cell>
          <table:table-cell office:value-type="percentage" office:value="0.16666666666666666" table:style-name="ce81">
            <text:p>16,7%</text:p>
          </table:table-cell>
          <table:table-cell office:value-type="float" office:value="2380" table:style-name="ce105">
            <text:p>2.380</text:p>
          </table:table-cell>
          <table:table-cell office:value-type="percentage" office:value="0.64272211720226846" table:style-name="ce81">
            <text:p>64,3%</text:p>
          </table:table-cell>
          <table:table-cell office:value-type="float" office:value="7415" table:style-name="ce105">
            <text:p>7.415</text:p>
          </table:table-cell>
          <table:table-cell office:value-type="percentage" office:value="0.75325071109305164" table:style-name="ce81">
            <text:p>75,3%</text:p>
          </table:table-cell>
          <table:table-cell office:value-type="float" office:value="15305" table:style-name="ce105">
            <text:p>15.305</text:p>
          </table:table-cell>
          <table:table-cell office:value-type="percentage" office:value="0.67307269448964335" table:style-name="ce81">
            <text:p>67,3%</text:p>
          </table:table-cell>
          <table:table-cell office:value-type="float" office:value="15407" table:style-name="ce105">
            <text:p>15.407</text:p>
          </table:table-cell>
          <table:table-cell office:value-type="percentage" office:value="0.47294103201645332" table:style-name="ce81">
            <text:p>47,3%</text:p>
          </table:table-cell>
          <table:table-cell office:value-type="float" office:value="11038" table:style-name="ce105">
            <text:p>11.038</text:p>
          </table:table-cell>
          <table:table-cell office:value-type="percentage" office:value="0.44911909508890424" table:style-name="ce81">
            <text:p>44,9%</text:p>
          </table:table-cell>
          <table:table-cell office:value-type="float" office:value="233" table:style-name="ce102">
            <text:p>233</text:p>
          </table:table-cell>
          <table:table-cell office:value-type="percentage" office:value="0.17678300455235205" table:style-name="ce103">
            <text:p>17,7%</text:p>
          </table:table-cell>
          <table:table-cell table:number-columns-repeated="16369"/>
        </table:table-row>
        <table:table-row table:style-name="ro14">
          <table:table-cell office:value-type="string" table:style-name="ce106">
            <text:p>Sanidad Exterior</text:p>
          </table:table-cell>
          <table:table-cell office:value-type="float" office:value="79" table:style-name="ce105">
            <text:p>79</text:p>
          </table:table-cell>
          <table:table-cell office:value-type="percentage" office:value="0.98750000000000004" table:style-name="ce84">
            <text:p>98,8%</text:p>
          </table:table-cell>
          <table:table-cell office:value-type="float" office:value="300" table:style-name="ce105">
            <text:p>300</text:p>
          </table:table-cell>
          <table:table-cell office:value-type="percentage" office:value="0.96153846153846156" table:style-name="ce84">
            <text:p>96,2%</text:p>
          </table:table-cell>
          <table:table-cell office:value-type="float" office:value="698" table:style-name="ce105">
            <text:p>698</text:p>
          </table:table-cell>
          <table:table-cell office:value-type="percentage" office:value="0.75622968580715055" table:style-name="ce84">
            <text:p>75,6%</text:p>
          </table:table-cell>
          <table:table-cell office:value-type="float" office:value="931" table:style-name="ce105">
            <text:p>931</text:p>
          </table:table-cell>
          <table:table-cell office:value-type="percentage" office:value="0.4692540322580645" table:style-name="ce84">
            <text:p>46,9%</text:p>
          </table:table-cell>
          <table:table-cell office:value-type="float" office:value="1158" table:style-name="ce105">
            <text:p>1.158</text:p>
          </table:table-cell>
          <table:table-cell office:value-type="percentage" office:value="0.47246022031823748" table:style-name="ce84">
            <text:p>47,2%</text:p>
          </table:table-cell>
          <table:table-cell office:value-type="float" office:value="932" table:style-name="ce105">
            <text:p>932</text:p>
          </table:table-cell>
          <table:table-cell office:value-type="percentage" office:value="0.43673851921274603" table:style-name="ce84">
            <text:p>43,7%</text:p>
          </table:table-cell>
          <table:table-cell office:value-type="float" office:value="20" table:style-name="ce102">
            <text:p>20</text:p>
          </table:table-cell>
          <table:table-cell office:value-type="percentage" office:value="0.11627906976744186" table:style-name="ce103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07">
            <text:p>Totales</text:p>
          </table:table-cell>
          <table:table-cell office:value-type="float" office:value="6414262" table:style-name="ce108">
            <text:p>6.414.262</text:p>
          </table:table-cell>
          <table:table-cell office:value-type="percentage" office:value="0.93210243872737608" table:style-name="ce109">
            <text:p>93,21%</text:p>
          </table:table-cell>
          <table:table-cell office:value-type="float" office:value="4986035" table:style-name="ce108">
            <text:p>4.986.035</text:p>
          </table:table-cell>
          <table:table-cell office:value-type="percentage" office:value="0.93699125687681173" table:style-name="ce109">
            <text:p>93,70%</text:p>
          </table:table-cell>
          <table:table-cell office:value-type="float" office:value="5420972" table:style-name="ce108">
            <text:p>5.420.972</text:p>
          </table:table-cell>
          <table:table-cell office:value-type="percentage" office:value="0.80006907106793024" table:style-name="ce109">
            <text:p>80,01%</text:p>
          </table:table-cell>
          <table:table-cell office:value-type="float" office:value="4633711" table:style-name="ce108">
            <text:p>4.633.711</text:p>
          </table:table-cell>
          <table:table-cell office:value-type="percentage" office:value="0.65220810987056221" table:style-name="ce109">
            <text:p>65,22%</text:p>
          </table:table-cell>
          <table:table-cell office:value-type="float" office:value="2526404" table:style-name="ce108">
            <text:p>2.526.404</text:p>
          </table:table-cell>
          <table:table-cell office:value-type="percentage" office:value="0.49836361272805713" table:style-name="ce109">
            <text:p>49,84%</text:p>
          </table:table-cell>
          <table:table-cell office:value-type="float" office:value="1832410" table:style-name="ce108">
            <text:p>1.832.410</text:p>
          </table:table-cell>
          <table:table-cell office:value-type="percentage" office:value="0.43851376139324277" table:style-name="ce109">
            <text:p>43,85%</text:p>
          </table:table-cell>
          <table:table-cell office:value-type="float" office:value="275109" table:style-name="ce108">
            <text:p>275.109</text:p>
          </table:table-cell>
          <table:table-cell office:value-type="percentage" office:value="0.31696191972864984" table:style-name="ce109">
            <text:p>31,70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5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6">
          <table:covered-table-cell/>
          <table:table-cell office:value-type="string" table:style-name="ce113">
            <text:p>Nº Personas &gt; 80 años con <text:s/>dosis de recuerdo adaptadas</text:p>
          </table:table-cell>
          <table:table-cell office:value-type="string" table:style-name="ce113">
            <text:p>% Dosis de recuerdo adaptadas en &gt; 80 años (1)</text:p>
          </table:table-cell>
          <table:table-cell office:value-type="string" table:style-name="ce113">
            <text:p>Nº Personas 70-79 años con <text:s/>dosis de recuerdo adaptadas</text:p>
          </table:table-cell>
          <table:table-cell office:value-type="string" table:style-name="ce113">
            <text:p>% Dosis de recuerdo adaptadas en 70-79 años (1)</text:p>
          </table:table-cell>
          <table:table-cell office:value-type="string" table:style-name="ce113">
            <text:p>Nº Personas 60-69 años con <text:s/>dosis de recuerdo adaptadas</text:p>
          </table:table-cell>
          <table:table-cell office:value-type="string" table:style-name="ce113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36417" table:style-name="ce114">
            <text:p>236.417</text:p>
          </table:table-cell>
          <table:table-cell office:value-type="percentage" office:value="0.55920000000000003" table:style-name="ce115">
            <text:p>55,92%</text:p>
          </table:table-cell>
          <table:table-cell office:value-type="float" office:value="220365" table:style-name="ce114">
            <text:p>220.365</text:p>
          </table:table-cell>
          <table:table-cell office:value-type="percentage" office:value="0.33679999999999999" table:style-name="ce115">
            <text:p>33,68%</text:p>
          </table:table-cell>
          <table:table-cell office:value-type="float" office:value="150364" table:style-name="ce114">
            <text:p>150.364</text:p>
          </table:table-cell>
          <table:table-cell office:value-type="percentage" office:value="0.15690000000000001" table:style-name="ce115">
            <text:p>15,6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58570" table:style-name="ce116">
            <text:p>58.570</text:p>
          </table:table-cell>
          <table:table-cell office:value-type="percentage" office:value="0.59919999999999995" table:style-name="ce117">
            <text:p>59,92%</text:p>
          </table:table-cell>
          <table:table-cell office:value-type="float" office:value="45305" table:style-name="ce116">
            <text:p>45.305</text:p>
          </table:table-cell>
          <table:table-cell office:value-type="percentage" office:value="0.37869999999999998" table:style-name="ce117">
            <text:p>37,87%</text:p>
          </table:table-cell>
          <table:table-cell office:value-type="float" office:value="25458" table:style-name="ce116">
            <text:p>25.458</text:p>
          </table:table-cell>
          <table:table-cell office:value-type="percentage" office:value="0.1578" table:style-name="ce117">
            <text:p>15,7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63066" table:style-name="ce116">
            <text:p>63.066</text:p>
          </table:table-cell>
          <table:table-cell office:value-type="percentage" office:value="0.73699999999999999" table:style-name="ce117">
            <text:p>73,70%</text:p>
          </table:table-cell>
          <table:table-cell office:value-type="float" office:value="73037" table:style-name="ce116">
            <text:p>73.037</text:p>
          </table:table-cell>
          <table:table-cell office:value-type="percentage" office:value="0.65329999999999999" table:style-name="ce117">
            <text:p>65,33%</text:p>
          </table:table-cell>
          <table:table-cell office:value-type="float" office:value="41881" table:style-name="ce116">
            <text:p>41.881</text:p>
          </table:table-cell>
          <table:table-cell office:value-type="percentage" office:value="0.27560000000000001" table:style-name="ce117">
            <text:p>27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24426" table:style-name="ce116">
            <text:p>24.426</text:p>
          </table:table-cell>
          <table:table-cell office:value-type="percentage" office:value="0.45540000000000003" table:style-name="ce117">
            <text:p>45,54%</text:p>
          </table:table-cell>
          <table:table-cell office:value-type="float" office:value="21672" table:style-name="ce116">
            <text:p>21.672</text:p>
          </table:table-cell>
          <table:table-cell office:value-type="percentage" office:value="0.24840000000000001" table:style-name="ce117">
            <text:p>24,84%</text:p>
          </table:table-cell>
          <table:table-cell office:value-type="float" office:value="17406" table:style-name="ce116">
            <text:p>17.406</text:p>
          </table:table-cell>
          <table:table-cell office:value-type="percentage" office:value="0.1366" table:style-name="ce117">
            <text:p>13,6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34231" table:style-name="ce116">
            <text:p>34.231</text:p>
          </table:table-cell>
          <table:table-cell office:value-type="percentage" office:value="0.34110000000000001" table:style-name="ce117">
            <text:p>34,11%</text:p>
          </table:table-cell>
          <table:table-cell office:value-type="float" office:value="29633" table:style-name="ce116">
            <text:p>29.633</text:p>
          </table:table-cell>
          <table:table-cell office:value-type="percentage" office:value="0.17699999999999999" table:style-name="ce117">
            <text:p>17,70%</text:p>
          </table:table-cell>
          <table:table-cell office:value-type="float" office:value="26342" table:style-name="ce116">
            <text:p>26.342</text:p>
          </table:table-cell>
          <table:table-cell office:value-type="percentage" office:value="0.1047" table:style-name="ce117">
            <text:p>10,4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21490" table:style-name="ce116">
            <text:p>21.490</text:p>
          </table:table-cell>
          <table:table-cell office:value-type="percentage" office:value="0.52080000000000004" table:style-name="ce117">
            <text:p>52,08%</text:p>
          </table:table-cell>
          <table:table-cell office:value-type="float" office:value="11661" table:style-name="ce116">
            <text:p>11.661</text:p>
          </table:table-cell>
          <table:table-cell office:value-type="percentage" office:value="0.21249999999999999" table:style-name="ce117">
            <text:p>21,25%</text:p>
          </table:table-cell>
          <table:table-cell office:value-type="float" office:value="7187" table:style-name="ce116">
            <text:p>7.187</text:p>
          </table:table-cell>
          <table:table-cell office:value-type="percentage" office:value="9.0700000000000003E-2" table:style-name="ce117">
            <text:p>9,0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32271" table:style-name="ce116">
            <text:p>132.271</text:p>
          </table:table-cell>
          <table:table-cell office:value-type="percentage" office:value="0.60550000000000004" table:style-name="ce117">
            <text:p>60,55%</text:p>
          </table:table-cell>
          <table:table-cell office:value-type="float" office:value="74210" table:style-name="ce116">
            <text:p>74.210</text:p>
          </table:table-cell>
          <table:table-cell office:value-type="percentage" office:value="0.3014" table:style-name="ce117">
            <text:p>30,14%</text:p>
          </table:table-cell>
          <table:table-cell office:value-type="float" office:value="49518" table:style-name="ce116">
            <text:p>49.518</text:p>
          </table:table-cell>
          <table:table-cell office:value-type="percentage" office:value="0.15129999999999999" table:style-name="ce117">
            <text:p>15,13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76548" table:style-name="ce116">
            <text:p>76.548</text:p>
          </table:table-cell>
          <table:table-cell office:value-type="percentage" office:value="0.56840000000000002" table:style-name="ce117">
            <text:p>56,84%</text:p>
          </table:table-cell>
          <table:table-cell office:value-type="float" office:value="51302" table:style-name="ce116">
            <text:p>51.302</text:p>
          </table:table-cell>
          <table:table-cell office:value-type="percentage" office:value="0.32729999999999998" table:style-name="ce117">
            <text:p>32,73%</text:p>
          </table:table-cell>
          <table:table-cell office:value-type="float" office:value="31572" table:style-name="ce116">
            <text:p>31.572</text:p>
          </table:table-cell>
          <table:table-cell office:value-type="percentage" office:value="0.13850000000000001" table:style-name="ce117">
            <text:p>13,8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242984" table:style-name="ce116">
            <text:p>242.984</text:p>
          </table:table-cell>
          <table:table-cell office:value-type="percentage" office:value="0.53490000000000004" table:style-name="ce117">
            <text:p>53,49%</text:p>
          </table:table-cell>
          <table:table-cell office:value-type="float" office:value="153079" table:style-name="ce116">
            <text:p>153.079</text:p>
          </table:table-cell>
          <table:table-cell office:value-type="percentage" office:value="0.24079999999999999" table:style-name="ce117">
            <text:p>24,08%</text:p>
          </table:table-cell>
          <table:table-cell office:value-type="float" office:value="100583" table:style-name="ce116">
            <text:p>100.583</text:p>
          </table:table-cell>
          <table:table-cell office:value-type="percentage" office:value="0.11799999999999999" table:style-name="ce117">
            <text:p>11,8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16286" table:style-name="ce116">
            <text:p>116.286</text:p>
          </table:table-cell>
          <table:table-cell office:value-type="percentage" office:value="0.39739999999999998" table:style-name="ce117">
            <text:p>39,74%</text:p>
          </table:table-cell>
          <table:table-cell office:value-type="float" office:value="71101" table:style-name="ce116">
            <text:p>71.101</text:p>
          </table:table-cell>
          <table:table-cell office:value-type="percentage" office:value="0.16170000000000001" table:style-name="ce117">
            <text:p>16,17%</text:p>
          </table:table-cell>
          <table:table-cell office:value-type="float" office:value="31533" table:style-name="ce116">
            <text:p>31.533</text:p>
          </table:table-cell>
          <table:table-cell office:value-type="percentage" office:value="5.28E-2" table:style-name="ce117">
            <text:p>5,2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45460" table:style-name="ce116">
            <text:p>45.460</text:p>
          </table:table-cell>
          <table:table-cell office:value-type="percentage" office:value="0.60650000000000004" table:style-name="ce117">
            <text:p>60,65%</text:p>
          </table:table-cell>
          <table:table-cell office:value-type="float" office:value="35258" table:style-name="ce116">
            <text:p>35.258</text:p>
          </table:table-cell>
          <table:table-cell office:value-type="percentage" office:value="0.38869999999999999" table:style-name="ce117">
            <text:p>38,87%</text:p>
          </table:table-cell>
          <table:table-cell office:value-type="float" office:value="25811" table:style-name="ce116">
            <text:p>25.811</text:p>
          </table:table-cell>
          <table:table-cell office:value-type="percentage" office:value="0.19750000000000001" table:style-name="ce117">
            <text:p>19,7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188513" table:style-name="ce116">
            <text:p>188.513</text:p>
          </table:table-cell>
          <table:table-cell office:value-type="percentage" office:value="0.79800000000000004" table:style-name="ce117">
            <text:p>79,80%</text:p>
          </table:table-cell>
          <table:table-cell office:value-type="float" office:value="201488" table:style-name="ce116">
            <text:p>201.488</text:p>
          </table:table-cell>
          <table:table-cell office:value-type="percentage" office:value="0.69010000000000005" table:style-name="ce117">
            <text:p>69,01%</text:p>
          </table:table-cell>
          <table:table-cell office:value-type="float" office:value="169760" table:style-name="ce116">
            <text:p>169.760</text:p>
          </table:table-cell>
          <table:table-cell office:value-type="percentage" office:value="0.48010000000000003" table:style-name="ce117">
            <text:p>48,0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3603" table:style-name="ce116">
            <text:p>13.603</text:p>
          </table:table-cell>
          <table:table-cell office:value-type="percentage" office:value="0.61229999999999996" table:style-name="ce117">
            <text:p>61,23%</text:p>
          </table:table-cell>
          <table:table-cell office:value-type="float" office:value="12222" table:style-name="ce116">
            <text:p>12.222</text:p>
          </table:table-cell>
          <table:table-cell office:value-type="percentage" office:value="0.43280000000000002" table:style-name="ce117">
            <text:p>43,28%</text:p>
          </table:table-cell>
          <table:table-cell office:value-type="float" office:value="10224" table:style-name="ce116">
            <text:p>10.224</text:p>
          </table:table-cell>
          <table:table-cell office:value-type="percentage" office:value="0.26479999999999998" table:style-name="ce117">
            <text:p>26,4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138869" table:style-name="ce116">
            <text:p>138.869</text:p>
          </table:table-cell>
          <table:table-cell office:value-type="percentage" office:value="0.37480000000000002" table:style-name="ce117">
            <text:p>37,48%</text:p>
          </table:table-cell>
          <table:table-cell office:value-type="float" office:value="123153" table:style-name="ce116">
            <text:p>123.153</text:p>
          </table:table-cell>
          <table:table-cell office:value-type="percentage" office:value="0.23369999999999999" table:style-name="ce117">
            <text:p>23,37%</text:p>
          </table:table-cell>
          <table:table-cell office:value-type="float" office:value="65177" table:style-name="ce116">
            <text:p>65.177</text:p>
          </table:table-cell>
          <table:table-cell office:value-type="percentage" office:value="9.0499999999999997E-2" table:style-name="ce117">
            <text:p>9,0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31519" table:style-name="ce116">
            <text:p>31.519</text:p>
          </table:table-cell>
          <table:table-cell office:value-type="percentage" office:value="0.43809999999999999" table:style-name="ce117">
            <text:p>43,81%</text:p>
          </table:table-cell>
          <table:table-cell office:value-type="float" office:value="38515" table:style-name="ce116">
            <text:p>38.515</text:p>
          </table:table-cell>
          <table:table-cell office:value-type="percentage" office:value="0.37059999999999998" table:style-name="ce117">
            <text:p>37,06%</text:p>
          </table:table-cell>
          <table:table-cell office:value-type="float" office:value="32757" table:style-name="ce116">
            <text:p>32.757</text:p>
          </table:table-cell>
          <table:table-cell office:value-type="percentage" office:value="0.21329999999999999" table:style-name="ce117">
            <text:p>21,3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28100" table:style-name="ce116">
            <text:p>28.100</text:p>
          </table:table-cell>
          <table:table-cell office:value-type="percentage" office:value="0.67889999999999995" table:style-name="ce117">
            <text:p>67,89%</text:p>
          </table:table-cell>
          <table:table-cell office:value-type="float" office:value="26320" table:style-name="ce116">
            <text:p>26.320</text:p>
          </table:table-cell>
          <table:table-cell office:value-type="percentage" office:value="0.4647" table:style-name="ce117">
            <text:p>46,47%</text:p>
          </table:table-cell>
          <table:table-cell office:value-type="float" office:value="20453" table:style-name="ce116">
            <text:p>20.453</text:p>
          </table:table-cell>
          <table:table-cell office:value-type="percentage" office:value="0.27029999999999998" table:style-name="ce117">
            <text:p>27,0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93715" table:style-name="ce116">
            <text:p>93.715</text:p>
          </table:table-cell>
          <table:table-cell office:value-type="percentage" office:value="0.58750000000000002" table:style-name="ce117">
            <text:p>58,75%</text:p>
          </table:table-cell>
          <table:table-cell office:value-type="float" office:value="89945" table:style-name="ce116">
            <text:p>89.945</text:p>
          </table:table-cell>
          <table:table-cell office:value-type="percentage" office:value="0.41570000000000001" table:style-name="ce117">
            <text:p>41,57%</text:p>
          </table:table-cell>
          <table:table-cell office:value-type="float" office:value="55359" table:style-name="ce116">
            <text:p>55.359</text:p>
          </table:table-cell>
          <table:table-cell office:value-type="percentage" office:value="0.1948" table:style-name="ce117">
            <text:p>19,4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547" table:style-name="ce118">
            <text:p>547</text:p>
          </table:table-cell>
          <table:table-cell office:value-type="percentage" office:value="0.1928" table:style-name="ce117">
            <text:p>19,28%</text:p>
          </table:table-cell>
          <table:table-cell office:value-type="float" office:value="517" table:style-name="ce118">
            <text:p>517</text:p>
          </table:table-cell>
          <table:table-cell office:value-type="percentage" office:value="0.1174" table:style-name="ce117">
            <text:p>11,74%</text:p>
          </table:table-cell>
          <table:table-cell office:value-type="float" office:value="605" table:style-name="ce118">
            <text:p>605</text:p>
          </table:table-cell>
          <table:table-cell office:value-type="percentage" office:value="7.2599999999999998E-2" table:style-name="ce117">
            <text:p>7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713" table:style-name="ce118">
            <text:p>713</text:p>
          </table:table-cell>
          <table:table-cell office:value-type="percentage" office:value="0.28399999999999997" table:style-name="ce117">
            <text:p>28,40%</text:p>
          </table:table-cell>
          <table:table-cell office:value-type="float" office:value="756" table:style-name="ce118">
            <text:p>756</text:p>
          </table:table-cell>
          <table:table-cell office:value-type="percentage" office:value="0.1988" table:style-name="ce117">
            <text:p>19,88%</text:p>
          </table:table-cell>
          <table:table-cell office:value-type="float" office:value="1081" table:style-name="ce116">
            <text:p>1.081</text:p>
          </table:table-cell>
          <table:table-cell office:value-type="percentage" office:value="0.13500000000000001" table:style-name="ce117">
            <text:p>13,5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18">
            <text:p>0</text:p>
          </table:table-cell>
          <table:table-cell office:value-type="percentage" office:value="0" table:style-name="ce117">
            <text:p>0,00%</text:p>
          </table:table-cell>
          <table:table-cell office:value-type="float" office:value="0" table:style-name="ce118">
            <text:p>0</text:p>
          </table:table-cell>
          <table:table-cell office:value-type="percentage" office:value="0" table:style-name="ce117">
            <text:p>0,00%</text:p>
          </table:table-cell>
          <table:table-cell office:value-type="float" office:value="0" table:style-name="ce118">
            <text:p>0</text:p>
          </table:table-cell>
          <table:table-cell office:value-type="percentage" office:value="0" table:style-name="ce117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9">
            <text:p>Sanidad Exterior</text:p>
          </table:table-cell>
          <table:table-cell office:value-type="float" office:value="0" table:style-name="ce120">
            <text:p>0</text:p>
          </table:table-cell>
          <table:table-cell office:value-type="percentage" office:value="0" table:style-name="ce121">
            <text:p>0,00%</text:p>
          </table:table-cell>
          <table:table-cell office:value-type="float" office:value="0" table:style-name="ce120">
            <text:p>0</text:p>
          </table:table-cell>
          <table:table-cell office:value-type="percentage" office:value="0" table:style-name="ce121">
            <text:p>0,00%</text:p>
          </table:table-cell>
          <table:table-cell office:value-type="float" office:value="0" table:style-name="ce120">
            <text:p>0</text:p>
          </table:table-cell>
          <table:table-cell office:value-type="percentage" office:value="0" table:style-name="ce121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Totales</text:p>
          </table:table-cell>
          <table:table-cell office:value-type="float" office:value="1547328" table:style-name="ce123">
            <text:p>1.547.328</text:p>
          </table:table-cell>
          <table:table-cell office:value-type="percentage" office:value="0.53659999999999997" table:style-name="ce124">
            <text:p>53,66%</text:p>
          </table:table-cell>
          <table:table-cell office:value-type="float" office:value="1279539" table:style-name="ce123">
            <text:p>1.279.539</text:p>
          </table:table-cell>
          <table:table-cell office:value-type="percentage" office:value="0.3201" table:style-name="ce124">
            <text:p>32,01%</text:p>
          </table:table-cell>
          <table:table-cell office:value-type="float" office:value="863071" table:style-name="ce123">
            <text:p>863.071</text:p>
          </table:table-cell>
          <table:table-cell office:value-type="percentage" office:value="0.15670000000000001" table:style-name="ce124">
            <text:p>15,67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99"/>
        <table:table-row table:style-name="ro17">
          <table:table-cell table:style-name="ce125"/>
          <table:table-cell office:value-type="string" table:style-name="ce126">
            <text:p>Población a vacunar de 5 a 11 años</text:p>
          </table:table-cell>
          <table:table-cell office:value-type="string" table:style-name="ce126">
            <text:p>Nº Personas con 1 dosis</text:p>
          </table:table-cell>
          <table:table-cell office:value-type="string" table:style-name="ce126">
            <text:p>% 1ª dosis</text:p>
          </table:table-cell>
          <table:table-cell office:value-type="string" table:style-name="ce126">
            <text:p>Nº Personas con pauta completa</text:p>
          </table:table-cell>
          <table:table-cell office:value-type="string" table:style-name="ce127">
            <text:p><text:s/>% PC</text:p>
          </table:table-cell>
          <table:table-cell office:value-type="string" table:style-name="ce128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29">
            <text:p>Andalucía</text:p>
          </table:table-cell>
          <table:table-cell office:value-type="float" office:value="728275" table:style-name="ce130">
            <text:p>728.275</text:p>
          </table:table-cell>
          <table:table-cell office:value-type="float" office:value="453646" table:style-name="ce130">
            <text:p>453.646</text:p>
          </table:table-cell>
          <table:table-cell office:value-type="percentage" office:value="0.62290480930967007" table:style-name="ce131">
            <text:p>62,3%</text:p>
          </table:table-cell>
          <table:table-cell office:value-type="float" office:value="368001" table:style-name="ce130">
            <text:p>368.001</text:p>
          </table:table-cell>
          <table:table-cell office:value-type="percentage" office:value="0.50530500154474611" table:style-name="ce131">
            <text:p>50,5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Aragón</text:p>
          </table:table-cell>
          <table:table-cell office:value-type="float" office:value="103760" table:style-name="ce130">
            <text:p>103.760</text:p>
          </table:table-cell>
          <table:table-cell office:value-type="float" office:value="56031" table:style-name="ce130">
            <text:p>56.031</text:p>
          </table:table-cell>
          <table:table-cell office:value-type="percentage" office:value="0.54000578257517351" table:style-name="ce131">
            <text:p>54,0%</text:p>
          </table:table-cell>
          <table:table-cell office:value-type="float" office:value="47149" table:style-name="ce130">
            <text:p>47.149</text:p>
          </table:table-cell>
          <table:table-cell office:value-type="percentage" office:value="0.45440439475713185" table:style-name="ce131">
            <text:p>45,4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Asturias<text:s/></text:p>
          </table:table-cell>
          <table:table-cell office:value-type="float" office:value="62179" table:style-name="ce130">
            <text:p>62.179</text:p>
          </table:table-cell>
          <table:table-cell office:value-type="float" office:value="44762" table:style-name="ce130">
            <text:p>44.762</text:p>
          </table:table-cell>
          <table:table-cell office:value-type="percentage" office:value="0.71988935171038448" table:style-name="ce131">
            <text:p>72,0%</text:p>
          </table:table-cell>
          <table:table-cell office:value-type="float" office:value="39316" table:style-name="ce130">
            <text:p>39.316</text:p>
          </table:table-cell>
          <table:table-cell office:value-type="percentage" office:value="0.63230351083163128" table:style-name="ce131">
            <text:p>63,2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Baleares</text:p>
          </table:table-cell>
          <table:table-cell office:value-type="float" office:value="97822" table:style-name="ce130">
            <text:p>97.822</text:p>
          </table:table-cell>
          <table:table-cell office:value-type="float" office:value="34254" table:style-name="ce130">
            <text:p>34.254</text:p>
          </table:table-cell>
          <table:table-cell office:value-type="percentage" office:value="0.35016662918361924" table:style-name="ce131">
            <text:p>35,0%</text:p>
          </table:table-cell>
          <table:table-cell office:value-type="float" office:value="26950" table:style-name="ce130">
            <text:p>26.950</text:p>
          </table:table-cell>
          <table:table-cell office:value-type="percentage" office:value="0.27550039868332277" table:style-name="ce131">
            <text:p>27,6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Canarias</text:p>
          </table:table-cell>
          <table:table-cell office:value-type="float" office:value="156104" table:style-name="ce130">
            <text:p>156.104</text:p>
          </table:table-cell>
          <table:table-cell office:value-type="float" office:value="81858" table:style-name="ce130">
            <text:p>81.858</text:p>
          </table:table-cell>
          <table:table-cell office:value-type="percentage" office:value="0.5243811817762517" table:style-name="ce131">
            <text:p>52,4%</text:p>
          </table:table-cell>
          <table:table-cell office:value-type="float" office:value="63347" table:style-name="ce130">
            <text:p>63.347</text:p>
          </table:table-cell>
          <table:table-cell office:value-type="percentage" office:value="0.40579997950084556" table:style-name="ce131">
            <text:p>40,6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Cantabria</text:p>
          </table:table-cell>
          <table:table-cell office:value-type="float" office:value="42931" table:style-name="ce130">
            <text:p>42.931</text:p>
          </table:table-cell>
          <table:table-cell office:value-type="float" office:value="26235" table:style-name="ce130">
            <text:p>26.235</text:p>
          </table:table-cell>
          <table:table-cell office:value-type="percentage" office:value="0.61109687638303323" table:style-name="ce131">
            <text:p>61,1%</text:p>
          </table:table-cell>
          <table:table-cell office:value-type="float" office:value="23738" table:style-name="ce130">
            <text:p>23.738</text:p>
          </table:table-cell>
          <table:table-cell office:value-type="percentage" office:value="0.55293377745684935" table:style-name="ce131">
            <text:p>55,3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Castilla y Leon<text:s/></text:p>
          </table:table-cell>
          <table:table-cell office:value-type="float" office:value="158747" table:style-name="ce130">
            <text:p>158.747</text:p>
          </table:table-cell>
          <table:table-cell office:value-type="float" office:value="106740" table:style-name="ce130">
            <text:p>106.740</text:p>
          </table:table-cell>
          <table:table-cell office:value-type="percentage" office:value="0.67239065935104281" table:style-name="ce131">
            <text:p>67,2%</text:p>
          </table:table-cell>
          <table:table-cell office:value-type="float" office:value="98195" table:style-name="ce130">
            <text:p>98.195</text:p>
          </table:table-cell>
          <table:table-cell office:value-type="percentage" office:value="0.61856287047944214" table:style-name="ce131">
            <text:p>61,9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Castilla - La Mancha</text:p>
          </table:table-cell>
          <table:table-cell office:value-type="float" office:value="171326" table:style-name="ce130">
            <text:p>171.326</text:p>
          </table:table-cell>
          <table:table-cell office:value-type="float" office:value="107068" table:style-name="ce130">
            <text:p>107.068</text:p>
          </table:table-cell>
          <table:table-cell office:value-type="percentage" office:value="0.62493725412371737" table:style-name="ce131">
            <text:p>62,5%</text:p>
          </table:table-cell>
          <table:table-cell office:value-type="float" office:value="88903" table:style-name="ce130">
            <text:p>88.903</text:p>
          </table:table-cell>
          <table:table-cell office:value-type="percentage" office:value="0.51891131527030343" table:style-name="ce131">
            <text:p>51,9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Cataluña</text:p>
          </table:table-cell>
          <table:table-cell office:value-type="float" office:value="648162" table:style-name="ce130">
            <text:p>648.162</text:p>
          </table:table-cell>
          <table:table-cell office:value-type="float" office:value="264730" table:style-name="ce130">
            <text:p>264.730</text:p>
          </table:table-cell>
          <table:table-cell office:value-type="percentage" office:value="0.4084318426566198" table:style-name="ce131">
            <text:p>40,8%</text:p>
          </table:table-cell>
          <table:table-cell office:value-type="float" office:value="207995" table:style-name="ce130">
            <text:p>207.995</text:p>
          </table:table-cell>
          <table:table-cell office:value-type="percentage" office:value="0.32089971334326911" table:style-name="ce131">
            <text:p>32,1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C. Valenciana</text:p>
          </table:table-cell>
          <table:table-cell office:value-type="float" office:value="410244" table:style-name="ce130">
            <text:p>410.244</text:p>
          </table:table-cell>
          <table:table-cell office:value-type="float" office:value="264790" table:style-name="ce130">
            <text:p>264.790</text:p>
          </table:table-cell>
          <table:table-cell office:value-type="percentage" office:value="0.64544514971577893" table:style-name="ce131">
            <text:p>64,5%</text:p>
          </table:table-cell>
          <table:table-cell office:value-type="float" office:value="202228" table:style-name="ce130">
            <text:p>202.228</text:p>
          </table:table-cell>
          <table:table-cell office:value-type="percentage" office:value="0.49294566160626357" table:style-name="ce131">
            <text:p>49,3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Extremadura</text:p>
          </table:table-cell>
          <table:table-cell office:value-type="float" office:value="78583" table:style-name="ce130">
            <text:p>78.583</text:p>
          </table:table-cell>
          <table:table-cell office:value-type="float" office:value="61579" table:style-name="ce130">
            <text:p>61.579</text:p>
          </table:table-cell>
          <table:table-cell office:value-type="percentage" office:value="0.78361732181260579" table:style-name="ce131">
            <text:p>78,4%</text:p>
          </table:table-cell>
          <table:table-cell office:value-type="float" office:value="52883" table:style-name="ce130">
            <text:p>52.883</text:p>
          </table:table-cell>
          <table:table-cell office:value-type="percentage" office:value="0.67295725538602502" table:style-name="ce131">
            <text:p>67,3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Galicia</text:p>
          </table:table-cell>
          <table:table-cell office:value-type="float" office:value="177577" table:style-name="ce130">
            <text:p>177.577</text:p>
          </table:table-cell>
          <table:table-cell office:value-type="float" office:value="142599" table:style-name="ce130">
            <text:p>142.599</text:p>
          </table:table-cell>
          <table:table-cell office:value-type="percentage" office:value="0.80302629281945292" table:style-name="ce131">
            <text:p>80,3%</text:p>
          </table:table-cell>
          <table:table-cell office:value-type="float" office:value="126174" table:style-name="ce130">
            <text:p>126.174</text:p>
          </table:table-cell>
          <table:table-cell office:value-type="percentage" office:value="0.71053120618098065" table:style-name="ce131">
            <text:p>71,1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La Rioja</text:p>
          </table:table-cell>
          <table:table-cell office:value-type="float" office:value="25397" table:style-name="ce130">
            <text:p>25.397</text:p>
          </table:table-cell>
          <table:table-cell office:value-type="float" office:value="17098" table:style-name="ce130">
            <text:p>17.098</text:p>
          </table:table-cell>
          <table:table-cell office:value-type="percentage" office:value="0.67322912154978931" table:style-name="ce131">
            <text:p>67,3%</text:p>
          </table:table-cell>
          <table:table-cell office:value-type="float" office:value="14892" table:style-name="ce130">
            <text:p>14.892</text:p>
          </table:table-cell>
          <table:table-cell office:value-type="percentage" office:value="0.58636846871677761" table:style-name="ce131">
            <text:p>58,6%</text:p>
          </table:table-cell>
          <table:table-cell office:value-type="date" office:date-value="2022-10-31T00:00:00" table:style-name="ce132">
            <text:p>31/10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Madrid</text:p>
          </table:table-cell>
          <table:table-cell office:value-type="float" office:value="567425" table:style-name="ce130">
            <text:p>567.425</text:p>
          </table:table-cell>
          <table:table-cell office:value-type="float" office:value="270466" table:style-name="ce130">
            <text:p>270.466</text:p>
          </table:table-cell>
          <table:table-cell office:value-type="percentage" office:value="0.47665506454597523" table:style-name="ce131">
            <text:p>47,7%</text:p>
          </table:table-cell>
          <table:table-cell office:value-type="float" office:value="242012" table:style-name="ce130">
            <text:p>242.012</text:p>
          </table:table-cell>
          <table:table-cell office:value-type="percentage" office:value="0.42650923029475263" table:style-name="ce131">
            <text:p>42,7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Murcia<text:s/></text:p>
          </table:table-cell>
          <table:table-cell office:value-type="float" office:value="139748" table:style-name="ce130">
            <text:p>139.748</text:p>
          </table:table-cell>
          <table:table-cell office:value-type="float" office:value="72394" table:style-name="ce130">
            <text:p>72.394</text:p>
          </table:table-cell>
          <table:table-cell office:value-type="percentage" office:value="0.51803245842516532" table:style-name="ce131">
            <text:p>51,8%</text:p>
          </table:table-cell>
          <table:table-cell office:value-type="float" office:value="52235" table:style-name="ce130">
            <text:p>52.235</text:p>
          </table:table-cell>
          <table:table-cell office:value-type="percentage" office:value="0.37377994676131321" table:style-name="ce131">
            <text:p>37,4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Navarra</text:p>
          </table:table-cell>
          <table:table-cell office:value-type="float" office:value="56431" table:style-name="ce130">
            <text:p>56.431</text:p>
          </table:table-cell>
          <table:table-cell office:value-type="float" office:value="29888" table:style-name="ce130">
            <text:p>29.888</text:p>
          </table:table-cell>
          <table:table-cell office:value-type="percentage" office:value="0.52963796494834403" table:style-name="ce131">
            <text:p>53,0%</text:p>
          </table:table-cell>
          <table:table-cell office:value-type="float" office:value="26254" table:style-name="ce130">
            <text:p>26.254</text:p>
          </table:table-cell>
          <table:table-cell office:value-type="percentage" office:value="0.46524073647463271" table:style-name="ce131">
            <text:p>46,5%</text:p>
          </table:table-cell>
          <table:table-cell office:value-type="date" office:date-value="2022-11-01T00:00:00" table:style-name="ce132">
            <text:p>01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País Vasco</text:p>
          </table:table-cell>
          <table:table-cell office:value-type="float" office:value="170178" table:style-name="ce130">
            <text:p>170.178</text:p>
          </table:table-cell>
          <table:table-cell office:value-type="float" office:value="87454" table:style-name="ce130">
            <text:p>87.454</text:p>
          </table:table-cell>
          <table:table-cell office:value-type="percentage" office:value="0.5138972135058586" table:style-name="ce131">
            <text:p>51,4%</text:p>
          </table:table-cell>
          <table:table-cell office:value-type="float" office:value="70084" table:style-name="ce130">
            <text:p>70.084</text:p>
          </table:table-cell>
          <table:table-cell office:value-type="percentage" office:value="0.41182761579052524" table:style-name="ce131">
            <text:p>41,2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Ceuta</text:p>
          </table:table-cell>
          <table:table-cell office:value-type="float" office:value="9201" table:style-name="ce130">
            <text:p>9.201</text:p>
          </table:table-cell>
          <table:table-cell office:value-type="float" office:value="3244" table:style-name="ce130">
            <text:p>3.244</text:p>
          </table:table-cell>
          <table:table-cell office:value-type="percentage" office:value="0.3525703727855668" table:style-name="ce131">
            <text:p>35,3%</text:p>
          </table:table-cell>
          <table:table-cell office:value-type="float" office:value="2279" table:style-name="ce130">
            <text:p>2.279</text:p>
          </table:table-cell>
          <table:table-cell office:value-type="percentage" office:value="0.24769046842734485" table:style-name="ce131">
            <text:p>24,8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3">
            <text:p>Melilla</text:p>
          </table:table-cell>
          <table:table-cell office:value-type="float" office:value="11074" table:style-name="ce130">
            <text:p>11.074</text:p>
          </table:table-cell>
          <table:table-cell office:value-type="float" office:value="3657" table:style-name="ce130">
            <text:p>3.657</text:p>
          </table:table-cell>
          <table:table-cell office:value-type="percentage" office:value="0.33023297814701102" table:style-name="ce131">
            <text:p>33,0%</text:p>
          </table:table-cell>
          <table:table-cell office:value-type="float" office:value="2188" table:style-name="ce130">
            <text:p>2.188</text:p>
          </table:table-cell>
          <table:table-cell office:value-type="percentage" office:value="0.19757991692252122" table:style-name="ce131">
            <text:p>19,8%</text:p>
          </table:table-cell>
          <table:table-cell office:value-type="date" office:date-value="2022-11-02T00:00:00" table:style-name="ce132">
            <text:p>02/11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Min. Defensa</text:p>
          </table:table-cell>
          <table:table-cell office:value-type="string" table:style-name="ce130">
            <text:p>-</text:p>
          </table:table-cell>
          <table:table-cell office:value-type="float" office:value="0" table:style-name="ce130">
            <text:p>0</text:p>
          </table:table-cell>
          <table:table-cell office:value-type="string" table:style-name="ce131">
            <text:p>-</text:p>
          </table:table-cell>
          <table:table-cell office:value-type="float" office:value="0" table:style-name="ce130">
            <text:p>0</text:p>
          </table:table-cell>
          <table:table-cell office:value-type="string" table:style-name="ce131">
            <text:p>-</text:p>
          </table:table-cell>
          <table:table-cell office:value-type="date" office:date-value="2022-10-31T00:00:00" table:style-name="ce132">
            <text:p>31/10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Sanidad Exterior</text:p>
          </table:table-cell>
          <table:table-cell office:value-type="string" table:style-name="ce130">
            <text:p>-</text:p>
          </table:table-cell>
          <table:table-cell office:value-type="float" office:value="0" table:style-name="ce130">
            <text:p>0</text:p>
          </table:table-cell>
          <table:table-cell office:value-type="string" table:style-name="ce131">
            <text:p>-</text:p>
          </table:table-cell>
          <table:table-cell office:value-type="float" office:value="0" table:style-name="ce130">
            <text:p>0</text:p>
          </table:table-cell>
          <table:table-cell office:value-type="string" table:style-name="ce131">
            <text:p>-</text:p>
          </table:table-cell>
          <table:table-cell office:value-type="date" office:date-value="2022-09-21T00:00:00" table:style-name="ce132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Totales</text:p>
          </table:table-cell>
          <table:table-cell office:value-type="float" office:value="3815164" table:style-name="ce137">
            <text:p>3.815.164</text:p>
          </table:table-cell>
          <table:table-cell office:value-type="float" office:value="2128493" table:style-name="ce137">
            <text:p>2.128.493</text:p>
          </table:table-cell>
          <table:table-cell office:value-type="percentage" office:value="0.55790340860838483" table:style-name="ce138">
            <text:p>55,8%</text:p>
          </table:table-cell>
          <table:table-cell office:value-type="float" office:value="1754823" table:style-name="ce137">
            <text:p>1.754.823</text:p>
          </table:table-cell>
          <table:table-cell office:value-type="percentage" office:value="0.45996004365736309" table:style-name="ce138">
            <text:p>46,0%</text:p>
          </table:table-cell>
          <table:table-cell table:style-name="ce137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1-03T17:03:47Z</dc:date>
  </office:meta>
</office:document-meta>
</file>